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spreadsheet" manifest:version="1.2" manifest:full-path="Object 41/"/>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spreadsheet"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ole-draw-aspect="1"/>
    </style:style>
    <style:style style:name="pr1" style:family="presentation" style:parent-style-name="Predeterminado-title">
      <style:graphic-properties draw:fill-color="#ffffff" draw:auto-grow-height="true" fo:min-height="3.507cm"/>
    </style:style>
    <style:style style:name="pr2" style:family="presentation" style:parent-style-name="Predeterminado-subtitle">
      <style:graphic-properties draw:fill-color="#ffffff" draw:auto-grow-height="true" fo:min-height="13.861cm"/>
    </style:style>
    <style:style style:name="pr3" style:family="presentation" style:parent-style-name="Predeterminado-notes">
      <style:graphic-properties draw:fill-color="#ffffff" fo:min-height="13.114cm"/>
    </style:style>
    <style:style style:name="pr4" style:family="presentation" style:parent-style-name="Predeterminado-title">
      <style:graphic-properties draw:fill-color="#ffffff" fo:min-height="3.256cm"/>
    </style:style>
    <style:style style:name="pr5" style:family="presentation" style:parent-style-name="Predeterminado-outline1">
      <style:graphic-properties draw:fill-color="#ffffff" draw:auto-grow-height="true" fo:min-height="13.86cm"/>
    </style:style>
    <style:style style:name="pr6" style:family="presentation" style:parent-style-name="Predeterminado-notes">
      <style:graphic-properties draw:fill-color="#ffffff" draw:auto-grow-height="true" fo:min-height="13.365cm"/>
    </style:style>
    <style:style style:name="pr7" style:family="presentation" style:parent-style-name="Predeterminado-subtitle">
      <style:graphic-properties draw:fill-color="#ffffff" fo:min-height="13.609cm"/>
    </style:style>
    <style:style style:name="pr8" style:family="presentation" style:parent-style-name="Predeterminado-subtitle">
      <style:graphic-properties draw:fill-color="#ffffff" fo:min-height="2.461cm"/>
    </style:style>
    <style:style style:name="pr9" style:family="presentation" style:parent-style-name="Predeterminado-subtitle">
      <style:graphic-properties draw:fill-color="#ffffff" fo:min-height="0.997cm"/>
    </style:style>
    <style:style style:name="pr10" style:family="presentation" style:parent-style-name="Predeterminado-subtitle">
      <style:graphic-properties draw:fill-color="#ffffff" draw:auto-grow-height="true" fo:min-height="3.86cm"/>
    </style:style>
    <style:style style:name="pr11" style:family="presentation" style:parent-style-name="Predeterminado-subtitle">
      <style:graphic-properties draw:fill-color="#ffffff" draw:auto-grow-height="true" fo:min-height="1.586cm"/>
    </style:style>
    <style:style style:name="pr12" style:family="presentation" style:parent-style-name="Predeterminado-subtitle">
      <style:graphic-properties draw:fill-color="#ffffff" fo:min-height="3.461cm"/>
    </style:style>
    <style:style style:name="pr13" style:family="presentation" style:parent-style-name="Predeterminado-subtitle">
      <style:graphic-properties draw:fill-color="#ffffff" fo:min-height="4.461cm"/>
    </style:style>
    <style:style style:name="pr14" style:family="presentation" style:parent-style-name="Predeterminado-subtitle">
      <style:graphic-properties draw:fill-color="#ffffff" fo:min-height="2.961cm"/>
    </style:style>
    <style:style style:name="pr15" style:family="presentation" style:parent-style-name="Predeterminado-subtitle">
      <style:graphic-properties draw:fill-color="#ffffff" fo:min-height="5.272cm"/>
    </style:style>
    <style:style style:name="pr16" style:family="presentation" style:parent-style-name="Predeterminado-subtitle">
      <style:graphic-properties draw:fill-color="#ffffff" fo:min-height="3.678cm"/>
    </style:style>
    <style:style style:name="pr17" style:family="presentation" style:parent-style-name="Predeterminado-title">
      <style:graphic-properties draw:auto-grow-height="true" fo:min-height="3.507cm"/>
    </style:style>
    <style:style style:name="pr18" style:family="presentation" style:parent-style-name="Predeterminado-subtitle">
      <style:graphic-properties draw:fill-color="#ffffff" fo:min-height="6.4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font-size="32pt" style:font-size-asian="32pt" style:font-size-complex="32pt"/>
    </style:style>
    <style:style style:name="P4" style:family="paragraph">
      <style:paragraph-properties fo:margin-left="0cm" fo:margin-right="0cm" fo:text-align="start" fo:text-indent="0cm"/>
    </style:style>
    <style:style style:name="P5" style:family="paragraph">
      <style:paragraph-properties fo:margin-left="1.2cm" fo:margin-right="0cm" fo:text-indent="-0.9cm"/>
      <style:text-properties fo:font-size="28pt" style:font-size-asian="28pt" style:font-size-complex="28pt"/>
    </style:style>
    <style:style style:name="P6" style:family="paragraph">
      <style:paragraph-properties fo:margin-left="0.6cm" fo:margin-right="0cm" fo:text-indent="-0.6cm"/>
      <style:text-properties fo:font-size="20pt"/>
    </style:style>
    <style:style style:name="P7" style:family="paragraph">
      <style:paragraph-properties fo:margin-left="0cm" fo:margin-right="0cm" fo:text-align="justify" fo:text-indent="0cm"/>
    </style:style>
    <style:style style:name="P8" style:family="paragraph">
      <style:paragraph-properties fo:margin-left="0cm" fo:margin-right="0cm" fo:text-align="start" fo:text-indent="0cm"/>
      <style:text-properties fo:font-size="28pt" style:font-size-asian="28pt" style:font-size-complex="28pt"/>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style:paragraph-properties fo:margin-left="0cm" fo:margin-right="0cm" fo:text-indent="0cm"/>
      <style:text-properties fo:font-size="36pt" style:font-size-asian="36pt" style:font-size-complex="36pt"/>
    </style:style>
    <style:style style:name="P12" style:family="paragraph">
      <style:paragraph-properties fo:margin-left="0cm" fo:margin-right="0cm" fo:text-indent="0cm"/>
      <style:text-properties fo:font-size="28pt" style:font-size-asian="28pt" style:font-size-complex="28pt"/>
    </style:style>
    <style:style style:name="P13" style:family="paragraph">
      <style:text-properties fo:font-size="20pt"/>
    </style:style>
    <style:style style:name="P14" style:family="paragraph">
      <style:paragraph-properties fo:text-align="start"/>
    </style:style>
    <style:style style:name="P15" style:family="paragraph">
      <style:text-properties fo:font-size="32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8pt" fo:font-style="italic" style:font-size-asian="28pt" style:font-size-complex="28pt"/>
    </style:style>
    <style:style style:name="T4" style:family="text">
      <style:text-properties fo:font-size="28pt" fo:font-style="normal" style:font-size-asian="28pt" style:font-size-complex="28pt"/>
    </style:style>
    <style:style style:name="T5" style:family="text">
      <style:text-properties fo:font-style="italic"/>
    </style:style>
    <style:style style:name="T6" style:family="text">
      <style:text-properties fo:font-style="normal"/>
    </style:style>
    <style:style style:name="T7" style:family="text">
      <style:text-properties style:text-position="-33% 58%" fo:font-size="28pt" fo:font-style="italic" style:font-size-asian="28pt" style:font-size-complex="28pt"/>
    </style:style>
    <style:style style:name="T8" style:family="text">
      <style:text-properties style:text-position="0% 100%" fo:font-size="28pt" fo:font-style="italic" style:font-size-asian="28pt" style:font-size-complex="28pt"/>
    </style:style>
    <style:style style:name="T9" style:family="text">
      <style:text-properties style:text-position="0% 100%" fo:font-size="28pt" fo:font-style="normal" style:font-size-asian="28pt" style:font-size-complex="28pt"/>
    </style:style>
    <style:style style:name="T10" style:family="text">
      <style:text-properties fo:font-size="20pt" style:font-size-asian="20pt" style:font-size-complex="20pt"/>
    </style:style>
    <style:style style:name="T11" style:family="text">
      <style:text-properties fo:font-size="20pt" fo:font-style="italic" style:font-size-asian="20pt" style:font-style-asian="italic" style:font-size-complex="20pt" style:font-style-complex="italic"/>
    </style:style>
    <style:style style:name="T12" style:family="text">
      <style:text-properties fo:font-size="36pt" style:font-size-asian="36pt" style:font-size-complex="36pt"/>
    </style:style>
    <style:style style:name="T13" style:family="text">
      <style:text-properties style:text-position="-33% 58%" fo:font-size="28pt" style:font-size-asian="28pt" style:font-size-complex="28pt"/>
    </style:style>
    <style:style style:name="T14" style:family="text">
      <style:text-properties style:text-position="0% 100%" fo:font-size="28pt" style:font-size-asian="28pt" style:font-size-complex="28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28pt" fo:font-style="normal" style:font-size-asian="28pt" style:font-style-asian="normal" style:font-size-complex="28pt"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position="sub 58%" fo:font-size="32pt" fo:font-style="normal" style:font-size-asian="32pt" style:font-style-asian="normal" style:font-size-complex="32pt" style:font-style-complex="normal"/>
    </style:style>
    <style:style style:name="T20" style:family="text">
      <style:text-properties style:text-position="sub 58%" fo:font-size="28pt" style:font-size-asian="28pt" style:font-size-complex="28pt"/>
    </style:style>
    <style:style style:name="T21" style:family="text">
      <style:text-properties fo:font-family="StarSymbol" style:font-style-name="Regular" style:font-charset="x-symbol" fo:font-size="28pt" style:font-family-asian="StarSymbol" style:font-style-name-asian="Regular" style:font-charset-asian="x-symbol" style:font-size-asian="28pt" style:font-family-complex="StarSymbol" style:font-style-name-complex="Regular" style:font-charset-complex="x-symbol" style:font-size-complex="28pt"/>
    </style:style>
    <style:style style:name="T22" style:family="text">
      <style:text-properties style:text-position="super 58%" fo:font-size="28pt" style:font-size-asian="28pt" style:font-size-complex="28pt"/>
    </style:style>
    <style:style style:name="T23" style:family="text">
      <style:text-properties fo:font-family="OpenSymbol" style:font-style-name="Regular" style:font-charset="x-symbol" fo:font-size="28pt" style:font-family-asian="OpenSymbol" style:font-style-name-asian="Regular" style:font-charset-asian="x-symbol" style:font-size-asian="28pt" style:font-family-complex="OpenSymbol" style:font-style-name-complex="Regular" style:font-charset-complex="x-symbol" style:font-size-complex="28pt"/>
    </style:style>
    <style:style style:name="T24" style:family="text">
      <style:text-properties style:text-position="sub 58%"/>
    </style:style>
    <style:style style:name="T25" style:family="text">
      <style:text-properties style:text-position="sub 58%" fo:font-size="32pt" style:font-size-asian="32pt" style:font-size-complex="32pt"/>
    </style:style>
    <style:style style:name="T26"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2" draw:text-style-name="P1" draw:layer="layout" svg:width="25.199cm" svg:height="13.861cm" svg:x="1.4cm" svg:y="4.914cm" presentation:class="subtitle">
          <draw:text-box>
            <text:p text:style-name="P1">Interpolación de Newton</text:p>
            <text:p text:style-name="P1"/>
            <text:p text:style-name="P1"/>
            <text:p text:style-name="P1">Curso de Física Computacional</text:p>
            <text:p text:style-name="P1">Facultad de Ciencias</text:p>
            <text:p text:style-name="P1"/>
            <text:p text:style-name="P1">M. en C. Gustavo Contreras Mayén</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11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4" draw:text-style-name="P3" draw:layer="layout" svg:width="25.199cm" svg:height="3.256cm" svg:x="1.4cm" svg:y="0.962cm" presentation:class="title" presentation:user-transformed="true">
          <draw:text-box>
            <text:p text:style-name="P1"><text:span text:style-name="T1">Interpolación de Lagrange</text:span></text:p>
          </draw:text-box>
        </draw:frame>
        <draw:frame presentation:style-name="pr2" draw:text-style-name="P4" draw:layer="layout" svg:width="25.199cm" svg:height="13.861cm" svg:x="1.4cm" svg:y="4.914cm" presentation:class="subtitle">
          <draw:text-box>
            <text:p text:style-name="P4">La técnica de interpolación de Lagrange supone que el espaciamiento entre los puntos es la misma, por lo que cuando se presentan puntos que no cumplen ésta condición, la técnica ya no aplicaría.</text:p>
            <text:p text:style-name="P4"/>
            <text:p text:style-name="P4">A continuación se presentan algunas de las desventajas de la primera técnica de interpolación que hemos estudiado.</text:p>
          </draw:text-box>
        </draw:frame>
        <presentation:notes draw:style-name="dp2">
          <draw:page-thumbnail draw:style-name="gr1" draw:layer="layout" svg:width="14.848cm" svg:height="11.135cm" svg:x="3.075cm" svg:y="2.257cm" draw:page-number="2" presentation:class="page"/>
          <draw:frame presentation:style-name="pr3" draw:text-style-name="P2"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3" draw:layer="layout" svg:width="25.199cm" svg:height="3.507cm" svg:x="1.4cm" svg:y="0.837cm" presentation:class="title">
          <draw:text-box>
            <text:p text:style-name="P1"><text:span text:style-name="T1">Desventajas del método interpolación de Lagrange</text:span></text:p>
          </draw:text-box>
        </draw:frame>
        <draw:frame presentation:style-name="pr5" draw:text-style-name="P5" draw:layer="layout" svg:width="25.199cm" svg:height="13.86cm" svg:x="1.4cm" svg:y="4.914cm" presentation:class="outline" presentation:user-transformed="true">
          <draw:text-box>
            <text:list text:style-name="L2">
              <text:list-item>
                <text:p text:style-name="P1"><text:span text:style-name="T2">La cantidad de cálculos necesaria para una interpolación es grande.</text:span></text:p>
              </text:list-item>
              <text:list-item>
                <text:p text:style-name="P1"><text:span text:style-name="T2">La interpolación para otro valor de </text:span><text:span text:style-name="T3">x</text:span><text:span text:style-name="T4"> necesita la misma cantidad de cálculos adicionales, ya que no se pueden utilizar partes de la aplicación previa.</text:span></text:p>
              </text:list-item>
              <text:list-item>
                <text:p text:style-name="P1"><text:span text:style-name="T4">Cuando el número de datos tiene que incrementarse o decrementarse, no se pueden utilizar los resultados de los cálculos previos.</text:span></text:p>
              </text:list-item>
              <text:list-item>
                <text:p text:style-name="P1"><text:span text:style-name="T4">La evaluación del error no es fácil.</text:span></text:p>
              </text:list-item>
            </text:list>
          </draw:text-box>
        </draw:frame>
        <presentation:notes draw:style-name="dp2">
          <draw:page-thumbnail draw:style-name="gr1" draw:layer="layout" svg:width="14.848cm" svg:height="11.135cm" svg:x="3.075cm" svg:y="2.257cm" draw:page-number="3" presentation:class="page"/>
          <draw:frame presentation:style-name="pr6" draw:text-style-name="P6" draw:layer="layout" svg:width="16.799cm" svg:height="13.365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1" draw:text-style-name="P1" draw:layer="layout" svg:width="25.199cm" svg:height="3.507cm" svg:x="1.5cm" svg:y="0cm" presentation:class="title" presentation:user-transformed="true">
          <draw:text-box>
            <text:p text:style-name="P1">Interpolación de Newton</text:p>
          </draw:text-box>
        </draw:frame>
        <draw:frame presentation:style-name="pr7" draw:text-style-name="P1" draw:layer="layout" svg:width="25.199cm" svg:height="18.354cm" svg:x="1.4cm" svg:y="2.667cm" presentation:class="subtitle" presentation:user-transformed="true">
          <draw:text-box>
            <text:p text:style-name="P7">La característica principal de esta técnica, es el desarrollo de una tabla de diferencias.</text:p>
            <text:p text:style-name="P7"/>
            <text:p text:style-name="P7">Las fórmulas de interpolación que pasan por distintos conjuntos de datos consecutivos como: <text:span text:style-name="T5">i=0,1,2,3</text:span></text:p>
            <text:p text:style-name="P7"><text:span text:style-name="T5">i=3,4,5,6</text:span></text:p>
            <text:p text:style-name="P7"><text:span text:style-name="T5">i=2,3,4</text:span></text:p>
            <text:p text:style-name="P7"><text:span text:style-name="T6"/></text:p>
            <text:p text:style-name="P7"><text:span text:style-name="T6">se pueden escribir con facilidad.</text:span></text:p>
            <text:p text:style-name="P7"><text:span text:style-name="T6"/></text:p>
            <text:p text:style-name="P7"><text:span text:style-name="T6">El error de la fórmula de interpolación se puede estimar con comodidad.</text:span></text:p>
          </draw:text-box>
        </draw:frame>
        <presentation:notes draw:style-name="dp2">
          <draw:page-thumbnail draw:style-name="gr1" draw:layer="layout" svg:width="14.848cm" svg:height="11.135cm" svg:x="3.075cm" svg:y="2.257cm" draw:page-number="4" presentation:class="page"/>
          <draw:frame presentation:style-name="pr3" draw:text-style-name="P2"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presentation:user-transformed="true">
          <draw:text-box>
            <text:p text:style-name="P1"><text:span text:style-name="T1">Tabla de diferencias hacia adelante y coeficientes binomiales</text:span></text:p>
          </draw:text-box>
        </draw:frame>
        <draw:frame presentation:style-name="pr2" draw:text-style-name="P8" draw:layer="layout" svg:width="25.199cm" svg:height="13.861cm" svg:x="1.4cm" svg:y="4.914cm" presentation:class="subtitle">
          <draw:text-box>
            <text:p text:style-name="P4"><text:span text:style-name="T2">Sea que las abscisas de los datos tienen igual separación con un tamaño de intervalo </text:span><text:span text:style-name="T3">h</text:span><text:span text:style-name="T4">, los puntos son </text:span><text:span text:style-name="T3">(x</text:span><text:span text:style-name="T7">i</text:span><text:span text:style-name="T8">, f</text:span><text:span text:style-name="T7">i</text:span><text:span text:style-name="T8">).</text:span></text:p>
            <text:p text:style-name="P7"><text:span text:style-name="T8"/></text:p>
            <text:p text:style-name="P7"><text:span text:style-name="T9">Para evaluar una fórmula de interpolación de Newton hacia adelante se necesita una tabla de diferencias hacia adelante y los coeficientes binomiales.</text:span></text:p>
          </draw:text-box>
        </draw:frame>
        <presentation:notes draw:style-name="dp2">
          <draw:page-thumbnail draw:style-name="gr1" draw:layer="layout" svg:width="14.848cm" svg:height="11.135cm" svg:x="3.075cm" svg:y="2.257cm" draw:page-number="5" presentation:class="page"/>
          <draw:frame presentation:style-name="pr3" draw:text-style-name="P2"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Tabla de diferencias hacia adelante</text:span></text:p>
          </draw:text-box>
        </draw:frame>
        <draw:frame draw:style-name="gr2" draw:layer="layout" svg:width="13.501cm" svg:height="10.357cm" svg:x="2.266cm" svg:y="8.5cm">
          <draw:object xlink:href="./Object 1" xlink:type="simple" xlink:show="embed" xlink:actuate="onLoad"/>
          <draw:image xlink:href="./ObjectReplacements/Object 1" xlink:type="simple" xlink:show="embed" xlink:actuate="onLoad"/>
        </draw:frame>
        <draw:frame presentation:style-name="pr8" draw:layer="layout" svg:width="25.199cm" svg:height="2.461cm" svg:x="1.4cm" svg:y="5.039cm" presentation:class="subtitle" presentation:user-transformed="true">
          <draw:text-box>
            <text:p>Se define primero la tabla de diferencias:</text:p>
          </draw:text-box>
        </draw:frame>
        <draw:frame presentation:style-name="pr9" draw:text-style-name="P9" draw:layer="layout" svg:width="13.5cm" svg:height="0.997cm" svg:x="14cm" svg:y="8.5cm">
          <draw:text-box>
            <text:p><text:span text:style-name="T10">Diferencia hacia adelante de orden cero</text:span></text:p>
          </draw:text-box>
        </draw:frame>
        <draw:frame presentation:style-name="pr9" draw:text-style-name="P9" draw:layer="layout" svg:width="13.5cm" svg:height="0.997cm" svg:x="14cm" svg:y="10.5cm">
          <draw:text-box>
            <text:p><text:span text:style-name="T10">Diferencia hacia adelante de orden uno</text:span></text:p>
          </draw:text-box>
        </draw:frame>
        <draw:frame presentation:style-name="pr9" draw:text-style-name="P9" draw:layer="layout" svg:width="13.5cm" svg:height="0.997cm" svg:x="14cm" svg:y="12.003cm">
          <draw:text-box>
            <text:p><text:span text:style-name="T10">Diferencia hacia adelante de orden dos</text:span></text:p>
          </draw:text-box>
        </draw:frame>
        <draw:frame presentation:style-name="pr9" draw:text-style-name="P9" draw:layer="layout" svg:width="13.5cm" svg:height="1.779cm" svg:x="16.5cm" svg:y="17.109cm">
          <draw:text-box>
            <text:p><text:span text:style-name="T10">Diferencia hacia adelante de </text:span></text:p>
            <text:p><text:span text:style-name="T10">orden </text:span><text:span text:style-name="T11">k</text:span></text:p>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3T8">
        <office:forms form:automatic-focus="false" form:apply-design-mode="false"/>
        <draw:frame presentation:style-name="pr1" draw:text-style-name="P1" draw:layer="layout" svg:width="25.199cm" svg:height="3.507cm" svg:x="1.4cm" svg:y="0.837cm" presentation:class="title">
          <draw:text-box>
            <text:p text:style-name="P1">Tabla de diferencias</text:p>
          </draw:text-box>
        </draw:frame>
        <draw:frame draw:style-name="gr2" draw:layer="layout" svg:width="19.029cm" svg:height="1.619cm" svg:x="2.5cm" svg:y="5cm">
          <draw:object xlink:href="./Object 6" xlink:type="simple" xlink:show="embed" xlink:actuate="onLoad"/>
          <draw:image xlink:href="./ObjectReplacements/Object 6" xlink:type="simple" xlink:show="embed" xlink:actuate="onLoad"/>
        </draw:frame>
        <draw:frame draw:style-name="gr2" draw:layer="layout" svg:width="19.545cm" svg:height="9.47cm" svg:x="2cm" svg:y="7.1cm">
          <draw:object xlink:href="./Object 7" xlink:type="simple" xlink:show="embed" xlink:actuate="onLoad"/>
          <draw:image xlink:href="./ObjectReplacements/Object 7" xlink:type="simple" xlink:show="embed" xlink:actuate="onLoad"/>
        </draw:frame>
        <draw:line draw:style-name="gr3" draw:text-style-name="P10" draw:layer="layout" svg:x1="1.5cm" svg:y1="6.8cm" svg:x2="22.5cm" svg:y2="6.8cm">
          <text:p/>
        </draw:line>
        <draw:frame presentation:style-name="pr9" draw:text-style-name="P9" draw:layer="layout" svg:width="17.5cm" svg:height="0.997cm" svg:x="3.5cm" svg:y="17.503cm">
          <draw:text-box>
            <text:p><text:span text:style-name="T10">La primera columna es el índice de los datos.</text:span></text:p>
          </draw:text-box>
        </draw:frame>
        <draw:line draw:style-name="gr4" draw:text-style-name="P10" draw:layer="layout" svg:x1="2.5cm" svg:y1="18cm" svg:x2="2.5cm" svg:y2="16.5cm">
          <text:p/>
        </draw:line>
        <draw:line draw:style-name="gr3" draw:text-style-name="P10" draw:layer="layout" svg:x1="2.5cm" svg:y1="18cm" svg:x2="5cm" svg:y2="18cm">
          <text:p/>
        </draw:line>
        <draw:frame presentation:style-name="pr9" draw:text-style-name="P9" draw:layer="layout" svg:width="17.5cm" svg:height="0.997cm" svg:x="4.8cm" svg:y="18.7cm">
          <draw:text-box>
            <text:p><text:span text:style-name="T10">La segunda columna son las ordenadas de los datos.</text:span></text:p>
          </draw:text-box>
        </draw:frame>
        <draw:line draw:style-name="gr4" draw:text-style-name="P10" draw:layer="layout" svg:x1="4.3cm" svg:y1="19.2cm" svg:x2="4.3cm" svg:y2="16.7cm">
          <text:p/>
        </draw:line>
        <draw:line draw:style-name="gr3" draw:text-style-name="P10" draw:layer="layout" svg:x1="4.8cm" svg:y1="19.2cm" svg:x2="4.3cm" svg:y2="19.2cm">
          <text:p/>
        </draw:line>
        <draw:frame presentation:style-name="pr9" draw:text-style-name="P9" draw:layer="layout" svg:width="17.5cm" svg:height="1.763cm" svg:x="8.5cm" svg:y="15.12cm">
          <draw:text-box>
            <text:p><text:span text:style-name="T10">La tercera columna lista las diferencias de primer orden, calculadas a partir de la segunda columna.</text:span></text:p>
          </draw:text-box>
        </draw:frame>
        <draw:line draw:style-name="gr4" draw:text-style-name="P10" draw:layer="layout" svg:x1="6.8cm" svg:y1="16cm" svg:x2="6.8cm" svg:y2="15cm">
          <text:p/>
        </draw:line>
        <draw:line draw:style-name="gr3" draw:text-style-name="P10" draw:layer="layout" svg:x1="8.8cm" svg:y1="16cm" svg:x2="6.8cm" svg:y2="16cm">
          <text:p/>
        </draw:line>
        <presentation:notes draw:style-name="dp2">
          <draw:page-thumbnail draw:style-name="gr1" draw:layer="layout" svg:width="14.848cm" svg:height="11.135cm" svg:x="3.075cm" svg:y="2.257cm" draw:page-number="7" presentation:class="page"/>
          <draw:frame presentation:style-name="pr3" draw:text-style-name="P2"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4T19">
        <office:forms form:automatic-focus="false" form:apply-design-mode="false"/>
        <draw:frame presentation:style-name="pr1" draw:text-style-name="P11" draw:layer="layout" svg:width="25.199cm" svg:height="3.507cm" svg:x="1.4cm" svg:y="0.837cm" presentation:class="title">
          <draw:text-box>
            <text:p text:style-name="P1"><text:span text:style-name="T12">Coeficientes binomiales</text:span></text:p>
          </draw:text-box>
        </draw:frame>
        <draw:frame draw:style-name="gr2" draw:layer="layout" svg:width="2.937cm" svg:height="2.754cm" svg:x="2cm" svg:y="5cm">
          <draw:object xlink:href="./Object 13" xlink:type="simple" xlink:show="embed" xlink:actuate="onLoad"/>
          <draw:image xlink:href="./ObjectReplacements/Object 13" xlink:type="simple" xlink:show="embed" xlink:actuate="onLoad"/>
        </draw:frame>
        <draw:frame draw:style-name="gr2" draw:layer="layout" svg:width="2.849cm" svg:height="2.754cm" svg:x="14.961cm" svg:y="5cm">
          <draw:object xlink:href="./Object 14" xlink:type="simple" xlink:show="embed" xlink:actuate="onLoad"/>
          <draw:image xlink:href="./ObjectReplacements/Object 14" xlink:type="simple" xlink:show="embed" xlink:actuate="onLoad"/>
        </draw:frame>
        <draw:frame draw:style-name="gr2" draw:layer="layout" svg:width="8.057cm" svg:height="2.806cm" svg:x="2cm" svg:y="8.857cm">
          <draw:object xlink:href="./Object 15" xlink:type="simple" xlink:show="embed" xlink:actuate="onLoad"/>
          <draw:image xlink:href="./ObjectReplacements/Object 15" xlink:type="simple" xlink:show="embed" xlink:actuate="onLoad"/>
        </draw:frame>
        <draw:frame draw:style-name="gr2" draw:layer="layout" svg:width="11.005cm" svg:height="2.806cm" svg:x="14.863cm" svg:y="8.457cm">
          <draw:object xlink:href="./Object 16" xlink:type="simple" xlink:show="embed" xlink:actuate="onLoad"/>
          <draw:image xlink:href="./ObjectReplacements/Object 16" xlink:type="simple" xlink:show="embed" xlink:actuate="onLoad"/>
        </draw:frame>
        <draw:frame draw:style-name="gr2" draw:layer="layout" svg:width="16.618cm" svg:height="2.806cm" svg:x="1.959cm" svg:y="12.558cm">
          <draw:object xlink:href="./Object 17" xlink:type="simple" xlink:show="embed" xlink:actuate="onLoad"/>
          <draw:image xlink:href="./ObjectReplacements/Object 17" xlink:type="simple" xlink:show="embed" xlink:actuate="onLoad"/>
        </draw:frame>
        <draw:frame draw:style-name="gr5" draw:text-style-name="P12" draw:layer="layout" svg:width="25cm" svg:height="2.963cm" svg:x="2cm" svg:y="16.819cm">
          <draw:text-box>
            <text:p text:style-name="P1"><text:span text:style-name="T2">donde </text:span><text:span text:style-name="T3">s</text:span><text:span text:style-name="T4"> es una coordenada local definida por</text:span></text:p>
            <text:p text:style-name="P1"><text:span text:style-name="T3">s = (x – x</text:span><text:span text:style-name="T7">0</text:span><text:span text:style-name="T8">) / h</text:span><text:span text:style-name="T9">, con </text:span><text:span text:style-name="T8">h </text:span><text:span text:style-name="T9"><text:s/>el intervalo uniforme de la retícula</text:span></text:p>
          </draw:text-box>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Fórmula de interpolación de Newton hacia adelante</text:span></text:p>
          </draw:text-box>
        </draw:frame>
        <draw:frame presentation:style-name="pr10" draw:text-style-name="P12" draw:layer="layout" svg:width="25.199cm" svg:height="3.86cm" svg:x="1.301cm" svg:y="5.64cm" presentation:class="subtitle" presentation:user-transformed="true">
          <draw:text-box>
            <text:p text:style-name="P1"><text:span text:style-name="T2">La fórmula de interpolación de Newton hacia adelante que pasa por </text:span><text:span text:style-name="T3">k+1</text:span><text:span text:style-name="T2"> puntos, f</text:span><text:span text:style-name="T13">0</text:span><text:span text:style-name="T14">, f</text:span><text:span text:style-name="T13">1</text:span><text:span text:style-name="T14">, f</text:span><text:span text:style-name="T13">2</text:span><text:span text:style-name="T14">, ..., f</text:span><text:span text:style-name="T13">k</text:span><text:span text:style-name="T14"> se escribe como</text:span></text:p>
          </draw:text-box>
        </draw:frame>
        <draw:frame draw:style-name="gr2" draw:layer="layout" svg:width="16.479cm" svg:height="3.523cm" svg:x="5.8cm" svg:y="10.1cm">
          <draw:object xlink:href="./Object 18" xlink:type="simple" xlink:show="embed" xlink:actuate="onLoad"/>
          <draw:image xlink:href="./ObjectReplacements/Object 18" xlink:type="simple" xlink:show="embed" xlink:actuate="onLoad"/>
        </draw:frame>
        <draw:frame presentation:style-name="pr10" draw:text-style-name="P12" draw:layer="layout" svg:width="25.199cm" svg:height="3.86cm" svg:x="1.302cm" svg:y="15.24cm">
          <draw:text-box>
            <text:p text:style-name="P4"><text:span text:style-name="T2">Este es un polinomio de orden </text:span><text:span text:style-name="T15">k</text:span><text:span text:style-name="T16"> ya que el coeficiente binomial (s,n) es un polinomio de orden </text:span><text:span text:style-name="T15">n</text:span><text:span text:style-name="T16">, y su máximo orden es </text:span><text:span text:style-name="T15">k</text:span><text:span text:style-name="T16">.</text:span></text:p>
          </draw:text-box>
        </draw:frame>
        <presentation:notes draw:style-name="dp2">
          <draw:page-thumbnail draw:style-name="gr1" draw:layer="layout" svg:width="14.848cm" svg:height="11.135cm" svg:x="3.075cm" svg:y="2.257cm" draw:page-number="9" presentation:class="page"/>
          <draw:frame presentation:style-name="pr3" draw:text-style-name="P2"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11" draw:text-style-name="P1" draw:layer="layout" svg:width="25.199cm" svg:height="1.586cm" svg:x="1.4cm" svg:y="4.914cm" presentation:class="subtitle" presentation:user-transformed="true">
          <draw:text-box>
            <text:p text:style-name="P4">Si <text:span text:style-name="T5">k=2</text:span></text:p>
          </draw:text-box>
        </draw:frame>
        <draw:frame draw:style-name="gr2" draw:layer="layout" svg:width="26.538cm" svg:height="2.622cm" svg:x="0.744cm" svg:y="7.226cm">
          <draw:object xlink:href="./Object 19" xlink:type="simple" xlink:show="embed" xlink:actuate="onLoad"/>
          <draw:image xlink:href="./ObjectReplacements/Object 19" xlink:type="simple" xlink:show="embed" xlink:actuate="onLoad"/>
        </draw:frame>
        <draw:frame presentation:style-name="pr11" draw:text-style-name="P1" draw:layer="layout" svg:width="25.199cm" svg:height="1.586cm" svg:x="1cm" svg:y="10.5cm">
          <draw:text-box>
            <text:p text:style-name="P4">Equivalentemente</text:p>
          </draw:text-box>
        </draw:frame>
        <draw:frame draw:style-name="gr2" draw:layer="layout" svg:width="21.623cm" svg:height="2.777cm" svg:x="1cm" svg:y="12.602cm">
          <draw:object xlink:href="./Object 20" xlink:type="simple" xlink:show="embed" xlink:actuate="onLoad"/>
          <draw:image xlink:href="./ObjectReplacements/Object 20" xlink:type="simple" xlink:show="embed" xlink:actuate="onLoad"/>
        </draw:frame>
        <draw:frame draw:style-name="gr2" draw:layer="layout" svg:width="10.281cm" svg:height="2.909cm" svg:x="13.5cm" svg:y="16.5cm">
          <draw:object xlink:href="./Object 21" xlink:type="simple" xlink:show="embed" xlink:actuate="onLoad"/>
          <draw:image xlink:href="./ObjectReplacements/Object 21" xlink:type="simple" xlink:show="embed" xlink:actuate="onLoad"/>
        </draw:frame>
        <presentation:notes draw:style-name="dp2">
          <draw:page-thumbnail draw:style-name="gr1" draw:layer="layout" svg:width="14.848cm" svg:height="11.135cm" svg:x="3.075cm" svg:y="2.257cm" draw:page-number="10" presentation:class="page"/>
          <draw:frame presentation:style-name="pr3" draw:text-style-name="P2"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7" draw:text-style-name="P8" draw:layer="layout" svg:width="25.199cm" svg:height="17.355cm" svg:x="1.4cm" svg:y="3.166cm" presentation:class="subtitle" presentation:user-transformed="true">
          <draw:text-box>
            <text:p text:style-name="P4">Los primero <text:span text:style-name="T17">m+1</text:span><text:span text:style-name="T18"> términos de la fórmula de interpolación forman un polinomio de orden </text:span><text:span text:style-name="T17">m</text:span><text:span text:style-name="T18"> ajustado a los </text:span><text:span text:style-name="T17">m+1</text:span><text:span text:style-name="T18"> puntos en x</text:span><text:span text:style-name="T19">0</text:span><text:span text:style-name="T18">, x</text:span><text:span text:style-name="T19">1</text:span><text:span text:style-name="T18">, x</text:span><text:span text:style-name="T19">2</text:span><text:span text:style-name="T18">, ..., x</text:span><text:span text:style-name="T19">m</text:span><text:span text:style-name="T18">.</text:span></text:p>
            <text:p text:style-name="P4"><text:span text:style-name="T18"/></text:p>
            <text:p text:style-name="P4"><text:span text:style-name="T18">De la misma forma, los primeros </text:span><text:span text:style-name="T17">m+2</text:span><text:span text:style-name="T18"> términos forman un polinomio de interpolación de orden </text:span><text:span text:style-name="T17">m+1</text:span><text:span text:style-name="T18"> ajustado a </text:span><text:span text:style-name="T17">m+2</text:span><text:span text:style-name="T18"> puntos.</text:span></text:p>
            <text:p text:style-name="P4"><text:span text:style-name="T18"/></text:p>
            <text:p text:style-name="P4"><text:span text:style-name="T18">Así el orden de un polinomio de interpolación se puede cambiar fácilmente modificando el número de diferencias que se toman del primer renglón de la tabla de diferencias.</text:span></text:p>
          </draw:text-box>
        </draw:frame>
        <presentation:notes draw:style-name="dp2">
          <draw:page-thumbnail draw:style-name="gr1" draw:layer="layout" svg:width="14.848cm" svg:height="11.135cm" svg:x="3.075cm" svg:y="2.257cm" draw:page-number="11" presentation:class="page"/>
          <draw:frame presentation:style-name="pr3" draw:text-style-name="P2"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Ejemplo</text:p>
          </draw:text-box>
        </draw:frame>
        <draw:frame presentation:style-name="pr12" draw:text-style-name="P8" draw:layer="layout" svg:width="25.199cm" svg:height="3.461cm" svg:x="1.301cm" svg:y="4cm" presentation:class="subtitle" presentation:user-transformed="true">
          <draw:text-box>
            <text:p text:style-name="P4"><text:span text:style-name="T2">Vamos a construir una tabla de diferencias hacia adelante, para los siguientes datos:</text:span></text:p>
          </draw:text-box>
        </draw:frame>
        <draw:frame draw:style-name="gr6" draw:layer="layout" svg:width="8.273cm" svg:height="9.686cm" svg:x="9.458cm" svg:y="7.825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4.848cm" svg:height="11.135cm" svg:x="3.075cm" svg:y="2.257cm" draw:page-number="12" presentation:class="page"/>
          <draw:frame presentation:style-name="pr3" draw:text-style-name="P2"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4T19">
        <office:forms form:automatic-focus="false" form:apply-design-mode="false"/>
        <draw:frame presentation:style-name="pr1" draw:text-style-name="P3" draw:layer="layout" svg:width="25.199cm" svg:height="3.507cm" svg:x="1.4cm" svg:y="0.837cm" presentation:class="title">
          <draw:text-box>
            <text:p text:style-name="P1"><text:span text:style-name="T1">La tabla de diferencias hacia adelante es:</text:span></text:p>
          </draw:text-box>
        </draw:frame>
        <draw:frame draw:style-name="gr2" draw:layer="layout" svg:width="24.697cm" svg:height="7.001cm" svg:x="1.022cm" svg:y="4.5cm">
          <draw:object xlink:href="./Object 23" xlink:type="simple" xlink:show="embed" xlink:actuate="onLoad"/>
          <draw:image xlink:href="./ObjectReplacements/Object 23" xlink:type="simple" xlink:show="embed" xlink:actuate="onLoad"/>
        </draw:frame>
        <presentation:notes draw:style-name="dp2">
          <draw:page-thumbnail draw:style-name="gr1" draw:layer="layout" svg:width="14.848cm" svg:height="11.135cm" svg:x="3.075cm" svg:y="2.257cm" draw:page-number="13" presentation:class="page"/>
          <draw:frame presentation:style-name="pr3" draw:text-style-name="P2"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2" draw:text-style-name="P8" draw:layer="layout" svg:width="25.199cm" svg:height="13.861cm" svg:x="1.4cm" svg:y="4.914cm" presentation:class="subtitle">
          <draw:text-box>
            <text:p text:style-name="P4"><text:span text:style-name="T2">Ahora vamos a obtener los polinomios de Newton hacia adelante, ajustados a los datos:</text:span></text:p>
            <text:p text:style-name="P4"><text:span text:style-name="T2"/></text:p>
            <text:p text:style-name="P4"><text:span text:style-name="T2">a. i = 0, 1, 2</text:span></text:p>
            <text:p text:style-name="P4"><text:span text:style-name="T2"/></text:p>
            <text:p text:style-name="P4"><text:span text:style-name="T2">b. i = 0, 1, 2, 3, 4</text:span></text:p>
            <text:p text:style-name="P4"><text:span text:style-name="T2"/></text:p>
            <text:p text:style-name="P4"><text:span text:style-name="T2">c. i = 2, 3, 4</text:span></text:p>
            <text:p text:style-name="P4"><text:span text:style-name="T2"/></text:p>
            <text:p text:style-name="P4"><text:span text:style-name="T2">d. i = 4, 5, 6</text:span></text:p>
          </draw:text-box>
        </draw:frame>
        <presentation:notes draw:style-name="dp2">
          <draw:page-thumbnail draw:style-name="gr1" draw:layer="layout" svg:width="14.848cm" svg:height="11.135cm" svg:x="3.075cm" svg:y="2.257cm" draw:page-number="14" presentation:class="page"/>
          <draw:frame presentation:style-name="pr3" draw:text-style-name="P2"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13" draw:text-style-name="P8" draw:layer="layout" svg:width="25.199cm" svg:height="4.938cm" svg:x="1.301cm" svg:y="0.801cm" presentation:class="subtitle" presentation:user-transformed="true">
          <draw:text-box>
            <text:p text:style-name="P4"><text:span text:style-name="T2">La interpolación de Newton hacia adelante que pasa por los puntos i = 0, 1, 2 se obtiene utilizando los tres valores del renglón correspondiente a </text:span><text:span text:style-name="T15">i = 0</text:span><text:span text:style-name="T2"> en la tabla de diferencias que ya obtuvimos:</text:span></text:p>
          </draw:text-box>
        </draw:frame>
        <draw:frame draw:style-name="gr2" draw:layer="layout" svg:width="24.679cm" svg:height="7.001cm" svg:x="1.303cm" svg:y="6.5cm">
          <draw:object xlink:href="./Object 24" xlink:type="simple" xlink:show="embed" xlink:actuate="onLoad"/>
          <draw:image xlink:href="./ObjectReplacements/Object 24" xlink:type="simple" xlink:show="embed" xlink:actuate="onLoad"/>
        </draw:frame>
        <draw:frame draw:style-name="gr2" draw:layer="layout" svg:width="21.233cm" svg:height="2.227cm" svg:x="2.104cm" svg:y="16.101cm">
          <draw:object xlink:href="./Object 25" xlink:type="simple" xlink:show="embed" xlink:actuate="onLoad"/>
          <draw:image xlink:href="./ObjectReplacements/Object 25" xlink:type="simple" xlink:show="embed" xlink:actuate="onLoad"/>
        </draw:frame>
        <presentation:notes draw:style-name="dp2">
          <draw:page-thumbnail draw:style-name="gr1" draw:layer="layout" svg:width="14.848cm" svg:height="11.135cm" svg:x="3.075cm" svg:y="2.257cm" draw:page-number="15" presentation:class="page"/>
          <draw:frame presentation:style-name="pr3" draw:text-style-name="P2" draw:layer="layout" svg:width="16.799cm" svg:height="13.114cm" svg:x="2.1cm" svg:y="14.107cm" presentation:class="notes" presentation:placeholder="true">
            <draw:text-box/>
          </draw:frame>
        </presentation:notes>
      </draw:page>
      <draw:page draw:name="page16" draw:style-name="dp1" draw:master-page-name="Predeterminado">
        <office:forms form:automatic-focus="false" form:apply-design-mode="false"/>
        <draw:frame presentation:style-name="pr13" draw:text-style-name="P8" draw:layer="layout" svg:width="25.199cm" svg:height="4.938cm" svg:x="1.302cm" svg:y="0.802cm">
          <draw:text-box>
            <text:p text:style-name="P4"><text:span text:style-name="T2">La interpolación de Newton hacia adelante que pasa por los puntos i = 0, 1, 2, 3, 4 se obtiene utilizando los tres valores del renglón correspondiente a </text:span><text:span text:style-name="T15">i = 0</text:span><text:span text:style-name="T2"> en la tabla de diferencias que ya obtuvimos:</text:span></text:p>
          </draw:text-box>
        </draw:frame>
        <draw:frame draw:style-name="gr2" draw:layer="layout" svg:width="24.68cm" svg:height="7.001cm" svg:x="1.304cm" svg:y="6.501cm">
          <draw:object xlink:href="./Object 2" xlink:type="simple" xlink:show="embed" xlink:actuate="onLoad"/>
          <draw:image xlink:href="./ObjectReplacements/Object 2" xlink:type="simple" xlink:show="embed" xlink:actuate="onLoad"/>
        </draw:frame>
        <draw:frame draw:style-name="gr2" draw:layer="layout" svg:width="24.473cm" svg:height="4.349cm" svg:x="1.037cm" svg:y="15.982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16" presentation:class="page"/>
          <draw:frame presentation:style-name="pr3" draw:layer="layout" svg:width="16.799cm" svg:height="13.114cm" svg:x="2.1cm" svg:y="14.107cm" presentation:class="notes" presentation:placeholder="true">
            <draw:text-box/>
          </draw:frame>
        </presentation:notes>
      </draw:page>
      <draw:page draw:name="page17" draw:style-name="dp1" draw:master-page-name="Predeterminado">
        <office:forms form:automatic-focus="false" form:apply-design-mode="false"/>
        <draw:frame presentation:style-name="pr13" draw:text-style-name="P8" draw:layer="layout" svg:width="25.199cm" svg:height="4.938cm" svg:x="1.302cm" svg:y="0.802cm">
          <draw:text-box>
            <text:p text:style-name="P4"><text:span text:style-name="T2">La interpolación de Newton hacia adelante que pasa por los puntos i = 2, 3, 4 se obtiene utilizando los tres valores del renglón correspondiente a </text:span><text:span text:style-name="T15">i = 2</text:span><text:span text:style-name="T2"> en la tabla de diferencias que ya obtuvimos:</text:span></text:p>
          </draw:text-box>
        </draw:frame>
        <draw:frame draw:style-name="gr2" draw:layer="layout" svg:width="24.68cm" svg:height="7.001cm" svg:x="1.304cm" svg:y="6.501cm">
          <draw:object xlink:href="./Object 4" xlink:type="simple" xlink:show="embed" xlink:actuate="onLoad"/>
          <draw:image xlink:href="./ObjectReplacements/Object 4" xlink:type="simple" xlink:show="embed" xlink:actuate="onLoad"/>
        </draw:frame>
        <draw:frame draw:style-name="gr2" draw:layer="layout" svg:width="21.227cm" svg:height="2.227cm" svg:x="1.037cm" svg:y="15.982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5cm" svg:x="3.075cm" svg:y="2.257cm" draw:page-number="17" presentation:class="page"/>
          <draw:frame presentation:style-name="pr3" draw:text-style-name="P13"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4" draw:text-style-name="P3" draw:layer="layout" svg:width="25.199cm" svg:height="3.256cm" svg:x="1.4cm" svg:y="0.962cm" presentation:class="title" presentation:user-transformed="true">
          <draw:text-box>
            <text:p text:style-name="P1"><text:span text:style-name="T1">Error en el polinomio de interpolación de Newton</text:span></text:p>
          </draw:text-box>
        </draw:frame>
        <draw:frame presentation:style-name="pr13" draw:text-style-name="P8" draw:layer="layout" svg:width="25.199cm" svg:height="4.461cm" svg:x="1.4cm" svg:y="5.039cm" presentation:class="subtitle" presentation:user-transformed="true">
          <draw:text-box>
            <text:p text:style-name="P4"><text:span text:style-name="T2">Dado que existe una equivalencia entre el polinomio de interpolación de Lagrange y el de Newton, el error del polinomio es idéntico:</text:span></text:p>
          </draw:text-box>
        </draw:frame>
        <draw:frame draw:style-name="gr2" draw:layer="layout" svg:width="1.999cm" svg:height="0.999cm" svg:x="13.054cm" svg:y="10.049cm">
          <draw:object xlink:href="./Object 26" xlink:type="simple" xlink:show="embed" xlink:actuate="onLoad"/>
          <draw:image xlink:href="./ObjectReplacements/Object 26" xlink:type="simple" xlink:show="embed" xlink:actuate="onLoad"/>
        </draw:frame>
        <draw:frame draw:style-name="gr2" draw:layer="layout" svg:width="18.818cm" svg:height="1.234cm" svg:x="5.396cm" svg:y="10.512cm">
          <draw:object xlink:href="./Object 27" xlink:type="simple" xlink:show="embed" xlink:actuate="onLoad"/>
          <draw:image xlink:href="./ObjectReplacements/Object 27" xlink:type="simple" xlink:show="embed" xlink:actuate="onLoad"/>
        </draw:frame>
        <draw:frame presentation:style-name="pr13" draw:text-style-name="P8" draw:layer="layout" svg:width="25.199cm" svg:height="4.461cm" svg:x="1.401cm" svg:y="13.34cm">
          <draw:text-box>
            <text:p text:style-name="P4"><text:span text:style-name="T2">Donde </text:span><text:span text:style-name="T15">f(x)</text:span><text:span text:style-name="T2"> es la función exacta y </text:span><text:span text:style-name="T15">g(x)</text:span><text:span text:style-name="T2"> es la interpolación de Newton.</text:span></text:p>
          </draw:text-box>
        </draw:frame>
        <presentation:notes draw:style-name="dp2">
          <draw:page-thumbnail draw:style-name="gr1" draw:layer="layout" svg:width="14.848cm" svg:height="11.135cm" svg:x="3.075cm" svg:y="2.257cm" draw:page-number="18" presentation:class="page"/>
          <draw:frame presentation:style-name="pr3" draw:text-style-name="P2"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presentation:placeholder="true">
          <draw:text-box/>
        </draw:frame>
        <draw:frame presentation:style-name="pr14" draw:text-style-name="P8" draw:layer="layout" svg:width="25.199cm" svg:height="2.961cm" svg:x="1.4cm" svg:y="5.039cm" presentation:class="subtitle" presentation:user-transformed="true">
          <draw:text-box>
            <text:p text:style-name="P4"><text:span text:style-name="T2">Consideremos el caso en que </text:span><text:span text:style-name="T15">k = N</text:span><text:span text:style-name="T16">. Si </text:span><text:span text:style-name="T15">k</text:span><text:span text:style-name="T16"> se incrementa de </text:span><text:span text:style-name="T15">N</text:span><text:span text:style-name="T16"> a </text:span><text:span text:style-name="T15">N+1</text:span><text:span text:style-name="T16">, el término adicional es:</text:span></text:p>
          </draw:text-box>
        </draw:frame>
        <draw:frame draw:style-name="gr2" draw:layer="layout" svg:width="24.967cm" svg:height="3.158cm" svg:x="0.881cm" svg:y="8.931cm">
          <draw:object xlink:href="./Object 8" xlink:type="simple" xlink:show="embed" xlink:actuate="onLoad"/>
          <draw:image xlink:href="./ObjectReplacements/Object 8" xlink:type="simple" xlink:show="embed" xlink:actuate="onLoad"/>
        </draw:frame>
        <draw:frame draw:style-name="gr2" draw:layer="layout" svg:width="18.814cm" svg:height="3.457cm" svg:x="7cm" svg:y="13.043cm">
          <draw:object xlink:href="./Object 9" xlink:type="simple" xlink:show="embed" xlink:actuate="onLoad"/>
          <draw:image xlink:href="./ObjectReplacements/Object 9" xlink:type="simple" xlink:show="embed" xlink:actuate="onLoad"/>
        </draw:frame>
        <draw:frame draw:style-name="gr2" draw:layer="layout" svg:width="12.639cm" svg:height="2.667cm" svg:x="7cm" svg:y="17.333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19" presentation:class="page"/>
          <draw:frame presentation:style-name="pr3" draw:text-style-name="P2"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14" draw:text-style-name="P8" draw:layer="layout" svg:width="25.199cm" svg:height="2.961cm" svg:x="1.4cm" svg:y="4.639cm" presentation:class="subtitle" presentation:user-transformed="true">
          <draw:text-box>
            <text:p text:style-name="P4"><text:span text:style-name="T2">Se puede demostrar que el segundo término de ésta ecuación, es una aproximación de </text:span><text:span text:style-name="T15">f(N+1)</text:span></text:p>
          </draw:text-box>
        </draw:frame>
        <draw:frame draw:style-name="gr2" draw:layer="layout" svg:width="10.836cm" svg:height="3.457cm" svg:x="1.664cm" svg:y="8.5cm">
          <draw:object xlink:href="./Object 11" xlink:type="simple" xlink:show="embed" xlink:actuate="onLoad"/>
          <draw:image xlink:href="./ObjectReplacements/Object 11" xlink:type="simple" xlink:show="embed" xlink:actuate="onLoad"/>
        </draw:frame>
        <draw:frame draw:style-name="gr2" draw:layer="layout" svg:width="7.885cm" svg:height="2.908cm" svg:x="16.615cm" svg:y="8.592cm">
          <draw:object xlink:href="./Object 12" xlink:type="simple" xlink:show="embed" xlink:actuate="onLoad"/>
          <draw:image xlink:href="./ObjectReplacements/Object 12" xlink:type="simple" xlink:show="embed" xlink:actuate="onLoad"/>
        </draw:frame>
        <draw:frame presentation:style-name="pr14" draw:text-style-name="P8" draw:layer="layout" svg:width="25.199cm" svg:height="6.435cm" svg:x="1.401cm" svg:y="12.604cm">
          <draw:text-box>
            <text:p text:style-name="P4"><text:span text:style-name="T2">Por tanto, la ecuación es aproximadamente igual al lado derecho de la expresión correspondiente al error e(x), esto quiere decir que el error está representado por el siguiente término que aparece, si el orden del polinomio se incrementa en uno con un punto adicional x</text:span><text:span text:style-name="T20">N+1</text:span></text:p>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2" draw:text-style-name="P8" draw:layer="layout" svg:width="25.199cm" svg:height="13.861cm" svg:x="1.4cm" svg:y="4.914cm" presentation:class="subtitle">
          <draw:text-box>
            <text:p text:style-name="P4"><text:span text:style-name="T2">Pero ¿qué pasa si no hay un siguiente punto?</text:span></text:p>
            <text:p text:style-name="P1"><text:span text:style-name="T2"/></text:p>
            <text:p text:style-name="P4"><text:span text:style-name="T2">En este caso, debemos de verificar si se dispone de un punto adicional del otro lado, es decir, f(x</text:span><text:span text:style-name="T20">-1</text:span><text:span text:style-name="T2">). Si está disponible, se puede calcular </text:span><text:span text:style-name="T21">△</text:span><text:span text:style-name="T22">N+1</text:span><text:span text:style-name="T2">f</text:span><text:span text:style-name="T20">-1</text:span><text:span text:style-name="T2"> y utilizarla como una aproximación de </text:span><text:span text:style-name="T23">△</text:span><text:span text:style-name="T22">N+1</text:span><text:span text:style-name="T2">f</text:span><text:span text:style-name="T20">0</text:span></text:p>
          </draw:text-box>
        </draw:frame>
        <presentation:notes draw:style-name="dp2">
          <draw:page-thumbnail draw:style-name="gr1" draw:layer="layout" svg:width="14.848cm" svg:height="11.135cm" svg:x="3.075cm" svg:y="2.257cm" draw:page-number="21" presentation:class="page"/>
          <draw:frame presentation:style-name="pr3"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15" draw:text-style-name="P8" draw:layer="layout" svg:width="25.199cm" svg:height="7.369cm" svg:x="1.4cm" svg:y="2.68cm" presentation:class="subtitle" presentation:user-transformed="true">
          <draw:text-box>
            <text:p text:style-name="P4"><text:span text:style-name="T2">Ejemplo:</text:span></text:p>
            <text:p text:style-name="P4"><text:span text:style-name="T2"/></text:p>
            <text:p text:style-name="P4"><text:span text:style-name="T2">Evaluar el error de la ecuación a) del ejemplo anterior, para x = 0.2</text:span></text:p>
            <text:p text:style-name="P4"><text:span text:style-name="T2"/></text:p>
            <text:p text:style-name="P4"><text:span text:style-name="T2"/></text:p>
          </draw:text-box>
        </draw:frame>
        <draw:frame draw:style-name="gr2" draw:layer="layout" svg:width="21.233cm" svg:height="2.227cm" svg:x="2.267cm" svg:y="8.273cm">
          <draw:object xlink:href="./Object 28" xlink:type="simple" xlink:show="embed" xlink:actuate="onLoad"/>
          <draw:image xlink:href="./ObjectReplacements/Object 28" xlink:type="simple" xlink:show="embed" xlink:actuate="onLoad"/>
        </draw:frame>
        <draw:frame presentation:style-name="pr16" draw:text-style-name="P8" draw:layer="layout" svg:width="25.199cm" svg:height="6.141cm" svg:x="1.401cm" svg:y="10.891cm">
          <draw:text-box>
            <text:p text:style-name="P4"><text:span text:style-name="T2">La ecuación se ajusta para i = 0, 1, 2. por lo que el término adicional que proviene del ajuste de interpolación en i = 3, es</text:span></text:p>
            <text:p text:style-name="P4"><text:span text:style-name="T2"/></text:p>
            <text:p text:style-name="P4"><text:span text:style-name="T2"/></text:p>
          </draw:text-box>
        </draw:frame>
        <draw:frame draw:style-name="gr2" draw:layer="layout" svg:width="8.335cm" svg:height="2.1cm" svg:x="8.665cm" svg:y="15.4cm">
          <draw:object xlink:href="./Object 29" xlink:type="simple" xlink:show="embed" xlink:actuate="onLoad"/>
          <draw:image xlink:href="./ObjectReplacements/Object 29" xlink:type="simple" xlink:show="embed" xlink:actuate="onLoad"/>
        </draw:frame>
        <presentation:notes draw:style-name="dp2">
          <draw:page-thumbnail draw:style-name="gr1" draw:layer="layout" svg:width="14.848cm" svg:height="11.135cm" svg:x="3.075cm" svg:y="2.257cm" draw:page-number="22" presentation:class="page"/>
          <draw:frame presentation:style-name="pr3"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4T19">
        <office:forms form:automatic-focus="false" form:apply-design-mode="false"/>
        <draw:frame presentation:style-name="pr1" draw:text-style-name="P1" draw:layer="layout" svg:width="25.199cm" svg:height="3.507cm" svg:x="1.4cm" svg:y="0.837cm" presentation:class="title" presentation:placeholder="true">
          <draw:text-box/>
        </draw:frame>
        <draw:frame draw:style-name="gr2" draw:layer="layout" svg:width="18.153cm" svg:height="2.675cm" svg:x="5.609cm" svg:y="5.333cm">
          <draw:object xlink:href="./Object 30" xlink:type="simple" xlink:show="embed" xlink:actuate="onLoad"/>
          <draw:image xlink:href="./ObjectReplacements/Object 30" xlink:type="simple" xlink:show="embed" xlink:actuate="onLoad"/>
        </draw:frame>
        <draw:frame draw:style-name="gr2" draw:layer="layout" svg:width="17.71cm" svg:height="2.517cm" svg:x="5.61cm" svg:y="9.434cm">
          <draw:object xlink:href="./Object 31" xlink:type="simple" xlink:show="embed" xlink:actuate="onLoad"/>
          <draw:image xlink:href="./ObjectReplacements/Object 31" xlink:type="simple" xlink:show="embed" xlink:actuate="onLoad"/>
        </draw:frame>
        <draw:frame presentation:style-name="pr16" draw:text-style-name="P8" draw:layer="layout" svg:width="25.199cm" svg:height="3.702cm" svg:x="1.5cm" svg:y="13.906cm">
          <draw:text-box>
            <text:p text:style-name="P4"><text:span text:style-name="T2">¿dé que magnitud es el error, si el error real es 4.4x10</text:span><text:span text:style-name="T22">-5</text:span><text:span text:style-name="T14">?</text:span></text:p>
            <text:p text:style-name="P4"><text:span text:style-name="T2"/></text:p>
            <text:p text:style-name="P4"><text:span text:style-name="T2"/></text:p>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placeholder="true" presentation:user-transformed="true">
          <draw:text-box/>
        </draw:frame>
        <draw:frame presentation:style-name="pr2" draw:layer="layout" svg:width="25.199cm" svg:height="13.861cm" svg:x="1.4cm" svg:y="4.914cm" presentation:class="subtitle">
          <draw:text-box>
            <text:p>Ejercicio 1. Para generar una tabla de diferencias hacia adelante, trabaja con el código en Fortran.</text:p>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114cm" svg:x="2.1cm" svg:y="14.107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placeholder="true">
          <draw:text-box/>
        </draw:frame>
        <draw:frame presentation:style-name="pr18" draw:layer="layout" svg:width="25.199cm" svg:height="9.843cm" svg:x="1.4cm" svg:y="3.348cm" presentation:class="subtitle" presentation:user-transformed="true">
          <draw:text-box>
            <text:p>Ejercicio 2. Usando la siguiente tabla, escribe el polinomio de interpolación de Newton hacia adelante que pasa por los puntos:</text:p>
            <text:p/>
            <text:p text:style-name="P14">a. i = 1, 2, 3, 4</text:p>
            <text:p text:style-name="P14">b. i = 4, 5, 6</text:p>
            <text:p text:style-name="P14">c. i = 2, 3, 4, 5</text:p>
          </draw:text-box>
        </draw:frame>
        <draw:frame draw:style-name="gr6" draw:layer="layout" svg:width="8.273cm" svg:height="9.378cm" svg:x="15.727cm" svg:y="11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4.848cm" svg:height="11.135cm" svg:x="3.075cm" svg:y="2.257cm" draw:page-number="25" presentation:class="page"/>
          <draw:frame presentation:style-name="pr3"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user-transformed="true">
          <draw:text-box>
            <text:p>Interpolación de Newton hacia atrás</text:p>
          </draw:text-box>
        </draw:frame>
        <draw:frame presentation:style-name="pr2" draw:layer="layout" svg:width="25.199cm" svg:height="13.861cm" svg:x="1.4cm" svg:y="4.914cm" presentation:class="subtitle">
          <draw:text-box>
            <text:p>Este tipo de interpolación es otra fórmula que expresa las diferencias hacia atrás y los coeficientes binomiales.</text:p>
            <text:p/>
            <text:p>Consideremos que los puntos tienen igual separación x<text:span text:style-name="T24">0</text:span>, x<text:span text:style-name="T24">-1</text:span>, x<text:span text:style-name="T24">-2</text:span>, ...., x<text:span text:style-name="T24">-k</text:span> con un espacio constante h = x<text:span text:style-name="T24">i</text:span> - x<text:span text:style-name="T25">i-1</text:span></text:p>
          </draw:text-box>
        </draw:frame>
        <presentation:notes draw:style-name="dp2">
          <draw:page-thumbnail draw:style-name="gr1" draw:layer="layout" svg:width="14.848cm" svg:height="11.135cm" svg:x="3.075cm" svg:y="2.257cm" draw:page-number="26" presentation:class="page"/>
          <draw:frame presentation:style-name="pr3"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Tabla de diferencias hacia atrás</text:span></text:p>
          </draw:text-box>
        </draw:frame>
        <draw:frame draw:style-name="gr2" draw:layer="layout" svg:width="14.143cm" svg:height="10.357cm" svg:x="2.266cm" svg:y="8.5cm">
          <draw:object xlink:href="./Object 32" xlink:type="simple" xlink:show="embed" xlink:actuate="onLoad"/>
          <draw:image xlink:href="./ObjectReplacements/Object 32" xlink:type="simple" xlink:show="embed" xlink:actuate="onLoad"/>
        </draw:frame>
        <draw:frame presentation:style-name="pr8" draw:text-style-name="P15" draw:layer="layout" svg:width="25.199cm" svg:height="2.461cm" svg:x="1.4cm" svg:y="5.039cm" presentation:class="subtitle" presentation:user-transformed="true">
          <draw:text-box>
            <text:p><text:span text:style-name="T26">Se define primero la tabla de diferencias:</text:span></text:p>
          </draw:text-box>
        </draw:frame>
        <draw:frame presentation:style-name="pr9" draw:text-style-name="P9" draw:layer="layout" svg:width="13.5cm" svg:height="0.997cm" svg:x="14cm" svg:y="8.5cm">
          <draw:text-box>
            <text:p><text:span text:style-name="T10">Diferencia hacia atrás de orden cero</text:span></text:p>
          </draw:text-box>
        </draw:frame>
        <draw:frame presentation:style-name="pr9" draw:text-style-name="P9" draw:layer="layout" svg:width="13.5cm" svg:height="0.997cm" svg:x="14cm" svg:y="10.5cm">
          <draw:text-box>
            <text:p><text:span text:style-name="T10">Diferencia hacia atrás de orden uno</text:span></text:p>
          </draw:text-box>
        </draw:frame>
        <draw:frame presentation:style-name="pr9" draw:text-style-name="P9" draw:layer="layout" svg:width="13.5cm" svg:height="0.997cm" svg:x="14cm" svg:y="12.003cm">
          <draw:text-box>
            <text:p><text:span text:style-name="T10">Diferencia hacia atrás de orden dos</text:span></text:p>
          </draw:text-box>
        </draw:frame>
        <draw:frame presentation:style-name="pr9" draw:text-style-name="P9" draw:layer="layout" svg:width="13.5cm" svg:height="1.779cm" svg:x="14.498cm" svg:y="17.109cm">
          <draw:text-box>
            <text:p><text:span text:style-name="T10">Diferencia hacia atrás de </text:span></text:p>
            <text:p><text:span text:style-name="T10">orden </text:span><text:span text:style-name="T11">k</text:span></text:p>
          </draw:text-box>
        </draw:frame>
        <presentation:notes draw:style-name="dp2">
          <draw:page-thumbnail draw:style-name="gr1" draw:layer="layout" svg:width="14.848cm" svg:height="11.135cm" svg:x="3.075cm" svg:y="2.257cm" draw:page-number="27" presentation:class="page"/>
          <draw:frame presentation:style-name="pr3" draw:text-style-name="P6"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4T19">
        <office:forms form:automatic-focus="false" form:apply-design-mode="false"/>
        <draw:frame presentation:style-name="pr1" draw:text-style-name="P11" draw:layer="layout" svg:width="25.199cm" svg:height="3.507cm" svg:x="1.4cm" svg:y="0.837cm" presentation:class="title">
          <draw:text-box>
            <text:p text:style-name="P1"><text:span text:style-name="T12">Coeficientes binomiales</text:span></text:p>
          </draw:text-box>
        </draw:frame>
        <draw:frame draw:style-name="gr2" draw:layer="layout" svg:width="4.406cm" svg:height="2.754cm" svg:x="2cm" svg:y="5cm">
          <draw:object xlink:href="./Object 33" xlink:type="simple" xlink:show="embed" xlink:actuate="onLoad"/>
          <draw:image xlink:href="./ObjectReplacements/Object 33" xlink:type="simple" xlink:show="embed" xlink:actuate="onLoad"/>
        </draw:frame>
        <draw:frame draw:style-name="gr2" draw:layer="layout" svg:width="2.849cm" svg:height="2.754cm" svg:x="14.961cm" svg:y="5cm">
          <draw:object xlink:href="./Object 34" xlink:type="simple" xlink:show="embed" xlink:actuate="onLoad"/>
          <draw:image xlink:href="./ObjectReplacements/Object 34" xlink:type="simple" xlink:show="embed" xlink:actuate="onLoad"/>
        </draw:frame>
        <draw:frame draw:style-name="gr2" draw:layer="layout" svg:width="9.525cm" svg:height="2.806cm" svg:x="2cm" svg:y="8.857cm">
          <draw:object xlink:href="./Object 35" xlink:type="simple" xlink:show="embed" xlink:actuate="onLoad"/>
          <draw:image xlink:href="./ObjectReplacements/Object 35" xlink:type="simple" xlink:show="embed" xlink:actuate="onLoad"/>
        </draw:frame>
        <draw:frame draw:style-name="gr2" draw:layer="layout" svg:width="12.473cm" svg:height="2.806cm" svg:x="14.863cm" svg:y="8.457cm">
          <draw:object xlink:href="./Object 36" xlink:type="simple" xlink:show="embed" xlink:actuate="onLoad"/>
          <draw:image xlink:href="./ObjectReplacements/Object 36" xlink:type="simple" xlink:show="embed" xlink:actuate="onLoad"/>
        </draw:frame>
        <draw:frame draw:style-name="gr2" draw:layer="layout" svg:width="16.612cm" svg:height="2.806cm" svg:x="1.959cm" svg:y="12.558cm">
          <draw:object xlink:href="./Object 37" xlink:type="simple" xlink:show="embed" xlink:actuate="onLoad"/>
          <draw:image xlink:href="./ObjectReplacements/Object 37" xlink:type="simple" xlink:show="embed" xlink:actuate="onLoad"/>
        </draw:frame>
        <draw:frame draw:style-name="gr5" draw:text-style-name="P12" draw:layer="layout" svg:width="25cm" svg:height="2.963cm" svg:x="2cm" svg:y="16.819cm">
          <draw:text-box>
            <text:p text:style-name="P1"><text:span text:style-name="T2">donde </text:span><text:span text:style-name="T3">s</text:span><text:span text:style-name="T4"> es una coordenada local definida por</text:span></text:p>
            <text:p text:style-name="P1"><text:span text:style-name="T3">s = (x – x</text:span><text:span text:style-name="T7">0</text:span><text:span text:style-name="T8">) / h</text:span><text:span text:style-name="T9">, con </text:span><text:span text:style-name="T8">h </text:span><text:span text:style-name="T9"><text:s/>el intervalo uniforme de la retícula</text:span></text:p>
          </draw:text-box>
        </draw:frame>
        <presentation:notes draw:style-name="dp2">
          <draw:page-thumbnail draw:style-name="gr1" draw:layer="layout" svg:width="14.848cm" svg:height="11.135cm" svg:x="3.075cm" svg:y="2.257cm" draw:page-number="28" presentation:class="page"/>
          <draw:frame presentation:style-name="pr3" draw:text-style-name="P6" draw:layer="layout" svg:width="16.799cm" svg:height="13.114cm" svg:x="2.1cm" svg:y="14.107cm" presentation:class="notes" presentation:placeholder="true">
            <draw:text-box/>
          </draw:frame>
        </presentation:notes>
      </draw:page>
      <draw:page draw:name="page29" draw:style-name="dp1" draw:master-page-name="Predeterminado" presentation:presentation-page-layout-name="AL1T0">
        <office:forms form:automatic-focus="false" form:apply-design-mode="false"/>
        <draw:frame presentation:style-name="pr1" draw:text-style-name="P3" draw:layer="layout" svg:width="25.199cm" svg:height="3.507cm" svg:x="1.4cm" svg:y="0.837cm" presentation:class="title">
          <draw:text-box>
            <text:p text:style-name="P1"><text:span text:style-name="T1">Fórmula de interpolación de Newton hacia atrás</text:span></text:p>
          </draw:text-box>
        </draw:frame>
        <draw:frame presentation:style-name="pr10" draw:text-style-name="P12" draw:layer="layout" svg:width="25.199cm" svg:height="3.891cm" svg:x="1.301cm" svg:y="5.625cm" presentation:class="subtitle" presentation:user-transformed="true">
          <draw:text-box>
            <text:p text:style-name="P1"><text:span text:style-name="T2">La fórmula de interpolación de Newton hacia atrás ajustada a los puntos x=x</text:span><text:span text:style-name="T13">0</text:span><text:span text:style-name="T14">, x=x</text:span><text:span text:style-name="T13">-1</text:span><text:span text:style-name="T14">, x=x</text:span><text:span text:style-name="T13">-2</text:span><text:span text:style-name="T14">, ..., x=x</text:span><text:span text:style-name="T13">-k</text:span><text:span text:style-name="T14"> se escribe como</text:span></text:p>
          </draw:text-box>
        </draw:frame>
        <draw:frame draw:style-name="gr2" draw:layer="layout" svg:width="19.76cm" svg:height="5.288cm" svg:x="3cm" svg:y="10cm">
          <draw:object xlink:href="./Object 38" xlink:type="simple" xlink:show="embed" xlink:actuate="onLoad"/>
          <draw:image xlink:href="./ObjectReplacements/Object 38" xlink:type="simple" xlink:show="embed" xlink:actuate="onLoad"/>
        </draw:frame>
        <draw:frame presentation:style-name="pr10" draw:text-style-name="P8" draw:layer="layout" svg:width="25.199cm" svg:height="3.86cm" svg:x="1cm" svg:y="16cm">
          <draw:text-box>
            <text:p text:style-name="P4"><text:span text:style-name="T2">Donde s es una coordenada local definida por s=(x-xi)/h.</text:span></text:p>
          </draw:text-box>
        </draw:frame>
        <presentation:notes draw:style-name="dp2">
          <draw:page-thumbnail draw:style-name="gr1" draw:layer="layout" svg:width="14.848cm" svg:height="11.135cm" svg:x="3.075cm" svg:y="2.257cm" draw:page-number="29" presentation:class="page"/>
          <draw:frame presentation:style-name="pr3" draw:text-style-name="P6" draw:layer="layout" svg:width="16.799cm" svg:height="13.114cm" svg:x="2.1cm" svg:y="14.107cm" presentation:class="notes" presentation:placeholder="true">
            <draw:text-box/>
          </draw:frame>
        </presentation:notes>
      </draw:page>
      <draw:page draw:name="page30" draw:style-name="dp1" draw:master-page-name="Predeterminado"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Ejemplo</text:p>
          </draw:text-box>
        </draw:frame>
        <draw:frame presentation:style-name="pr12" draw:text-style-name="P8" draw:layer="layout" svg:width="25.199cm" svg:height="3.685cm" svg:x="1.301cm" svg:y="3.888cm" presentation:class="subtitle" presentation:user-transformed="true">
          <draw:text-box>
            <text:p text:style-name="P4"><text:span text:style-name="T2">Vamos a construir una tabla de diferencias hacia atrás, para los siguientes datos (son los mismos datos que para las diferencias hacia adelante):</text:span></text:p>
          </draw:text-box>
        </draw:frame>
        <draw:frame draw:style-name="gr6" draw:layer="layout" svg:width="8.273cm" svg:height="9.686cm" svg:x="9.5cm" svg:y="8.5cm">
          <draw:object xlink:href="./Object 39" xlink:type="simple" xlink:show="embed" xlink:actuate="onLoad"/>
          <draw:image xlink:href="./ObjectReplacements/Object 39" xlink:type="simple" xlink:show="embed" xlink:actuate="onLoad"/>
        </draw:frame>
        <presentation:notes draw:style-name="dp2">
          <draw:page-thumbnail draw:style-name="gr1" draw:layer="layout" svg:width="14.848cm" svg:height="11.135cm" svg:x="3.075cm" svg:y="2.257cm" draw:page-number="30" presentation:class="page"/>
          <draw:frame presentation:style-name="pr3" draw:text-style-name="P6" draw:layer="layout" svg:width="16.799cm" svg:height="13.114cm" svg:x="2.1cm" svg:y="14.107cm" presentation:class="notes" presentation:placeholder="true">
            <draw:text-box/>
          </draw:frame>
        </presentation:notes>
      </draw:page>
      <draw:page draw:name="page31" draw:style-name="dp1" draw:master-page-name="Predeterminado" presentation:presentation-page-layout-name="AL4T19">
        <office:forms form:automatic-focus="false" form:apply-design-mode="false"/>
        <draw:frame presentation:style-name="pr1" draw:text-style-name="P3" draw:layer="layout" svg:width="25.199cm" svg:height="3.507cm" svg:x="1.4cm" svg:y="0.837cm" presentation:class="title">
          <draw:text-box>
            <text:p text:style-name="P1"><text:span text:style-name="T1">La tabla de diferencias hacia atrás es:</text:span></text:p>
          </draw:text-box>
        </draw:frame>
        <draw:frame draw:style-name="gr2" draw:layer="layout" svg:width="24.677cm" svg:height="7.001cm" svg:x="1.022cm" svg:y="4.5cm">
          <draw:object xlink:href="./Object 40" xlink:type="simple" xlink:show="embed" xlink:actuate="onLoad"/>
          <draw:image xlink:href="./ObjectReplacements/Object 40" xlink:type="simple" xlink:show="embed" xlink:actuate="onLoad"/>
        </draw:frame>
        <presentation:notes draw:style-name="dp2">
          <draw:page-thumbnail draw:style-name="gr1" draw:layer="layout" svg:width="14.848cm" svg:height="11.135cm" svg:x="3.075cm" svg:y="2.257cm" draw:page-number="31" presentation:class="page"/>
          <draw:frame presentation:style-name="pr3" draw:text-style-name="P6" draw:layer="layout" svg:width="16.799cm" svg:height="13.114cm" svg:x="2.1cm" svg:y="14.107cm" presentation:class="notes" presentation:placeholder="true">
            <draw:text-box/>
          </draw:frame>
        </presentation:notes>
      </draw:page>
      <draw:page draw:name="page32"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draw:text-box>
            <text:p>Extrapolación</text:p>
          </draw:text-box>
        </draw:frame>
        <draw:frame presentation:style-name="pr2" draw:layer="layout" svg:width="25.199cm" svg:height="13.861cm" svg:x="1.4cm" svg:y="4.914cm" presentation:class="subtitle">
          <draw:text-box>
            <text:p>La extrapolación polinomial es exactamente igual a la interpolación polinomial, excepto que el polinomio ajustado se utiliza fuera de los puntos extremos de los datos.</text:p>
            <text:p/>
            <text:p>En el dominio donde no se conoce la función, pero se considera que está bien representada, se utiliza la extrapolación extendiendo el uso de una fórmula de interpolación.</text:p>
          </draw:text-box>
        </draw:frame>
        <presentation:notes draw:style-name="dp2">
          <draw:page-thumbnail draw:style-name="gr1" draw:layer="layout" svg:width="14.848cm" svg:height="11.135cm" svg:x="3.075cm" svg:y="2.257cm" draw:page-number="32" presentation:class="page"/>
          <draw:frame presentation:style-name="pr3" draw:layer="layout" svg:width="16.799cm" svg:height="13.114cm" svg:x="2.1cm" svg:y="14.107cm" presentation:class="notes" presentation:placeholder="true">
            <draw:text-box/>
          </draw:frame>
        </presentation:notes>
      </draw:page>
      <draw:page draw:name="page33" draw:style-name="dp1" draw:master-page-name="Predeterminado" presentation:presentation-page-layout-name="AL1T0">
        <office:forms form:automatic-focus="false" form:apply-design-mode="false"/>
        <draw:frame presentation:style-name="pr17" draw:layer="layout" svg:width="25.199cm" svg:height="3.507cm" svg:x="1.4cm" svg:y="0.837cm" presentation:class="title" presentation:placeholder="true">
          <draw:text-box/>
        </draw:frame>
        <draw:frame presentation:style-name="pr2" draw:layer="layout" svg:width="25.199cm" svg:height="13.861cm" svg:x="1.4cm" svg:y="4.914cm" presentation:class="subtitle">
          <draw:text-box>
            <text:p>Hay que decidir el orden del polinomio a utilizar y qué tanto se extenderá la extrapolación; funciona de manera más confiable si un análisis teórico de la función por extrapolar indica un orden particular a emplear.</text:p>
          </draw:text-box>
        </draw:frame>
        <presentation:notes draw:style-name="dp2">
          <draw:page-thumbnail draw:style-name="gr1" draw:layer="layout" svg:width="14.848cm" svg:height="11.135cm" svg:x="3.075cm" svg:y="2.257cm" draw:page-number="33"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ES" style:font-family-asian="'DejaVu Sans'" style:font-family-generic-asian="system" style:font-pitch-asian="variable" style:font-size-asian="24pt" style:language-asian="es" style:country-asian="ES" style:font-family-complex="Lucida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edeterminado-background" style:family="presentation">
      <style:graphic-properties draw:stroke="none" draw:fill="none"/>
    </style:style>
    <style:style style:name="Predeterminado-backgroundobjects" style:family="presentation">
      <style:graphic-properties draw:shadow="hidden" draw:shadow-offset-x="0.3cm" draw:shadow-offset-y="0.3cm" draw:shadow-color="#808080"/>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font-size="28pt"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svg:stroke-color="#000000" draw:fill="none" draw:fill-color="#ffffff" draw:textarea-horizontal-align="left" draw:auto-grow-height="true" draw:auto-grow-width="true" fo:min-height="0.55cm" fo:min-width="13.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fo:font-size="13pt" style:font-size-asian="13pt" style:font-size-complex="13pt"/>
    </style:style>
    <style:style style:name="MT1" style:family="text">
      <style:text-properties fo:font-size="14pt" style:font-size-asian="14pt" style:font-size-complex="14pt"/>
    </style:style>
    <style:style style:name="MT2" style:family="text">
      <style:text-properties fo:font-size="13pt" style:font-size-asian="13pt" style:font-size-complex="13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12.1cm" svg:height="2.079cm" svg:x="1.4cm" svg:y="18.5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14cm" svg:height="0.818cm" svg:x="12.5cm" svg:y="19.682cm">
        <draw:text-box>
          <text:p text:style-name="MP4"><text:span text:style-name="MT2">Curso Física Computacional - M. en C. Gustavo Contreras Mayén</text:span></text:p>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07-09-30T18:10:08</meta:creation-date>
    <dc:date>2010-02-25T17:52:35</dc:date>
    <dc:language>es-ES</dc:language>
    <meta:editing-cycles>83</meta:editing-cycles>
    <meta:editing-duration>PT15H37M53S</meta:editing-duration>
    <meta:document-statistic meta:object-count="21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table>
      <math:mtr>
        <math:mstyle math:fontsize="35pt">
          <math:mrow>
            <math:mrow>
              <math:msup>
                <math:mo math:stretchy="false">Δ</math:mo>
                <math:mn>0</math:mn>
              </math:msup>
              <math:mrow>
                <math:msub>
                  <math:mi>f</math:mi>
                  <math:mi>i</math:mi>
                </math:msub>
                <math:mo math:stretchy="false">=</math:mo>
                <math:msub>
                  <math:mi>f</math:mi>
                  <math:mi>i</math:mi>
                </math:msub>
              </math:mrow>
            </math:mrow>
          </math:mrow>
        </math:mstyle>
      </math:mtr>
      <math:mtr>
        <math:mstyle math:fontsize="35pt">
          <math:mrow>
            <math:mrow>
              <math:mo math:stretchy="false">Δ</math:mo>
              <math:mrow>
                <math:msub>
                  <math:mi>f</math:mi>
                  <math:mi>i</math:mi>
                </math:msub>
                <math:mo math:stretchy="false">=</math:mo>
                <math:mrow>
                  <math:msub>
                    <math:mi>f</math:mi>
                    <math:mrow>
                      <math:mi>i</math:mi>
                      <math:mo math:stretchy="false">+</math:mo>
                      <math:mn>1</math:mn>
                    </math:mrow>
                  </math:msub>
                  <math:mo math:stretchy="false">−</math:mo>
                  <math:msub>
                    <math:mi>f</math:mi>
                    <math:mi>i</math:mi>
                  </math:msub>
                </math:mrow>
              </math:mrow>
            </math:mrow>
          </math:mrow>
        </math:mstyle>
      </math:mtr>
      <math:mtr>
        <math:mstyle math:fontsize="35pt">
          <math:mrow>
            <math:mrow>
              <math:msup>
                <math:mo math:stretchy="false">Δ</math:mo>
                <math:mn>2</math:mn>
              </math:msup>
              <math:mrow>
                <math:msub>
                  <math:mi>f</math:mi>
                  <math:mi>i</math:mi>
                </math:msub>
                <math:mo math:stretchy="false">=</math:mo>
                <math:mo math:stretchy="false">Δ</math:mo>
              </math:mrow>
              <math:mrow>
                <math:msub>
                  <math:mi>f</math:mi>
                  <math:mrow>
                    <math:mi>i</math:mi>
                    <math:mo math:stretchy="false">+</math:mo>
                    <math:mn>1</math:mn>
                  </math:mrow>
                </math:msub>
                <math:mo math:stretchy="false">−</math:mo>
                <math:mo math:stretchy="false">Δ</math:mo>
              </math:mrow>
              <math:msub>
                <math:mi>f</math:mi>
                <math:mi>i</math:mi>
              </math:msub>
            </math:mrow>
          </math:mrow>
        </math:mstyle>
      </math:mtr>
      <math:mtr>
        <math:mstyle math:fontsize="35pt">
          <math:mrow>
            <math:mrow>
              <math:msup>
                <math:mo math:stretchy="false">Δ</math:mo>
                <math:mn>3</math:mn>
              </math:msup>
              <math:mrow>
                <math:msub>
                  <math:mi>f</math:mi>
                  <math:mi>i</math:mi>
                </math:msub>
                <math:mo math:stretchy="false">=</math:mo>
                <math:msup>
                  <math:mo math:stretchy="false">Δ</math:mo>
                  <math:mn>2</math:mn>
                </math:msup>
              </math:mrow>
              <math:mrow>
                <math:msub>
                  <math:mi>f</math:mi>
                  <math:mrow>
                    <math:mi>i</math:mi>
                    <math:mo math:stretchy="false">+</math:mo>
                    <math:mn>1</math:mn>
                  </math:mrow>
                </math:msub>
                <math:mo math:stretchy="false">−</math:mo>
                <math:msup>
                  <math:mo math:stretchy="false">Δ</math:mo>
                  <math:mn>2</math:mn>
                </math:msup>
              </math:mrow>
              <math:msub>
                <math:mi>f</math:mi>
                <math:mi>i</math:mi>
              </math:msub>
            </math:mrow>
          </math:mrow>
        </math:mstyle>
      </math:mtr>
      <math:mtr>
        <math:mstyle math:fontsize="35pt">
          <math:mrow>
            <math:mo math:stretchy="false">⋮</math:mo>
          </math:mrow>
        </math:mstyle>
      </math:mtr>
      <math:mtr>
        <math:mstyle math:fontsize="35pt">
          <math:mrow>
            <math:mrow>
              <math:msup>
                <math:mo math:stretchy="false">Δ</math:mo>
                <math:mi>k</math:mi>
              </math:msup>
              <math:mrow>
                <math:msub>
                  <math:mi>f</math:mi>
                  <math:mi>i</math:mi>
                </math:msub>
                <math:mo math:stretchy="false">=</math:mo>
                <math:msup>
                  <math:mo math:stretchy="false">Δ</math:mo>
                  <math:mrow>
                    <math:mi>k</math:mi>
                    <math:mo math:stretchy="false">−</math:mo>
                    <math:mn>1</math:mn>
                  </math:mrow>
                </math:msup>
              </math:mrow>
              <math:mrow>
                <math:msub>
                  <math:mi>f</math:mi>
                  <math:mrow>
                    <math:mi>i</math:mi>
                    <math:mo math:stretchy="false">+</math:mo>
                    <math:mn>1</math:mn>
                  </math:mrow>
                </math:msub>
                <math:mo math:stretchy="false">−</math:mo>
                <math:msup>
                  <math:mo math:stretchy="false">Δ</math:mo>
                  <math:mrow>
                    <math:mi>k</math:mi>
                    <math:mo math:stretchy="false">−</math:mo>
                    <math:mn>1</math:mn>
                  </math:mrow>
                </math:msup>
              </math:mrow>
              <math:msub>
                <math:mi>f</math:mi>
                <math:mi>i</math:mi>
              </math:msub>
            </math:mrow>
          </math:mrow>
        </math:mstyle>
      </math:mtr>
    </math:mtable>
    <math:annotation math:encoding="StarMath 5.0">size 35 {%DELTA^{0}f_{i}=f_{i}}
newline
size 35{%DELTA f_{i}=f_{i+1}-f_{i}}
newline
size 35{%DELTA^{2} f_{i}= %DELTA f_{i+1}- %DELTA f_{i}}
newline
size 35{%DELTA^{3} f_{i}=%DELTA^{2} f_{i+1}- %DELTA^{2} f_{i}}
newline
size 35{dotsvert }
newline
size 35{%DELTA^{k} f_{i}=%DELTA^{k-1} f_{i+1}- %DELTA^{k-1} f_{i}}
</math:annotation>
  </math:semantics>
</math:math>
</file>

<file path=Object 10/content.xml><?xml version="1.0" encoding="utf-8"?>
<!DOCTYPE math  PUBLIC '-//OpenOffice.org//DTD Modified W3C MathML 1.01//EN'  'math.dtd'>
<math:math xmlns:math="http://www.w3.org/1998/Math/MathML">
  <math:semantics>
    <math:mstyle math:fontsize="30pt">
      <math:mrow>
        <math:mrow>
          <math:mtext>con </math:mtext>
          <math:mrow>
            <math:mi>s</math:mi>
            <math:mo math:stretchy="false">=</math:mo>
            <math:mfrac>
              <math:mrow>
                <math:mo math:stretchy="false">(</math:mo>
                <math:mrow>
                  <math:mi>x</math:mi>
                  <math:mo math:stretchy="false">−</math:mo>
                  <math:msub>
                    <math:mi>x</math:mi>
                    <math:mn>0</math:mn>
                  </math:msub>
                </math:mrow>
                <math:mo math:stretchy="false">)</math:mo>
              </math:mrow>
              <math:mi>h</math:mi>
            </math:mfrac>
          </math:mrow>
          <math:mi/>
          <math:mrow>
            <math:msub>
              <math:mi>x</math:mi>
              <math:mi>n</math:mi>
            </math:msub>
            <math:mo math:stretchy="false">=</math:mo>
            <math:mrow>
              <math:msub>
                <math:mi>x</math:mi>
                <math:mn>0</math:mn>
              </math:msub>
              <math:mo math:stretchy="false">+</math:mo>
              <math:mi math:fontstyle="italic">nh</math:mi>
            </math:mrow>
          </math:mrow>
        </math:mrow>
      </math:mrow>
    </math:mstyle>
    <math:annotation math:encoding="StarMath 5.0">size 30 {"con " s = (x - x_{0}) over h ~~ x_{n} = x_{0} + nh }</math:annotation>
  </math:semantics>
</math:math>
</file>

<file path=Object 11/content.xml><?xml version="1.0" encoding="utf-8"?>
<!DOCTYPE math  PUBLIC '-//OpenOffice.org//DTD Modified W3C MathML 1.01//EN'  'math.dtd'>
<math:math xmlns:math="http://www.w3.org/1998/Math/MathML">
  <math:semantics>
    <math:mstyle math:fontsize="35pt">
      <math:mrow>
        <math:mrow>
          <math:mrow>
            <math:mfrac>
              <math:mrow>
                <math:msup>
                  <math:mo math:stretchy="false">Δ</math:mo>
                  <math:mrow>
                    <math:mi>N</math:mi>
                    <math:mo math:stretchy="false">+</math:mo>
                    <math:mn>1</math:mn>
                  </math:mrow>
                </math:msup>
                <math:msub>
                  <math:mi>f</math:mi>
                  <math:mn>0</math:mn>
                </math:msub>
              </math:mrow>
              <math:msup>
                <math:mi>h</math:mi>
                <math:mrow>
                  <math:mi>N</math:mi>
                  <math:mo math:stretchy="false">+</math:mo>
                  <math:mn>1</math:mn>
                </math:mrow>
              </math:msup>
            </math:mfrac>
            <math:mo math:stretchy="false">≈</math:mo>
            <math:msup>
              <math:mi>f</math:mi>
              <math:mrow>
                <math:mo math:stretchy="false">(</math:mo>
                <math:mrow>
                  <math:mi>N</math:mi>
                  <math:mo math:stretchy="false">+</math:mo>
                  <math:mn>1</math:mn>
                </math:mrow>
                <math:mo math:stretchy="false">)</math:mo>
              </math:mrow>
            </math:msup>
          </math:mrow>
          <math:mrow>
            <math:mo math:stretchy="false">(</math:mo>
            <math:msub>
              <math:mi>x</math:mi>
              <math:mi>m</math:mi>
            </math:msub>
            <math:mo math:stretchy="false">)</math:mo>
          </math:mrow>
        </math:mrow>
      </math:mrow>
    </math:mstyle>
    <math:annotation math:encoding="StarMath 5.0">size 35 { {%DELTA^{N+1} f_{0}} over h^{N+1} approx f^{(N+1)}(x_{m})
}</math:annotation>
  </math:semantics>
</math:math>
</file>

<file path=Object 12/content.xml><?xml version="1.0" encoding="utf-8"?>
<!DOCTYPE math  PUBLIC '-//OpenOffice.org//DTD Modified W3C MathML 1.01//EN'  'math.dtd'>
<math:math xmlns:math="http://www.w3.org/1998/Math/MathML">
  <math:semantics>
    <math:mstyle math:fontsize="35pt">
      <math:mrow>
        <math:mrow>
          <math:mrow>
            <math:msub>
              <math:mi>x</math:mi>
              <math:mi>m</math:mi>
            </math:msub>
            <math:mo math:stretchy="false">=</math:mo>
            <math:mfrac>
              <math:mn>1</math:mn>
              <math:mn>2</math:mn>
            </math:mfrac>
          </math:mrow>
          <math:mrow>
            <math:mo math:stretchy="false">(</math:mo>
            <math:mrow>
              <math:msub>
                <math:mi>x</math:mi>
                <math:mn>0</math:mn>
              </math:msub>
              <math:mo math:stretchy="false">+</math:mo>
              <math:msub>
                <math:mi>x</math:mi>
                <math:mi>N</math:mi>
              </math:msub>
            </math:mrow>
            <math:mo math:stretchy="false">)</math:mo>
          </math:mrow>
        </math:mrow>
      </math:mrow>
    </math:mstyle>
    <math:annotation math:encoding="StarMath 5.0">size 35 {x_{m}= 1 over 2 (x_{0} +x_{N})
}</math:annotation>
  </math:semantics>
</math:math>
</file>

<file path=Object 13/content.xml><?xml version="1.0" encoding="utf-8"?>
<!DOCTYPE math  PUBLIC '-//OpenOffice.org//DTD Modified W3C MathML 1.01//EN'  'math.dtd'>
<math:math xmlns:math="http://www.w3.org/1998/Math/MathML">
  <math:semantics>
    <math:mstyle math:fontsize="30pt">
      <math:mrow>
        <math:mrow>
          <math:mfenced math:open="" math:close="">
            <math:mtable>
              <math:mtr>
                <math:mi>s</math:mi>
              </math:mtr>
              <math:mtr>
                <math:mn>0</math:mn>
              </math:mtr>
            </math:mtable>
          </math:mfenced>
          <math:mo math:stretchy="false">=</math:mo>
          <math:mn>1</math:mn>
        </math:mrow>
      </math:mrow>
    </math:mstyle>
    <math:annotation math:encoding="StarMath 5.0">size 30 {left (binom{s}{0} right)= 1}</math:annotation>
  </math:semantics>
</math:math>
</file>

<file path=Object 14/content.xml><?xml version="1.0" encoding="utf-8"?>
<!DOCTYPE math  PUBLIC '-//OpenOffice.org//DTD Modified W3C MathML 1.01//EN'  'math.dtd'>
<math:math xmlns:math="http://www.w3.org/1998/Math/MathML">
  <math:semantics>
    <math:mstyle math:fontsize="30pt">
      <math:mrow>
        <math:mrow>
          <math:mfenced math:open="" math:close="">
            <math:mtable>
              <math:mtr>
                <math:mi>s</math:mi>
              </math:mtr>
              <math:mtr>
                <math:mn>1</math:mn>
              </math:mtr>
            </math:mtable>
          </math:mfenced>
          <math:mo math:stretchy="false">=</math:mo>
          <math:mi>s</math:mi>
        </math:mrow>
      </math:mrow>
    </math:mstyle>
    <math:annotation math:encoding="StarMath 5.0">size 30{left ( binom{s}{1} right )= s}</math:annotation>
  </math:semantics>
</math:math>
</file>

<file path=Object 15/content.xml><?xml version="1.0" encoding="utf-8"?>
<!DOCTYPE math  PUBLIC '-//OpenOffice.org//DTD Modified W3C MathML 1.01//EN'  'math.dtd'>
<math:math xmlns:math="http://www.w3.org/1998/Math/MathML">
  <math:semantics>
    <math:mstyle math:fontsize="30pt">
      <math:mrow>
        <math:mrow>
          <math:mrow>
            <math:mfenced math:open="" math:close="">
              <math:mtable>
                <math:mtr>
                  <math:mi>s</math:mi>
                </math:mtr>
                <math:mtr>
                  <math:mn>2</math:mn>
                </math:mtr>
              </math:mtable>
            </math:mfenced>
            <math:mo math:stretchy="false">=</math:mo>
            <math:mfrac>
              <math:mn>1</math:mn>
              <math:mrow>
                <math:mo math:stretchy="false">(</math:mo>
                <math:mrow>
                  <math:mn>2</math:mn>
                  <math:mi>!</math:mi>
                </math:mrow>
                <math:mo math:stretchy="false">)</math:mo>
              </math:mrow>
            </math:mfrac>
          </math:mrow>
          <math:mi>s</math:mi>
          <math:mrow>
            <math:mo math:stretchy="false">(</math:mo>
            <math:mrow>
              <math:mi>s</math:mi>
              <math:mo math:stretchy="false">−</math:mo>
              <math:mn>1</math:mn>
            </math:mrow>
            <math:mo math:stretchy="false">)</math:mo>
          </math:mrow>
        </math:mrow>
      </math:mrow>
    </math:mstyle>
    <math:annotation math:encoding="StarMath 5.0">size 30{left ( binom{s}{2} right ) = 1 over (2!)  s(s-1)}</math:annotation>
  </math:semantics>
</math:math>
</file>

<file path=Object 16/content.xml><?xml version="1.0" encoding="utf-8"?>
<!DOCTYPE math  PUBLIC '-//OpenOffice.org//DTD Modified W3C MathML 1.01//EN'  'math.dtd'>
<math:math xmlns:math="http://www.w3.org/1998/Math/MathML">
  <math:semantics>
    <math:mstyle math:fontsize="30pt">
      <math:mrow>
        <math:mrow>
          <math:mrow>
            <math:mfenced math:open="" math:close="">
              <math:mtable>
                <math:mtr>
                  <math:mi>s</math:mi>
                </math:mtr>
                <math:mtr>
                  <math:mn>3</math:mn>
                </math:mtr>
              </math:mtable>
            </math:mfenced>
            <math:mo math:stretchy="false">=</math:mo>
            <math:mfrac>
              <math:mn>1</math:mn>
              <math:mrow>
                <math:mo math:stretchy="false">(</math:mo>
                <math:mrow>
                  <math:mn>3</math:mn>
                  <math:mi>!</math:mi>
                </math:mrow>
                <math:mo math:stretchy="false">)</math:mo>
              </math:mrow>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row>
    </math:mstyle>
    <math:annotation math:encoding="StarMath 5.0">size 30{left ( binom{s}{3} right ) = 1 over (3!)  s(s-1)(s-2)}</math:annotation>
  </math:semantics>
</math:math>
</file>

<file path=Object 17/content.xml><?xml version="1.0" encoding="utf-8"?>
<!DOCTYPE math  PUBLIC '-//OpenOffice.org//DTD Modified W3C MathML 1.01//EN'  'math.dtd'>
<math:math xmlns:math="http://www.w3.org/1998/Math/MathML">
  <math:semantics>
    <math:mstyle math:fontsize="30pt">
      <math:mrow>
        <math:mrow>
          <math:mrow>
            <math:mfenced math:open="" math:close="">
              <math:mtable>
                <math:mtr>
                  <math:mi>s</math:mi>
                </math:mtr>
                <math:mtr>
                  <math:mi>n</math:mi>
                </math:mtr>
              </math:mtable>
            </math:mfenced>
            <math:mo math:stretchy="false">=</math:mo>
            <math:mfrac>
              <math:mn>1</math:mn>
              <math:mrow>
                <math:mo math:stretchy="false">(</math:mo>
                <math:mrow>
                  <math:mi>n</math:mi>
                  <math:mi>!</math:mi>
                </math:mrow>
                <math:mo math:stretchy="false">)</math:mo>
              </math:mrow>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n>...</math:mn>
          <math:mrow>
            <math:mo math:stretchy="false">(</math:mo>
            <math:mrow>
              <math:mrow>
                <math:mi>s</math:mi>
                <math:mo math:stretchy="false">−</math:mo>
                <math:mi>n</math:mi>
              </math:mrow>
              <math:mo math:stretchy="false">+</math:mo>
              <math:mn>1</math:mn>
            </math:mrow>
            <math:mo math:stretchy="false">)</math:mo>
          </math:mrow>
        </math:mrow>
      </math:mrow>
    </math:mstyle>
    <math:annotation math:encoding="StarMath 5.0">size 30{left ( binom{s}{n} right )= 1 over (n!)  s(s-1)(s-2)...(s-n+1)}</math:annotation>
  </math:semantics>
</math:math>
</file>

<file path=Object 18/content.xml><?xml version="1.0" encoding="utf-8"?>
<!DOCTYPE math  PUBLIC '-//OpenOffice.org//DTD Modified W3C MathML 1.01//EN'  'math.dtd'>
<math:math xmlns:math="http://www.w3.org/1998/Math/MathML">
  <math:semantics>
    <math:mstyle math:fontsize="35pt">
      <math:mrow>
        <math:mrow>
          <math:mi>g</math:mi>
          <math:mrow>
            <math:mrow>
              <math:mo math:stretchy="false">(</math:mo>
              <math:mi>x</math:mi>
              <math:mo math:stretchy="false">)</math:mo>
            </math:mrow>
            <math:mo math:stretchy="false">=</math:mo>
            <math:mi>g</math:mi>
          </math:mrow>
          <math:mrow>
            <math:mrow>
              <math:mo math:stretchy="false">(</math:mo>
              <math:mrow>
                <math:msub>
                  <math:mi>x</math:mi>
                  <math:mn>0</math:mn>
                </math:msub>
                <math:mo math:stretchy="false">+</math:mo>
                <math:mi math:fontstyle="italic">sh</math:mi>
              </math:mrow>
              <math:mo math:stretchy="false">)</math:mo>
            </math:mrow>
            <math:mo math:stretchy="false">=</math:mo>
            <math:mrow>
              <math:munderover>
                <math:mo math:stretchy="false">∑</math:mo>
                <math:mrow>
                  <math:mi>n</math:mi>
                  <math:mo math:stretchy="false">=</math:mo>
                  <math:mn>0</math:mn>
                </math:mrow>
                <math:mi>k</math:mi>
              </math:munderover>
              <math:mfenced math:open="" math:close="">
                <math:mtable>
                  <math:mtr>
                    <math:mi>s</math:mi>
                  </math:mtr>
                  <math:mtr>
                    <math:mi>n</math:mi>
                  </math:mtr>
                </math:mtable>
              </math:mfenced>
            </math:mrow>
          </math:mrow>
          <math:msup>
            <math:mo math:stretchy="false">Δ</math:mo>
            <math:mi>n</math:mi>
          </math:msup>
          <math:msub>
            <math:mi>f</math:mi>
            <math:mn>0</math:mn>
          </math:msub>
        </math:mrow>
      </math:mrow>
    </math:mstyle>
    <math:annotation math:encoding="StarMath 5.0">size 35 {g(x)=g(x_{0}+sh)=  sum from{n=0} to{k} left ( binom {s}{n} right) %DELTA^{n}f_{0}}</math:annotation>
  </math:semantics>
</math:math>
</file>

<file path=Object 19/content.xml><?xml version="1.0" encoding="utf-8"?>
<!DOCTYPE math  PUBLIC '-//OpenOffice.org//DTD Modified W3C MathML 1.01//EN'  'math.dtd'>
<math:math xmlns:math="http://www.w3.org/1998/Math/MathML">
  <math:semantics>
    <math:mstyle math:fontsize="30pt">
      <math:mrow>
        <math:mrow>
          <math:mi>g</math:mi>
          <math:mrow>
            <math:mrow>
              <math:mo math:stretchy="false">(</math:mo>
              <math:mi>x</math:mi>
              <math:mo math:stretchy="false">)</math:mo>
            </math:mrow>
            <math:mo math:stretchy="false">=</math:mo>
            <math:mi>g</math:mi>
          </math:mrow>
          <math:mrow>
            <math:mrow>
              <math:mo math:stretchy="false">(</math:mo>
              <math:mrow>
                <math:msub>
                  <math:mi>x</math:mi>
                  <math:mn>0</math:mn>
                </math:msub>
                <math:mo math:stretchy="false">+</math:mo>
                <math:mi math:fontstyle="italic">sh</math:mi>
              </math:mrow>
              <math:mo math:stretchy="false">)</math:mo>
            </math:mrow>
            <math:mo math:stretchy="false">=</math:mo>
            <math:mrow>
              <math:msub>
                <math:mi>f</math:mi>
                <math:mn>0</math:mn>
              </math:msub>
              <math:mo math:stretchy="false">+</math:mo>
              <math:mi>s</math:mi>
            </math:mrow>
          </math:mrow>
          <math:mrow>
            <math:mrow>
              <math:mo math:stretchy="false">(</math:mo>
              <math:mrow>
                <math:msub>
                  <math:mi>f</math:mi>
                  <math:mn>1</math:mn>
                </math:msub>
                <math:mo math:stretchy="false">−</math:mo>
                <math:msub>
                  <math:mi>f</math:mi>
                  <math:mn>0</math:mn>
                </math:msub>
              </math:mrow>
              <math:mo math:stretchy="false">)</math:mo>
            </math:mrow>
            <math:mo math:stretchy="false">+</math:mo>
            <math:mi>s</math:mi>
          </math:mrow>
          <math:mfrac>
            <math:mrow>
              <math:mo math:stretchy="false">(</math:mo>
              <math:mrow>
                <math:mi>s</math:mi>
                <math:mo math:stretchy="false">−</math:mo>
                <math:mn>1</math:mn>
              </math:mrow>
              <math:mo math:stretchy="false">)</math:mo>
            </math:mrow>
            <math:mn>2</math:mn>
          </math:mfrac>
          <math:mrow>
            <math:mo math:stretchy="false">(</math:mo>
            <math:mrow>
              <math:mrow>
                <math:msub>
                  <math:mi>f</math:mi>
                  <math:mn>2</math:mn>
                </math:msub>
                <math:mo math:stretchy="false">−</math:mo>
                <math:msub>
                  <math:mn>2f</math:mn>
                  <math:mn>1</math:mn>
                </math:msub>
              </math:mrow>
              <math:mo math:stretchy="false">+</math:mo>
              <math:msub>
                <math:mi>f</math:mi>
                <math:mn>0</math:mn>
              </math:msub>
            </math:mrow>
            <math:mo math:stretchy="false">)</math:mo>
          </math:mrow>
        </math:mrow>
      </math:mrow>
    </math:mstyle>
    <math:annotation math:encoding="StarMath 5.0">size 30 {g(x)=g(x_{0}+sh)=  f_{0}+s(f_{1}-f_{0})+ s(s-1) over 2 (f_{2}-2f_{1}+f_{0})}</math:annotation>
  </math:semantics>
</math:math>
</file>

<file path=Object 2/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style math:color="red">
                <math:mrow>
                  <math:mn>0.99750</math:mn>
                </math:mrow>
              </math:mstyle>
            </math:mtd>
            <math:mtd>
              <math:mstyle math:color="red">
                <math:mrow>
                  <math:mrow>
                    <math:mo math:stretchy="false">−</math:mo>
                    <math:mn>0.01987</math:mn>
                  </math:mrow>
                </math:mrow>
              </math:mstyle>
            </math:mtd>
            <math:mtd>
              <math:mstyle math:color="red">
                <math:mrow>
                  <math:mrow>
                    <math:mo math:stretchy="false">−</math:mo>
                    <math:mn>0.01929</math:mn>
                  </math:mrow>
                </math:mrow>
              </math:mstyle>
            </math:mtd>
            <math:mtd>
              <math:mstyle math:color="red">
                <math:mrow>
                  <math:mn>0.00118</math:mn>
                </math:mrow>
              </math:mstyle>
            </math:mtd>
            <math:mtd>
              <math:mstyle math:color="red">
                <math:mrow>
                  <math:mn>0.00052</math:mn>
                </math:mrow>
              </math:mstyle>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n>0.93847</math:mn>
            </math:mtd>
            <math:mtd>
              <math:mrow>
                <math:mo math:stretchy="false">−</math:mo>
                <math:mn>0.05727</math:mn>
              </math:mrow>
            </math:mtd>
            <math:mtd>
              <math:mrow>
                <math:mo math:stretchy="false">−</math:mo>
                <math:mn>0.01641</math:mn>
              </math:mrow>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row>
                <math:mo math:stretchy="false">−</math:mo>
                <math:mn>0.01422</math:mn>
              </math:mrow>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color red 0.99750} # {color red -0.01987} # {color red -0.01929} # {color red 0.00118} # {color red 0.00052} # -0.00003 # -0.00006 ## 1 # 0.3 # 0.97763 # -0.03916 # -0.01811 # 0.00170 # 0.00049 # -0.00009 # {} ## 2 # 0.5 # 0.93847 # -0.05727 # -0.01641 # 0.00219 # 0.00040 # {} # {} ## 3 # 0.7 # 0.88120 # -0.07368 # -0.01422 # 0.00259 # {} # {} # {} ## 4 # 0.9 # 0.80752 # -0.08790 # -0.01163 # {} # {} # {} #{} ## 5 # 1.1 # 0.71962 # -0.09953 # {} # {} # {} # {} # {} ## 6 # 1.3 # 0.62009 # {} #{} #{} #{} #{} #{}}}</math:annotation>
  </math:semantics>
</math:math>
</file>

<file path=Object 20/content.xml><?xml version="1.0" encoding="utf-8"?>
<!DOCTYPE math  PUBLIC '-//OpenOffice.org//DTD Modified W3C MathML 1.01//EN'  'math.dtd'>
<math:math xmlns:math="http://www.w3.org/1998/Math/MathML">
  <math:semantics>
    <math:mstyle math:fontsize="30pt">
      <math:mrow>
        <math:mrow>
          <math:mi>g</math:mi>
          <math:mrow>
            <math:mrow>
              <math:mo math:stretchy="false">(</math:mo>
              <math:mi>x</math:mi>
              <math:mo math:stretchy="false">)</math:mo>
            </math:mrow>
            <math:mo math:stretchy="false">=</math:mo>
            <math:mi>g</math:mi>
          </math:mrow>
          <math:mrow>
            <math:mrow>
              <math:mo math:stretchy="false">(</math:mo>
              <math:mrow>
                <math:msub>
                  <math:mi>x</math:mi>
                  <math:mn>0</math:mn>
                </math:msub>
                <math:mo math:stretchy="false">+</math:mo>
                <math:mi math:fontstyle="italic">sh</math:mi>
              </math:mrow>
              <math:mo math:stretchy="false">)</math:mo>
            </math:mrow>
            <math:mo math:stretchy="false">=</math:mo>
            <math:mrow>
              <math:msub>
                <math:mi>f</math:mi>
                <math:mn>0</math:mn>
              </math:msub>
              <math:mo math:stretchy="false">+</math:mo>
              <math:mrow>
                <math:mo math:stretchy="false">(</math:mo>
                <math:mi math:fontstyle="italic">sh</math:mi>
                <math:mo math:stretchy="false">)</math:mo>
              </math:mrow>
            </math:mrow>
          </math:mrow>
          <math:mrow>
            <math:mfrac>
              <math:mrow>
                <math:mo math:stretchy="false">(</math:mo>
                <math:mrow>
                  <math:mrow>
                    <math:mrow>
                      <math:mo math:stretchy="false">−</math:mo>
                      <math:msub>
                        <math:mi>f</math:mi>
                        <math:mn>2</math:mn>
                      </math:msub>
                    </math:mrow>
                    <math:mo math:stretchy="false">+</math:mo>
                    <math:msub>
                      <math:mn>4f</math:mn>
                      <math:mn>1</math:mn>
                    </math:msub>
                  </math:mrow>
                  <math:mo math:stretchy="false">−</math:mo>
                  <math:msub>
                    <math:mn>3f</math:mn>
                    <math:mn>0</math:mn>
                  </math:msub>
                </math:mrow>
                <math:mo math:stretchy="false">)</math:mo>
              </math:mrow>
              <math:mn>2h</math:mn>
            </math:mfrac>
            <math:mo math:stretchy="false">+</math:mo>
            <math:mrow/>
          </math:mrow>
        </math:mrow>
      </math:mrow>
    </math:mstyle>
    <math:annotation math:encoding="StarMath 5.0">size 30 {g(x)=g(x_{0}+sh)=  f_{0}+(sh)(-f_{2}+4f_{1}-3f_{0}) over 2h + {} }</math:annotation>
  </math:semantics>
</math:math>
</file>

<file path=Object 21/content.xml><?xml version="1.0" encoding="utf-8"?>
<!DOCTYPE math  PUBLIC '-//OpenOffice.org//DTD Modified W3C MathML 1.01//EN'  'math.dtd'>
<math:math xmlns:math="http://www.w3.org/1998/Math/MathML">
  <math:semantics>
    <math:mstyle math:fontsize="30pt">
      <math:mrow>
        <math:mrow>
          <math:mrow>
            <math:mrow/>
            <math:mo math:stretchy="false">+</math:mo>
            <math:mfrac>
              <math:msup>
                <math:mrow>
                  <math:mo math:stretchy="false">(</math:mo>
                  <math:mi math:fontstyle="italic">sh</math:mi>
                  <math:mo math:stretchy="false">)</math:mo>
                </math:mrow>
                <math:mn>2</math:mn>
              </math:msup>
              <math:mn>2</math:mn>
            </math:mfrac>
          </math:mrow>
          <math:mfrac>
            <math:mrow>
              <math:mo math:stretchy="false">(</math:mo>
              <math:mrow>
                <math:mrow>
                  <math:msub>
                    <math:mi>f</math:mi>
                    <math:mn>2</math:mn>
                  </math:msub>
                  <math:mo math:stretchy="false">−</math:mo>
                  <math:msub>
                    <math:mn>2f</math:mn>
                    <math:mn>1</math:mn>
                  </math:msub>
                </math:mrow>
                <math:mo math:stretchy="false">+</math:mo>
                <math:msub>
                  <math:mi>f</math:mi>
                  <math:mn>0</math:mn>
                </math:msub>
              </math:mrow>
              <math:mo math:stretchy="false">)</math:mo>
            </math:mrow>
            <math:msup>
              <math:mi>h</math:mi>
              <math:mn>2</math:mn>
            </math:msup>
          </math:mfrac>
        </math:mrow>
      </math:mrow>
    </math:mstyle>
    <math:annotation math:encoding="StarMath 5.0">size 30 {{}+  (sh)^{2} over 2 (f_{2}-2f_{1}+f_{0}) over h^{2}}</math:annotation>
  </math:semantics>
</math: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1cm"/>
    </style:style>
    <style:style style:name="ro1" style:family="table-row">
      <style:table-row-properties style:row-height="1.21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28pt" style:font-size-asian="28pt" style:font-size-complex="28pt"/>
    </style:style>
    <style:style style:name="ce2" style:family="table-cell" style:parent-style-name="Default" style:data-style-name="N110">
      <style:table-cell-properties style:text-align-source="fix" style:repeat-content="false" fo:border="0.002cm solid #000000"/>
      <style:paragraph-properties fo:text-align="center" fo:margin-left="0cm"/>
      <style:text-properties fo:font-size="28pt" style:font-size-asian="28pt" style:font-size-complex="28pt"/>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2" table:default-cell-style-name="ce2"/>
        <table:table-row table:style-name="ro1">
          <table:table-cell office:value-type="string">
            <text:p>i</text:p>
          </table:table-cell>
          <table:table-cell office:value-type="string">
            <text:p>xi</text:p>
          </table:table-cell>
          <table:table-cell table:style-name="ce1" office:value-type="string">
            <text:p>f(xi)</text:p>
          </table:table-cell>
        </table:table-row>
        <table:table-row table:style-name="ro1">
          <table:table-cell office:value-type="float" office:value="0">
            <text:p>0</text:p>
          </table:table-cell>
          <table:table-cell office:value-type="float" office:value="0.1">
            <text:p>0.1</text:p>
          </table:table-cell>
          <table:table-cell office:value-type="float" office:value="0.9975">
            <text:p>0.99750</text:p>
          </table:table-cell>
        </table:table-row>
        <table:table-row table:style-name="ro1">
          <table:table-cell office:value-type="float" office:value="1">
            <text:p>1</text:p>
          </table:table-cell>
          <table:table-cell office:value-type="float" office:value="0.3">
            <text:p>0.3</text:p>
          </table:table-cell>
          <table:table-cell office:value-type="float" office:value="0.97763">
            <text:p>0.97763</text:p>
          </table:table-cell>
        </table:table-row>
        <table:table-row table:style-name="ro1">
          <table:table-cell office:value-type="float" office:value="2">
            <text:p>2</text:p>
          </table:table-cell>
          <table:table-cell office:value-type="float" office:value="0.5">
            <text:p>0.5</text:p>
          </table:table-cell>
          <table:table-cell office:value-type="float" office:value="0.93847">
            <text:p>0.93847</text:p>
          </table:table-cell>
        </table:table-row>
        <table:table-row table:style-name="ro1">
          <table:table-cell office:value-type="float" office:value="3">
            <text:p>3</text:p>
          </table:table-cell>
          <table:table-cell office:value-type="float" office:value="0.7">
            <text:p>0.7</text:p>
          </table:table-cell>
          <table:table-cell office:value-type="float" office:value="0.8812">
            <text:p>0.88120</text:p>
          </table:table-cell>
        </table:table-row>
        <table:table-row table:style-name="ro1">
          <table:table-cell office:value-type="float" office:value="4">
            <text:p>4</text:p>
          </table:table-cell>
          <table:table-cell office:value-type="float" office:value="0.9">
            <text:p>0.9</text:p>
          </table:table-cell>
          <table:table-cell office:value-type="float" office:value="0.80752">
            <text:p>0.80752</text:p>
          </table:table-cell>
        </table:table-row>
        <table:table-row table:style-name="ro1">
          <table:table-cell office:value-type="float" office:value="5">
            <text:p>5</text:p>
          </table:table-cell>
          <table:table-cell office:value-type="float" office:value="1.1">
            <text:p>1.1</text:p>
          </table:table-cell>
          <table:table-cell office:value-type="float" office:value="0.71962">
            <text:p>0.71962</text:p>
          </table:table-cell>
        </table:table-row>
        <table:table-row table:style-name="ro1">
          <table:table-cell office:value-type="float" office:value="6">
            <text:p>6</text:p>
          </table:table-cell>
          <table:table-cell office:value-type="float" office:value="1.3">
            <text:p>1.3</text:p>
          </table:table-cell>
          <table:table-cell office:value-type="float" office:value="0.62009">
            <text:p>0.62009</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22/09/2009</text:date>, <text:time>12:57: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n>0.99750</math:mn>
            </math:mtd>
            <math:mtd>
              <math:mrow>
                <math:mo math:stretchy="false">−</math:mo>
                <math:mn>0.01987</math:mn>
              </math:mrow>
            </math:mtd>
            <math:mtd>
              <math:mrow>
                <math:mo math:stretchy="false">−</math:mo>
                <math:mn>0.01929</math:mn>
              </math:mrow>
            </math:mtd>
            <math:mtd>
              <math:mn>0.00118</math:mn>
            </math:mtd>
            <math:mtd>
              <math:mn>0.00052</math:mn>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n>0.93847</math:mn>
            </math:mtd>
            <math:mtd>
              <math:mrow>
                <math:mo math:stretchy="false">−</math:mo>
                <math:mn>0.05727</math:mn>
              </math:mrow>
            </math:mtd>
            <math:mtd>
              <math:mrow>
                <math:mo math:stretchy="false">−</math:mo>
                <math:mn>0.01641</math:mn>
              </math:mrow>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n>0.01422</math:mn>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0.99750 # -0.01987 # -0.01929 # 0.00118 # 0.00052 # -0.00003 # -0.00006 ## 1 # 0.3 # 0.97763 # -0.03916 # -0.01811 # 0.00170 # 0.00049 # -0.00009 # {} ## 2 # 0.5 # 0.93847 # -0.05727 # -0.01641 # 0.00219 # 0.00040 # {} # {} ## 3 # 0.7 # 0.88120 # -0.07368 # 0.01422 # 0.00259 # {} # {} # {} ## 4 # 0.9 # 0.80752 # -0.08790 # -0.01163 # {} # {} # {} #{} ## 5 # 1.1 # 0.71962 # -0.09953 # {} # {} # {} # {} # {} ## 6 # 1.3 # 0.62009 # {} #{} #{} #{} #{} #{}}}</math:annotation>
  </math:semantics>
</math:math>
</file>

<file path=Object 24/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style math:color="blue">
                <math:mrow>
                  <math:mn>0.99750</math:mn>
                </math:mrow>
              </math:mstyle>
            </math:mtd>
            <math:mtd>
              <math:mstyle math:color="blue">
                <math:mrow>
                  <math:mrow>
                    <math:mo math:stretchy="false">−</math:mo>
                    <math:mn>0.01987</math:mn>
                  </math:mrow>
                </math:mrow>
              </math:mstyle>
            </math:mtd>
            <math:mtd>
              <math:mstyle math:color="blue">
                <math:mrow>
                  <math:mrow>
                    <math:mo math:stretchy="false">−</math:mo>
                    <math:mn>0.01929</math:mn>
                  </math:mrow>
                </math:mrow>
              </math:mstyle>
            </math:mtd>
            <math:mtd>
              <math:mn>0.00118</math:mn>
            </math:mtd>
            <math:mtd>
              <math:mn>0.00052</math:mn>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n>0.93847</math:mn>
            </math:mtd>
            <math:mtd>
              <math:mrow>
                <math:mo math:stretchy="false">−</math:mo>
                <math:mn>0.05727</math:mn>
              </math:mrow>
            </math:mtd>
            <math:mtd>
              <math:mrow>
                <math:mo math:stretchy="false">−</math:mo>
                <math:mn>0.01641</math:mn>
              </math:mrow>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row>
                <math:mo math:stretchy="false">−</math:mo>
                <math:mn>0.01422</math:mn>
              </math:mrow>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color blue 0.99750} # {color blue -0.01987} # {color blue -0.01929} # 0.00118 # 0.00052 # -0.00003 # -0.00006 ## 1 # 0.3 # 0.97763 # -0.03916 # -0.01811 # 0.00170 # 0.00049 # -0.00009 # {} ## 2 # 0.5 # 0.93847 # -0.05727 # -0.01641 # 0.00219 # 0.00040 # {} # {} ## 3 # 0.7 # 0.88120 # -0.07368 # -0.01422 # 0.00259 # {} # {} # {} ## 4 # 0.9 # 0.80752 # -0.08790 # -0.01163 # {} # {} # {} #{} ## 5 # 1.1 # 0.71962 # -0.09953 # {} # {} # {} # {} # {} ## 6 # 1.3 # 0.62009 # {} #{} #{} #{} #{} #{}}}</math:annotation>
  </math:semantics>
</math:math>
</file>

<file path=Object 25/content.xml><?xml version="1.0" encoding="utf-8"?>
<!DOCTYPE math  PUBLIC '-//OpenOffice.org//DTD Modified W3C MathML 1.01//EN'  'math.dtd'>
<math:math xmlns:math="http://www.w3.org/1998/Math/MathML">
  <math:semantics>
    <math:mstyle math:fontsize="25pt">
      <math:mrow>
        <math:mrow>
          <math:mrow>
            <math:mi>y</math:mi>
            <math:mo math:stretchy="false">=</math:mo>
            <math:mrow>
              <math:mrow>
                <math:mn>0.99750</math:mn>
                <math:mo math:stretchy="false">−</math:mo>
                <math:mn>0.01987s</math:mn>
              </math:mrow>
              <math:mo math:stretchy="false">−</math:mo>
              <math:mfrac>
                <math:mn>0.01929</math:mn>
                <math:mn>2</math:mn>
              </math:mfrac>
            </math:mrow>
          </math:mrow>
          <math:mi>s</math:mi>
          <math:mrow>
            <math:mo math:stretchy="false">(</math:mo>
            <math:mrow>
              <math:mi>s</math:mi>
              <math:mo math:stretchy="false">−</math:mo>
              <math:mn>1</math:mn>
            </math:mrow>
            <math:mo math:stretchy="false">)</math:mo>
          </math:mrow>
          <math:mi/>
          <math:mtext>con  </math:mtext>
          <math:mrow>
            <math:mi>s</math:mi>
            <math:mo math:stretchy="false">=</math:mo>
            <math:mfrac>
              <math:mrow>
                <math:mi>x</math:mi>
                <math:mo math:stretchy="false">−</math:mo>
                <math:msub>
                  <math:mi>x</math:mi>
                  <math:mn>0</math:mn>
                </math:msub>
              </math:mrow>
              <math:mi>h</math:mi>
            </math:mfrac>
          </math:mrow>
        </math:mrow>
      </math:mrow>
    </math:mstyle>
    <math:annotation math:encoding="StarMath 5.0">size 25 {y = 0.99750 - 0.01987s - {0.01929 over 2} s(s-1)~~~ "con  " s = {x-x_{0}}over h}</math:annotation>
  </math:semantics>
</math:math>
</file>

<file path=Object 26/content.xml><?xml version="1.0" encoding="utf-8"?>
<!DOCTYPE math  PUBLIC '-//OpenOffice.org//DTD Modified W3C MathML 1.01//EN'  'math.dtd'>
<math:math xmlns:math="http://www.w3.org/1998/Math/MathML"/>
</file>

<file path=Object 27/content.xml><?xml version="1.0" encoding="utf-8"?>
<!DOCTYPE math  PUBLIC '-//OpenOffice.org//DTD Modified W3C MathML 1.01//EN'  'math.dtd'>
<math:math xmlns:math="http://www.w3.org/1998/Math/MathML">
  <math:semantics>
    <math:mstyle math:fontsize="25pt">
      <math:mrow>
        <math:mrow>
          <math:mi>e</math:mi>
          <math:mrow>
            <math:mrow>
              <math:mo math:stretchy="false">(</math:mo>
              <math:mi>x</math:mi>
              <math:mo math:stretchy="false">)</math:mo>
            </math:mrow>
            <math:mo math:stretchy="false">=</math:mo>
            <math:mi>f</math:mi>
          </math:mrow>
          <math:mrow>
            <math:mrow>
              <math:mo math:stretchy="false">(</math:mo>
              <math:mi>x</math:mi>
              <math:mo math:stretchy="false">)</math:mo>
            </math:mrow>
            <math:mo math:stretchy="false">−</math:mo>
            <math:mi>g</math:mi>
          </math:mrow>
          <math:mrow>
            <math:mrow>
              <math:mo math:stretchy="false">(</math:mo>
              <math:mi>x</math:mi>
              <math:mo math:stretchy="false">)</math:mo>
            </math:mrow>
            <math:mo math:stretchy="false">=</math:mo>
            <math:mi>L</math:mi>
          </math:mrow>
          <math:mrow>
            <math:mo math:stretchy="false">(</math:mo>
            <math:mi>x</math:mi>
            <math:mo math:stretchy="false">)</math:mo>
          </math:mrow>
          <math:msup>
            <math:mi>f</math:mi>
            <math:mrow>
              <math:mi>N</math:mi>
              <math:mo math:stretchy="false">+</math:mo>
              <math:mn>1</math:mn>
            </math:mrow>
          </math:msup>
          <math:mrow>
            <math:mo math:stretchy="false">(</math:mo>
            <math:mo math:stretchy="false">ξ</math:mo>
            <math:mo math:stretchy="false">)</math:mo>
          </math:mrow>
          <math:mi/>
          <math:mtext>con </math:mtext>
          <math:mrow>
            <math:mrow>
              <math:msub>
                <math:mi>x</math:mi>
                <math:mn>0</math:mn>
              </math:msub>
              <math:mo math:stretchy="false">&lt;</math:mo>
              <math:mo math:stretchy="false">ξ</math:mo>
            </math:mrow>
            <math:mo math:stretchy="false">&lt;</math:mo>
            <math:msub>
              <math:mi>X</math:mi>
              <math:mi>N</math:mi>
            </math:msub>
          </math:mrow>
        </math:mrow>
      </math:mrow>
    </math:mstyle>
    <math:annotation math:encoding="StarMath 5.0">size 25 {e(x) = f(x) - g(x) = L(x) f^{N+1}(%xi)~~ "con " x_{0}&lt;%xi&lt;X_{N} }</math:annotation>
  </math:semantics>
</math:math>
</file>

<file path=Object 28/content.xml><?xml version="1.0" encoding="utf-8"?>
<!DOCTYPE math  PUBLIC '-//OpenOffice.org//DTD Modified W3C MathML 1.01//EN'  'math.dtd'>
<math:math xmlns:math="http://www.w3.org/1998/Math/MathML">
  <math:semantics>
    <math:mstyle math:fontsize="25pt">
      <math:mrow>
        <math:mrow>
          <math:mrow>
            <math:mi>y</math:mi>
            <math:mo math:stretchy="false">=</math:mo>
            <math:mrow>
              <math:mrow>
                <math:mn>0.99750</math:mn>
                <math:mo math:stretchy="false">−</math:mo>
                <math:mn>0.01987s</math:mn>
              </math:mrow>
              <math:mo math:stretchy="false">−</math:mo>
              <math:mfrac>
                <math:mn>0.01929</math:mn>
                <math:mn>2</math:mn>
              </math:mfrac>
            </math:mrow>
          </math:mrow>
          <math:mi>s</math:mi>
          <math:mrow>
            <math:mo math:stretchy="false">(</math:mo>
            <math:mrow>
              <math:mi>s</math:mi>
              <math:mo math:stretchy="false">−</math:mo>
              <math:mn>1</math:mn>
            </math:mrow>
            <math:mo math:stretchy="false">)</math:mo>
          </math:mrow>
          <math:mi/>
          <math:mtext>con  </math:mtext>
          <math:mrow>
            <math:mi>s</math:mi>
            <math:mo math:stretchy="false">=</math:mo>
            <math:mfrac>
              <math:mrow>
                <math:mi>x</math:mi>
                <math:mo math:stretchy="false">−</math:mo>
                <math:msub>
                  <math:mi>x</math:mi>
                  <math:mn>0</math:mn>
                </math:msub>
              </math:mrow>
              <math:mi>h</math:mi>
            </math:mfrac>
          </math:mrow>
        </math:mrow>
      </math:mrow>
    </math:mstyle>
    <math:annotation math:encoding="StarMath 5.0">size 25 {y = 0.99750 - 0.01987s - {0.01929 over 2} s(s-1)~~~ "con  " s = {x-x_{0}}over h}</math:annotation>
  </math:semantics>
</math:math>
</file>

<file path=Object 29/content.xml><?xml version="1.0" encoding="utf-8"?>
<!DOCTYPE math  PUBLIC '-//OpenOffice.org//DTD Modified W3C MathML 1.01//EN'  'math.dtd'>
<math:math xmlns:math="http://www.w3.org/1998/Math/MathML">
  <math:semantics>
    <math:mstyle math:fontsize="25pt">
      <math:mrow>
        <math:mrow>
          <math:mfrac>
            <math:mn>0.00118</math:mn>
            <math:mn>6</math:mn>
          </math:mfrac>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row>
    </math:mstyle>
    <math:annotation math:encoding="StarMath 5.0">size 25 {0.00118 over 6 s(s-1)(s-2)}</math:annotation>
  </math:semantics>
</math:math>
</file>

<file path=Object 3/content.xml><?xml version="1.0" encoding="utf-8"?>
<!DOCTYPE math  PUBLIC '-//OpenOffice.org//DTD Modified W3C MathML 1.01//EN'  'math.dtd'>
<math:math xmlns:math="http://www.w3.org/1998/Math/MathML">
  <math:semantics>
    <math:mtable>
      <math:mtr>
        <math:mstyle math:fontsize="25pt">
          <math:mrow>
            <math:mrow>
              <math:mrow>
                <math:mi>y</math:mi>
                <math:mo math:stretchy="false">=</math:mo>
                <math:mrow>
                  <math:mrow>
                    <math:mn>0.99750</math:mn>
                    <math:mo math:stretchy="false">−</math:mo>
                    <math:mn>0.01987s</math:mn>
                  </math:mrow>
                  <math:mo math:stretchy="false">−</math:mo>
                  <math:mfrac>
                    <math:mn>0.01929</math:mn>
                    <math:mn>2</math:mn>
                  </math:mfrac>
                </math:mrow>
              </math:mrow>
              <math:mi>s</math:mi>
              <math:mrow>
                <math:mrow>
                  <math:mo math:stretchy="false">(</math:mo>
                  <math:mrow>
                    <math:mi>s</math:mi>
                    <math:mo math:stretchy="false">−</math:mo>
                    <math:mn>1</math:mn>
                  </math:mrow>
                  <math:mo math:stretchy="false">)</math:mo>
                </math:mrow>
                <math:mo math:stretchy="false">+</math:mo>
                <math:mfrac>
                  <math:mn>0.00118</math:mn>
                  <math:mn>6</math:mn>
                </math:mfrac>
              </math:mrow>
              <math:mi>s</math:mi>
              <math:mrow>
                <math:mo math:stretchy="false">(</math:mo>
                <math:mrow>
                  <math:mi>s</math:mi>
                  <math:mo math:stretchy="false">−</math:mo>
                  <math:mn>1</math:mn>
                </math:mrow>
                <math:mo math:stretchy="false">)</math:mo>
              </math:mrow>
              <math:mrow>
                <math:mrow>
                  <math:mo math:stretchy="false">(</math:mo>
                  <math:mrow>
                    <math:mi>s</math:mi>
                    <math:mo math:stretchy="false">−</math:mo>
                    <math:mn>2</math:mn>
                  </math:mrow>
                  <math:mo math:stretchy="false">)</math:mo>
                </math:mrow>
                <math:mo math:stretchy="false">+</math:mo>
                <math:mrow/>
              </math:mrow>
            </math:mrow>
          </math:mrow>
        </math:mstyle>
      </math:mtr>
      <math:mtr>
        <math:mstyle math:fontsize="25pt">
          <math:mrow>
            <math:mrow>
              <math:mrow>
                <math:mrow/>
                <math:mo math:stretchy="false">+</math:mo>
                <math:mfrac>
                  <math:mn>0.00052</math:mn>
                  <math:mn>24</math:mn>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o math:stretchy="false">(</math:mo>
                <math:mrow>
                  <math:mi>s</math:mi>
                  <math:mo math:stretchy="false">−</math:mo>
                  <math:mn>3</math:mn>
                </math:mrow>
                <math:mo math:stretchy="false">)</math:mo>
              </math:mrow>
              <math:mi/>
              <math:mtext>con  </math:mtext>
              <math:mrow>
                <math:mi>s</math:mi>
                <math:mo math:stretchy="false">=</math:mo>
                <math:mfrac>
                  <math:mrow>
                    <math:mi>x</math:mi>
                    <math:mo math:stretchy="false">−</math:mo>
                    <math:msub>
                      <math:mi>x</math:mi>
                      <math:mn>0</math:mn>
                    </math:msub>
                  </math:mrow>
                  <math:mi>h</math:mi>
                </math:mfrac>
              </math:mrow>
            </math:mrow>
          </math:mrow>
        </math:mstyle>
      </math:mtr>
    </math:mtable>
    <math:annotation math:encoding="StarMath 5.0">size 25 {y = 0.99750 - 0.01987s - {0.01929 over 2} s(s-1) + {0.00118 over 6} s(s-1)(s-2)+ {} }
newline
size 25 {{} + {0.00052 over 24} s(s-1)(s-2)(s-3)~~~ "con  " s = {x-x_{0}}over h}</math:annotation>
  </math:semantics>
</math:math>
</file>

<file path=Object 30/content.xml><?xml version="1.0" encoding="utf-8"?>
<!DOCTYPE math  PUBLIC '-//OpenOffice.org//DTD Modified W3C MathML 1.01//EN'  'math.dtd'>
<math:math xmlns:math="http://www.w3.org/1998/Math/MathML">
  <math:semantics>
    <math:mstyle math:fontsize="30pt">
      <math:mrow>
        <math:mrow>
          <math:mrow>
            <math:mrow>
              <math:mrow>
                <math:mi>s</math:mi>
                <math:mo math:stretchy="false">=</math:mo>
                <math:mfrac>
                  <math:mrow>
                    <math:mo math:stretchy="false">(</math:mo>
                    <math:mrow>
                      <math:mi>x</math:mi>
                      <math:mo math:stretchy="false">−</math:mo>
                      <math:msub>
                        <math:mi>x</math:mi>
                        <math:mn>0</math:mn>
                      </math:msub>
                    </math:mrow>
                    <math:mo math:stretchy="false">)</math:mo>
                  </math:mrow>
                  <math:mi>h</math:mi>
                </math:mfrac>
              </math:mrow>
              <math:mo math:stretchy="false">=</math:mo>
              <math:mfrac>
                <math:mrow>
                  <math:mo math:stretchy="false">(</math:mo>
                  <math:mrow>
                    <math:mi>x</math:mi>
                    <math:mo math:stretchy="false">−</math:mo>
                    <math:mn>0.1</math:mn>
                  </math:mrow>
                  <math:mo math:stretchy="false">)</math:mo>
                </math:mrow>
                <math:mn>0.2</math:mn>
              </math:mfrac>
            </math:mrow>
            <math:mo math:stretchy="false">=</math:mo>
            <math:mn>0.5,</math:mn>
          </math:mrow>
          <math:mi/>
          <math:mtext>para </math:mtext>
          <math:mrow>
            <math:mi>x</math:mi>
            <math:mo math:stretchy="false">=</math:mo>
            <math:mn>0.2</math:mn>
          </math:mrow>
        </math:mrow>
      </math:mrow>
    </math:mstyle>
    <math:annotation math:encoding="StarMath 5.0">size 30 {s= (x-x_{0}) over h = (x-0.1) over 0.2 = 0.5, ~~"para " x=0.2
}</math:annotation>
  </math:semantics>
</math:math>
</file>

<file path=Object 31/content.xml><?xml version="1.0" encoding="utf-8"?>
<!DOCTYPE math  PUBLIC '-//OpenOffice.org//DTD Modified W3C MathML 1.01//EN'  'math.dtd'>
<math:math xmlns:math="http://www.w3.org/1998/Math/MathML">
  <math:semantics>
    <math:mstyle math:fontsize="30pt">
      <math:mrow>
        <math:mrow>
          <math:mi>e</math:mi>
          <math:mrow>
            <math:mrow>
              <math:mo math:stretchy="false">(</math:mo>
              <math:mi>x</math:mi>
              <math:mo math:stretchy="false">)</math:mo>
            </math:mrow>
            <math:mo math:stretchy="false">≈</math:mo>
            <math:mfrac>
              <math:mn>0.00118</math:mn>
              <math:mn>6</math:mn>
            </math:mfrac>
          </math:mrow>
          <math:mi>s</math:mi>
          <math:mrow>
            <math:mo math:stretchy="false">(</math:mo>
            <math:mrow>
              <math:mi>s</math:mi>
              <math:mo math:stretchy="false">−</math:mo>
              <math:mn>1</math:mn>
            </math:mrow>
            <math:mo math:stretchy="false">)</math:mo>
          </math:mrow>
          <math:mrow>
            <math:mrow>
              <math:mo math:stretchy="false">(</math:mo>
              <math:mrow>
                <math:mi>s</math:mi>
                <math:mo math:stretchy="false">−</math:mo>
                <math:mn>2</math:mn>
              </math:mrow>
              <math:mo math:stretchy="false">)</math:mo>
            </math:mrow>
            <math:mo math:stretchy="false">=</math:mo>
            <math:mn>7.4</math:mn>
          </math:mrow>
          <math:mi>x</math:mi>
          <math:msup>
            <math:mn>10</math:mn>
            <math:mrow>
              <math:mo math:stretchy="false">−</math:mo>
              <math:mn>5</math:mn>
            </math:mrow>
          </math:msup>
        </math:mrow>
      </math:mrow>
    </math:mstyle>
    <math:annotation math:encoding="StarMath 5.0">size 30 {e(x) approx 0.00118 over 6 s(s-1)(s-2)= 7.4 x 10^{-5}
}</math:annotation>
  </math:semantics>
</math:math>
</file>

<file path=Object 32/content.xml><?xml version="1.0" encoding="utf-8"?>
<!DOCTYPE math  PUBLIC '-//OpenOffice.org//DTD Modified W3C MathML 1.01//EN'  'math.dtd'>
<math:math xmlns:math="http://www.w3.org/1998/Math/MathML">
  <math:semantics>
    <math:mtable>
      <math:mtr>
        <math:mstyle math:fontsize="35pt">
          <math:mrow>
            <math:mrow>
              <math:msup>
                <math:mo math:stretchy="false">∇</math:mo>
                <math:mn>0</math:mn>
              </math:msup>
              <math:mrow>
                <math:msub>
                  <math:mi>f</math:mi>
                  <math:mi>i</math:mi>
                </math:msub>
                <math:mo math:stretchy="false">=</math:mo>
                <math:msub>
                  <math:mi>f</math:mi>
                  <math:mi>i</math:mi>
                </math:msub>
              </math:mrow>
            </math:mrow>
          </math:mrow>
        </math:mstyle>
      </math:mtr>
      <math:mtr>
        <math:mstyle math:fontsize="35pt">
          <math:mrow>
            <math:mrow>
              <math:mo math:stretchy="false">∇</math:mo>
              <math:mrow>
                <math:msub>
                  <math:mi>f</math:mi>
                  <math:mi>i</math:mi>
                </math:msub>
                <math:mo math:stretchy="false">=</math:mo>
                <math:mrow>
                  <math:msub>
                    <math:mi>f</math:mi>
                    <math:mi>i</math:mi>
                  </math:msub>
                  <math:mo math:stretchy="false">−</math:mo>
                  <math:msub>
                    <math:mi>f</math:mi>
                    <math:mrow>
                      <math:mi>i</math:mi>
                      <math:mo math:stretchy="false">−</math:mo>
                      <math:mn>1</math:mn>
                    </math:mrow>
                  </math:msub>
                </math:mrow>
              </math:mrow>
            </math:mrow>
          </math:mrow>
        </math:mstyle>
      </math:mtr>
      <math:mtr>
        <math:mstyle math:fontsize="35pt">
          <math:mrow>
            <math:mrow>
              <math:msup>
                <math:mo math:stretchy="false">∇</math:mo>
                <math:mn>2</math:mn>
              </math:msup>
              <math:mrow>
                <math:msub>
                  <math:mi>f</math:mi>
                  <math:mi>i</math:mi>
                </math:msub>
                <math:mo math:stretchy="false">=</math:mo>
                <math:mo math:stretchy="false">∇</math:mo>
              </math:mrow>
              <math:mrow>
                <math:msub>
                  <math:mi>f</math:mi>
                  <math:mi>i</math:mi>
                </math:msub>
                <math:mo math:stretchy="false">−</math:mo>
                <math:mo math:stretchy="false">∇</math:mo>
              </math:mrow>
              <math:msub>
                <math:mi>f</math:mi>
                <math:mrow>
                  <math:mi>i</math:mi>
                  <math:mo math:stretchy="false">−</math:mo>
                  <math:mn>1</math:mn>
                </math:mrow>
              </math:msub>
            </math:mrow>
          </math:mrow>
        </math:mstyle>
      </math:mtr>
      <math:mtr>
        <math:mstyle math:fontsize="35pt">
          <math:mrow>
            <math:mrow>
              <math:msup>
                <math:mo math:stretchy="false">∇</math:mo>
                <math:mn>3</math:mn>
              </math:msup>
              <math:mrow>
                <math:msub>
                  <math:mi>f</math:mi>
                  <math:mi>i</math:mi>
                </math:msub>
                <math:mo math:stretchy="false">=</math:mo>
                <math:msup>
                  <math:mo math:stretchy="false">∇</math:mo>
                  <math:mn>2</math:mn>
                </math:msup>
              </math:mrow>
              <math:mrow>
                <math:msub>
                  <math:mi>f</math:mi>
                  <math:mi>i</math:mi>
                </math:msub>
                <math:mo math:stretchy="false">−</math:mo>
                <math:msup>
                  <math:mo math:stretchy="false">∇</math:mo>
                  <math:mn>2</math:mn>
                </math:msup>
              </math:mrow>
              <math:msub>
                <math:mi>f</math:mi>
                <math:mrow>
                  <math:mi>i</math:mi>
                  <math:mo math:stretchy="false">−</math:mo>
                  <math:mn>1</math:mn>
                </math:mrow>
              </math:msub>
            </math:mrow>
          </math:mrow>
        </math:mstyle>
      </math:mtr>
      <math:mtr>
        <math:mstyle math:fontsize="35pt">
          <math:mrow>
            <math:mo math:stretchy="false">⋮</math:mo>
          </math:mrow>
        </math:mstyle>
      </math:mtr>
      <math:mtr>
        <math:mstyle math:fontsize="35pt">
          <math:mrow>
            <math:mrow>
              <math:msup>
                <math:mo math:stretchy="false">∇</math:mo>
                <math:mi>k</math:mi>
              </math:msup>
              <math:mrow>
                <math:msub>
                  <math:mi>f</math:mi>
                  <math:mi>i</math:mi>
                </math:msub>
                <math:mo math:stretchy="false">=</math:mo>
                <math:msup>
                  <math:mo math:stretchy="false">∇</math:mo>
                  <math:mrow>
                    <math:mi>k</math:mi>
                    <math:mo math:stretchy="false">−</math:mo>
                    <math:mn>1</math:mn>
                  </math:mrow>
                </math:msup>
              </math:mrow>
              <math:mrow>
                <math:msub>
                  <math:mi>f</math:mi>
                  <math:mi>i</math:mi>
                </math:msub>
                <math:mo math:stretchy="false">−</math:mo>
                <math:msup>
                  <math:mo math:stretchy="false">∇</math:mo>
                  <math:mrow>
                    <math:mi>k</math:mi>
                    <math:mo math:stretchy="false">−</math:mo>
                    <math:mn>1</math:mn>
                  </math:mrow>
                </math:msup>
              </math:mrow>
              <math:msub>
                <math:mi>f</math:mi>
                <math:mrow>
                  <math:mi>i</math:mi>
                  <math:mo math:stretchy="false">−</math:mo>
                  <math:mn>1</math:mn>
                </math:mrow>
              </math:msub>
            </math:mrow>
          </math:mrow>
        </math:mstyle>
      </math:mtr>
    </math:mtable>
    <math:annotation math:encoding="StarMath 5.0">size 35 {nabla^{0}f_{i}=f_{i}}
newline
size 35{nabla f_{i}= f_{i} - f_{i-1}}
newline
size 35{nabla^{2} f_{i}= nabla f_{i} - nabla f_{i-1}}
newline
size 35{nabla^{3} f_{i}= nabla^{2} f_{i} - nabla^{2} f_{i-1}}
newline
size 35{dotsvert }
newline
size 35{nabla^{k} f_{i}=nabla^{k-1} f_{i} - nabla^{k-1} f_{i-1} }
</math:annotation>
  </math:semantics>
</math:math>
</file>

<file path=Object 33/content.xml><?xml version="1.0" encoding="utf-8"?>
<!DOCTYPE math  PUBLIC '-//OpenOffice.org//DTD Modified W3C MathML 1.01//EN'  'math.dtd'>
<math:math xmlns:math="http://www.w3.org/1998/Math/MathML">
  <math:semantics>
    <math:mstyle math:fontsize="30pt">
      <math:mrow>
        <math:mrow>
          <math:mfenced math:open="" math:close="">
            <math:mtable>
              <math:mtr>
                <math:mrow>
                  <math:mi>s</math:mi>
                  <math:mo math:stretchy="false">−</math:mo>
                  <math:mn>1</math:mn>
                </math:mrow>
              </math:mtr>
              <math:mtr>
                <math:mn>0</math:mn>
              </math:mtr>
            </math:mtable>
          </math:mfenced>
          <math:mo math:stretchy="false">=</math:mo>
          <math:mn>1</math:mn>
        </math:mrow>
      </math:mrow>
    </math:mstyle>
    <math:annotation math:encoding="StarMath 5.0">size 30 {left (binom{s-1}{0} right)= 1}</math:annotation>
  </math:semantics>
</math:math>
</file>

<file path=Object 34/content.xml><?xml version="1.0" encoding="utf-8"?>
<!DOCTYPE math  PUBLIC '-//OpenOffice.org//DTD Modified W3C MathML 1.01//EN'  'math.dtd'>
<math:math xmlns:math="http://www.w3.org/1998/Math/MathML">
  <math:semantics>
    <math:mstyle math:fontsize="30pt">
      <math:mrow>
        <math:mrow>
          <math:mfenced math:open="" math:close="">
            <math:mtable>
              <math:mtr>
                <math:mi>s</math:mi>
              </math:mtr>
              <math:mtr>
                <math:mn>1</math:mn>
              </math:mtr>
            </math:mtable>
          </math:mfenced>
          <math:mo math:stretchy="false">=</math:mo>
          <math:mi>s</math:mi>
        </math:mrow>
      </math:mrow>
    </math:mstyle>
    <math:annotation math:encoding="StarMath 5.0">size 30{left ( binom{s}{1} right )= s}</math:annotation>
  </math:semantics>
</math:math>
</file>

<file path=Object 35/content.xml><?xml version="1.0" encoding="utf-8"?>
<!DOCTYPE math  PUBLIC '-//OpenOffice.org//DTD Modified W3C MathML 1.01//EN'  'math.dtd'>
<math:math xmlns:math="http://www.w3.org/1998/Math/MathML">
  <math:semantics>
    <math:mstyle math:fontsize="30pt">
      <math:mrow>
        <math:mrow>
          <math:mrow>
            <math:mfenced math:open="" math:close="">
              <math:mtable>
                <math:mtr>
                  <math:mrow>
                    <math:mi>s</math:mi>
                    <math:mo math:stretchy="false">+</math:mo>
                    <math:mn>1</math:mn>
                  </math:mrow>
                </math:mtr>
                <math:mtr>
                  <math:mn>2</math:mn>
                </math:mtr>
              </math:mtable>
            </math:mfenced>
            <math:mo math:stretchy="false">=</math:mo>
            <math:mfrac>
              <math:mn>1</math:mn>
              <math:mrow>
                <math:mo math:stretchy="false">(</math:mo>
                <math:mrow>
                  <math:mn>2</math:mn>
                  <math:mi>!</math:mi>
                </math:mrow>
                <math:mo math:stretchy="false">)</math:mo>
              </math:mrow>
            </math:mfrac>
          </math:mrow>
          <math:mi>s</math:mi>
          <math:mrow>
            <math:mo math:stretchy="false">(</math:mo>
            <math:mrow>
              <math:mi>s</math:mi>
              <math:mo math:stretchy="false">+</math:mo>
              <math:mn>1</math:mn>
            </math:mrow>
            <math:mo math:stretchy="false">)</math:mo>
          </math:mrow>
        </math:mrow>
      </math:mrow>
    </math:mstyle>
    <math:annotation math:encoding="StarMath 5.0">size 30{left ( binom{s+1}{2} right ) = 1 over (2!)  s(s+1)}</math:annotation>
  </math:semantics>
</math:math>
</file>

<file path=Object 36/content.xml><?xml version="1.0" encoding="utf-8"?>
<!DOCTYPE math  PUBLIC '-//OpenOffice.org//DTD Modified W3C MathML 1.01//EN'  'math.dtd'>
<math:math xmlns:math="http://www.w3.org/1998/Math/MathML">
  <math:semantics>
    <math:mstyle math:fontsize="30pt">
      <math:mrow>
        <math:mrow>
          <math:mrow>
            <math:mfenced math:open="" math:close="">
              <math:mtable>
                <math:mtr>
                  <math:mrow>
                    <math:mi>s</math:mi>
                    <math:mo math:stretchy="false">+</math:mo>
                    <math:mn>2</math:mn>
                  </math:mrow>
                </math:mtr>
                <math:mtr>
                  <math:mn>3</math:mn>
                </math:mtr>
              </math:mtable>
            </math:mfenced>
            <math:mo math:stretchy="false">=</math:mo>
            <math:mfrac>
              <math:mn>1</math:mn>
              <math:mrow>
                <math:mo math:stretchy="false">(</math:mo>
                <math:mrow>
                  <math:mn>3</math:mn>
                  <math:mi>!</math:mi>
                </math:mrow>
                <math:mo math:stretchy="false">)</math:mo>
              </math:mrow>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row>
    </math:mstyle>
    <math:annotation math:encoding="StarMath 5.0">size 30{left ( binom{s+2}{3} right ) = 1 over (3!)  s(s+1)(s+2)}</math:annotation>
  </math:semantics>
</math:math>
</file>

<file path=Object 37/content.xml><?xml version="1.0" encoding="utf-8"?>
<!DOCTYPE math  PUBLIC '-//OpenOffice.org//DTD Modified W3C MathML 1.01//EN'  'math.dtd'>
<math:math xmlns:math="http://www.w3.org/1998/Math/MathML">
  <math:semantics>
    <math:mstyle math:fontsize="30pt">
      <math:mrow>
        <math:mrow>
          <math:mrow>
            <math:mfenced math:open="" math:close="">
              <math:mtable>
                <math:mtr>
                  <math:mrow>
                    <math:mrow>
                      <math:mi>s</math:mi>
                      <math:mo math:stretchy="false">+</math:mo>
                      <math:mi>n</math:mi>
                    </math:mrow>
                    <math:mo math:stretchy="false">−</math:mo>
                    <math:mn>1</math:mn>
                  </math:mrow>
                </math:mtr>
                <math:mtr>
                  <math:mi>n</math:mi>
                </math:mtr>
              </math:mtable>
            </math:mfenced>
            <math:mo math:stretchy="false">=</math:mo>
            <math:mfrac>
              <math:mn>1</math:mn>
              <math:mrow>
                <math:mo math:stretchy="false">(</math:mo>
                <math:mrow>
                  <math:mi>n</math:mi>
                  <math:mi>!</math:mi>
                </math:mrow>
                <math:mo math:stretchy="false">)</math:mo>
              </math:mrow>
            </math:mfrac>
          </math:mrow>
          <math:mi>s</math:mi>
          <math:mrow>
            <math:mo math:stretchy="false">(</math:mo>
            <math:mrow>
              <math:mi>s</math:mi>
              <math:mo math:stretchy="false">+</math:mo>
              <math:mn>1</math:mn>
            </math:mrow>
            <math:mo math:stretchy="false">)</math:mo>
          </math:mrow>
          <math:mo math:stretchy="false">⋯</math:mo>
          <math:mrow>
            <math:mo math:stretchy="false">(</math:mo>
            <math:mrow>
              <math:mrow>
                <math:mi>s</math:mi>
                <math:mo math:stretchy="false">+</math:mo>
                <math:mi>n</math:mi>
              </math:mrow>
              <math:mo math:stretchy="false">−</math:mo>
              <math:mn>1</math:mn>
            </math:mrow>
            <math:mo math:stretchy="false">)</math:mo>
          </math:mrow>
        </math:mrow>
      </math:mrow>
    </math:mstyle>
    <math:annotation math:encoding="StarMath 5.0">size 30{left ( binom{s+n-1}{n} right )= 1 over (n!)  s(s+1) dotsaxis (s+n-1)}</math:annotation>
  </math:semantics>
</math:math>
</file>

<file path=Object 38/content.xml><?xml version="1.0" encoding="utf-8"?>
<!DOCTYPE math  PUBLIC '-//OpenOffice.org//DTD Modified W3C MathML 1.01//EN'  'math.dtd'>
<math:math xmlns:math="http://www.w3.org/1998/Math/MathML">
  <math:semantics>
    <math:mtable>
      <math:mtr>
        <math:mstyle math:fontsize="35pt">
          <math:mrow>
            <math:mrow>
              <math:mi>g</math:mi>
              <math:mrow>
                <math:mrow>
                  <math:mo math:stretchy="false">(</math:mo>
                  <math:mi>x</math:mi>
                  <math:mo math:stretchy="false">)</math:mo>
                </math:mrow>
                <math:mo math:stretchy="false">=</math:mo>
                <math:mi>g</math:mi>
              </math:mrow>
              <math:mrow>
                <math:mrow>
                  <math:mo math:stretchy="false">(</math:mo>
                  <math:mrow>
                    <math:msub>
                      <math:mi>x</math:mi>
                      <math:mi>i</math:mi>
                    </math:msub>
                    <math:mo math:stretchy="false">+</math:mo>
                    <math:mi math:fontstyle="italic">sh</math:mi>
                  </math:mrow>
                  <math:mo math:stretchy="false">)</math:mo>
                </math:mrow>
                <math:mo math:stretchy="false">=</math:mo>
                <math:mrow>
                  <math:munderover>
                    <math:mo math:stretchy="false">∑</math:mo>
                    <math:mrow>
                      <math:mi>n</math:mi>
                      <math:mo math:stretchy="false">=</math:mo>
                      <math:mn>0</math:mn>
                    </math:mrow>
                    <math:mi>k</math:mi>
                  </math:munderover>
                  <math:mfenced math:open="" math:close="">
                    <math:mtable>
                      <math:mtr>
                        <math:mrow>
                          <math:mrow>
                            <math:mi>s</math:mi>
                            <math:mo math:stretchy="false">+</math:mo>
                            <math:mi>n</math:mi>
                          </math:mrow>
                          <math:mo math:stretchy="false">−</math:mo>
                          <math:mn>1</math:mn>
                        </math:mrow>
                      </math:mtr>
                      <math:mtr>
                        <math:mi>n</math:mi>
                      </math:mtr>
                    </math:mtable>
                  </math:mfenced>
                </math:mrow>
              </math:mrow>
              <math:msup>
                <math:mo math:stretchy="false">∇</math:mo>
                <math:mi>n</math:mi>
              </math:msup>
              <math:msub>
                <math:mi>f</math:mi>
                <math:mi>i</math:mi>
              </math:msub>
            </math:mrow>
          </math:mrow>
        </math:mstyle>
      </math:mtr>
      <math:mtr/>
      <math:mtr>
        <math:mstyle math:fontsize="30pt">
          <math:mrow>
            <math:mrow>
              <math:mrow>
                <math:mrow>
                  <math:mo math:stretchy="false">−</math:mo>
                  <math:mi>k</math:mi>
                </math:mrow>
                <math:mo math:stretchy="false">≤</math:mo>
                <math:mi>s</math:mi>
              </math:mrow>
              <math:mo math:stretchy="false">≤</math:mo>
              <math:mn>0</math:mn>
            </math:mrow>
          </math:mrow>
        </math:mstyle>
      </math:mtr>
    </math:mtable>
    <math:annotation math:encoding="StarMath 5.0">size 35 {g(x)=g(x_{i}+sh)=  sum from{n=0} to{k} left ( binom {s+n-1}{n} right) nabla^{n}f_{i}}
newline
newline
size 30{-k leslant s leslant 0}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1cm"/>
    </style:style>
    <style:style style:name="ro1" style:family="table-row">
      <style:table-row-properties style:row-height="1.21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28pt" style:font-size-asian="28pt" style:font-size-complex="28pt"/>
    </style:style>
    <style:style style:name="ce2" style:family="table-cell" style:parent-style-name="Default" style:data-style-name="N109">
      <style:table-cell-properties style:text-align-source="fix" style:repeat-content="false" fo:border="0.002cm solid #000000"/>
      <style:paragraph-properties fo:text-align="center" fo:margin-left="0cm"/>
      <style:text-properties fo:font-size="28pt" style:font-size-asian="28pt" style:font-size-complex="28pt"/>
    </style:style>
  </office:automatic-styles>
  <office:body>
    <office:spreadsheet>
      <table:table table:name="Sheet1" table:style-name="ta1" table:print="false">
        <table:table-column table:style-name="co1" table:number-columns-repeated="2" table:default-cell-style-name="ce1"/>
        <table:table-column table:style-name="co2" table:default-cell-style-name="ce2"/>
        <table:table-row table:style-name="ro1">
          <table:table-cell office:value-type="string">
            <text:p>i</text:p>
          </table:table-cell>
          <table:table-cell office:value-type="string">
            <text:p>xi</text:p>
          </table:table-cell>
          <table:table-cell table:style-name="ce1" office:value-type="string">
            <text:p>f(xi)</text:p>
          </table:table-cell>
        </table:table-row>
        <table:table-row table:style-name="ro1">
          <table:table-cell office:value-type="float" office:value="0">
            <text:p>0</text:p>
          </table:table-cell>
          <table:table-cell office:value-type="float" office:value="0.1">
            <text:p>0.1</text:p>
          </table:table-cell>
          <table:table-cell office:value-type="float" office:value="0.9975">
            <text:p>0.99750</text:p>
          </table:table-cell>
        </table:table-row>
        <table:table-row table:style-name="ro1">
          <table:table-cell office:value-type="float" office:value="1">
            <text:p>1</text:p>
          </table:table-cell>
          <table:table-cell office:value-type="float" office:value="0.3">
            <text:p>0.3</text:p>
          </table:table-cell>
          <table:table-cell office:value-type="float" office:value="0.97763">
            <text:p>0.97763</text:p>
          </table:table-cell>
        </table:table-row>
        <table:table-row table:style-name="ro1">
          <table:table-cell office:value-type="float" office:value="2">
            <text:p>2</text:p>
          </table:table-cell>
          <table:table-cell office:value-type="float" office:value="0.5">
            <text:p>0.5</text:p>
          </table:table-cell>
          <table:table-cell office:value-type="float" office:value="0.93847">
            <text:p>0.93847</text:p>
          </table:table-cell>
        </table:table-row>
        <table:table-row table:style-name="ro1">
          <table:table-cell office:value-type="float" office:value="3">
            <text:p>3</text:p>
          </table:table-cell>
          <table:table-cell office:value-type="float" office:value="0.7">
            <text:p>0.7</text:p>
          </table:table-cell>
          <table:table-cell office:value-type="float" office:value="0.8812">
            <text:p>0.88120</text:p>
          </table:table-cell>
        </table:table-row>
        <table:table-row table:style-name="ro1">
          <table:table-cell office:value-type="float" office:value="4">
            <text:p>4</text:p>
          </table:table-cell>
          <table:table-cell office:value-type="float" office:value="0.9">
            <text:p>0.9</text:p>
          </table:table-cell>
          <table:table-cell office:value-type="float" office:value="0.80752">
            <text:p>0.80752</text:p>
          </table:table-cell>
        </table:table-row>
        <table:table-row table:style-name="ro1">
          <table:table-cell office:value-type="float" office:value="5">
            <text:p>5</text:p>
          </table:table-cell>
          <table:table-cell office:value-type="float" office:value="1.1">
            <text:p>1.1</text:p>
          </table:table-cell>
          <table:table-cell office:value-type="float" office:value="0.71962">
            <text:p>0.71962</text:p>
          </table:table-cell>
        </table:table-row>
        <table:table-row table:style-name="ro1">
          <table:table-cell office:value-type="float" office:value="6">
            <text:p>6</text:p>
          </table:table-cell>
          <table:table-cell office:value-type="float" office:value="1.3">
            <text:p>1.3</text:p>
          </table:table-cell>
          <table:table-cell office:value-type="float" office:value="0.62009">
            <text:p>0.62009</text:p>
          </table:table-cell>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106">
      <number:number number:decimal-places="1" number:min-integer-digits="1"/>
    </number:number-style>
    <number:number-style style:name="N107">
      <number:number number:decimal-places="3" number:min-integer-digits="1"/>
    </number:number-style>
    <number:number-style style:name="N108">
      <number:number number:decimal-places="4" number:min-integer-digits="1"/>
    </number:number-style>
    <number:number-style style:name="N109">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9-15">15/09/2008</text:date>, <text:time>14:13: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sup>
                  <math:mo math:stretchy="false">Δ</math:mo>
                  <math:mn>4</math:mn>
                </math:msup>
                <math:msub>
                  <math:mi>f</math:mi>
                  <math:mi>i</math:mi>
                </math:msub>
              </math:mrow>
            </math:mtd>
            <math:mtd>
              <math:mrow>
                <math:msup>
                  <math:mo math:stretchy="false">Δ</math:mo>
                  <math:mn>5</math:mn>
                </math:msup>
                <math:msub>
                  <math:mi>f</math:mi>
                  <math:mi>i</math:mi>
                </math:msub>
              </math:mrow>
            </math:mtd>
            <math:mtd>
              <math:mrow>
                <math:msup>
                  <math:mo math:stretchy="false">Δ</math:mo>
                  <math:mn>6</math:mn>
                </math:msup>
                <math:msub>
                  <math:mi>f</math:mi>
                  <math:mi>i</math:mi>
                </math:msub>
              </math:mrow>
            </math:mtd>
          </math:mtr>
          <math:mtr>
            <math:mtd>
              <math:mn>0</math:mn>
            </math:mtd>
            <math:mtd>
              <math:mn>0.1</math:mn>
            </math:mtd>
            <math:mtd>
              <math:mn>0.99750</math:mn>
            </math:mtd>
            <math:mtd>
              <math:mrow>
                <math:mo math:stretchy="false">−</math:mo>
                <math:mn>0.01987</math:mn>
              </math:mrow>
            </math:mtd>
            <math:mtd>
              <math:mrow>
                <math:mo math:stretchy="false">−</math:mo>
                <math:mn>0.01929</math:mn>
              </math:mrow>
            </math:mtd>
            <math:mtd>
              <math:mn>0.00118</math:mn>
            </math:mtd>
            <math:mtd>
              <math:mn>0.00052</math:mn>
            </math:mtd>
            <math:mtd>
              <math:mrow>
                <math:mo math:stretchy="false">−</math:mo>
                <math:mn>0.00003</math:mn>
              </math:mrow>
            </math:mtd>
            <math:mtd>
              <math:mrow>
                <math:mo math:stretchy="false">−</math:mo>
                <math:mn>0.00006</math:mn>
              </math:mrow>
            </math:mtd>
          </math:mtr>
          <math:mtr>
            <math:mtd>
              <math:mn>1</math:mn>
            </math:mtd>
            <math:mtd>
              <math:mn>0.3</math:mn>
            </math:mtd>
            <math:mtd>
              <math:mn>0.97763</math:mn>
            </math:mtd>
            <math:mtd>
              <math:mrow>
                <math:mo math:stretchy="false">−</math:mo>
                <math:mn>0.03916</math:mn>
              </math:mrow>
            </math:mtd>
            <math:mtd>
              <math:mrow>
                <math:mo math:stretchy="false">−</math:mo>
                <math:mn>0.01811</math:mn>
              </math:mrow>
            </math:mtd>
            <math:mtd>
              <math:mn>0.00170</math:mn>
            </math:mtd>
            <math:mtd>
              <math:mn>0.00049</math:mn>
            </math:mtd>
            <math:mtd>
              <math:mrow>
                <math:mo math:stretchy="false">−</math:mo>
                <math:mn>0.00009</math:mn>
              </math:mrow>
            </math:mtd>
            <math:mtd>
              <math:mrow/>
            </math:mtd>
          </math:mtr>
          <math:mtr>
            <math:mtd>
              <math:mn>2</math:mn>
            </math:mtd>
            <math:mtd>
              <math:mn>0.5</math:mn>
            </math:mtd>
            <math:mtd>
              <math:mstyle math:color="blue">
                <math:mrow>
                  <math:mn>0.93847</math:mn>
                </math:mrow>
              </math:mstyle>
            </math:mtd>
            <math:mtd>
              <math:mstyle math:color="blue">
                <math:mrow>
                  <math:mrow>
                    <math:mo math:stretchy="false">−</math:mo>
                    <math:mn>0.05727</math:mn>
                  </math:mrow>
                </math:mrow>
              </math:mstyle>
            </math:mtd>
            <math:mtd>
              <math:mstyle math:color="blue">
                <math:mrow>
                  <math:mrow>
                    <math:mo math:stretchy="false">−</math:mo>
                    <math:mn>0.01641</math:mn>
                  </math:mrow>
                </math:mrow>
              </math:mstyle>
            </math:mtd>
            <math:mtd>
              <math:mn>0.00219</math:mn>
            </math:mtd>
            <math:mtd>
              <math:mn>0.00040</math:mn>
            </math:mtd>
            <math:mtd>
              <math:mrow/>
            </math:mtd>
            <math:mtd>
              <math:mrow/>
            </math:mtd>
          </math:mtr>
          <math:mtr>
            <math:mtd>
              <math:mn>3</math:mn>
            </math:mtd>
            <math:mtd>
              <math:mn>0.7</math:mn>
            </math:mtd>
            <math:mtd>
              <math:mn>0.88120</math:mn>
            </math:mtd>
            <math:mtd>
              <math:mrow>
                <math:mo math:stretchy="false">−</math:mo>
                <math:mn>0.07368</math:mn>
              </math:mrow>
            </math:mtd>
            <math:mtd>
              <math:mrow>
                <math:mo math:stretchy="false">−</math:mo>
                <math:mn>0.01422</math:mn>
              </math:mrow>
            </math:mtd>
            <math:mtd>
              <math:mn>0.00259</math:mn>
            </math:mtd>
            <math:mtd>
              <math:mrow/>
            </math:mtd>
            <math:mtd>
              <math:mrow/>
            </math:mtd>
            <math:mtd>
              <math:mrow/>
            </math:mtd>
          </math:mtr>
          <math:mtr>
            <math:mtd>
              <math:mn>4</math:mn>
            </math:mtd>
            <math:mtd>
              <math:mn>0.9</math:mn>
            </math:mtd>
            <math:mtd>
              <math:mn>0.80752</math:mn>
            </math:mtd>
            <math:mtd>
              <math:mrow>
                <math:mo math:stretchy="false">−</math:mo>
                <math:mn>0.08790</math:mn>
              </math:mrow>
            </math:mtd>
            <math:mtd>
              <math:mrow>
                <math:mo math:stretchy="false">−</math:mo>
                <math:mn>0.01163</math:mn>
              </math:mrow>
            </math:mtd>
            <math:mtd>
              <math:mrow/>
            </math:mtd>
            <math:mtd>
              <math:mrow/>
            </math:mtd>
            <math:mtd>
              <math:mrow/>
            </math:mtd>
            <math:mtd>
              <math:mrow/>
            </math:mtd>
          </math:mtr>
          <math:mtr>
            <math:mtd>
              <math:mn>5</math:mn>
            </math:mtd>
            <math:mtd>
              <math:mn>1.1</math:mn>
            </math:mtd>
            <math:mtd>
              <math:mn>0.71962</math:mn>
            </math:mtd>
            <math:mtd>
              <math:mrow>
                <math:mo math:stretchy="false">−</math:mo>
                <math:mn>0.09953</math:mn>
              </math:mrow>
            </math:mtd>
            <math:mtd>
              <math:mrow/>
            </math:mtd>
            <math:mtd>
              <math:mrow/>
            </math:mtd>
            <math:mtd>
              <math:mrow/>
            </math:mtd>
            <math:mtd>
              <math:mrow/>
            </math:mtd>
            <math:mtd>
              <math:mrow/>
            </math:mtd>
          </math:mtr>
          <math:mtr>
            <math:mtd>
              <math:mn>6</math:mn>
            </math:mtd>
            <math:mtd>
              <math:mn>1.3</math:mn>
            </math:mtd>
            <math:mtd>
              <math:mn>0.62009</math:mn>
            </math:mtd>
            <math:mtd>
              <math:mrow/>
            </math:mtd>
            <math:mtd>
              <math:mrow/>
            </math:mtd>
            <math:mtd>
              <math:mrow/>
            </math:mtd>
            <math:mtd>
              <math:mrow/>
            </math:mtd>
            <math:mtd>
              <math:mrow/>
            </math:mtd>
            <math:mtd>
              <math:mrow/>
            </math:mtd>
          </math:mtr>
        </math:mtable>
      </math:mrow>
    </math:mstyle>
    <math:annotation math:encoding="StarMath 5.0">size 20 {matrix {i # x_{i} # f_{i} # %DELTA f_{i} # %DELTA^{2} f_{i} #%DELTA^{3} f_{i} #%DELTA^{4} f_{i} # %DELTA^{5} f_{i} # %DELTA^{6} f_{i} ## 0 # 0.1 # 0.99750 # -0.01987 # -0.01929 # 0.00118 # 0.00052 # -0.00003 # -0.00006 ## 1 # 0.3 # 0.97763 # -0.03916 # -0.01811 # 0.00170 # 0.00049 # -0.00009 # {} ## 2 # 0.5 # {color blue 0.93847} # {color blue -0.05727} # {color blue -0.01641} # 0.00219 # 0.00040 # {} # {} ## 3 # 0.7 # 0.88120 # -0.07368 # -0.01422 # 0.00259 # {} # {} # {} ## 4 # 0.9 # 0.80752 # -0.08790 # -0.01163 # {} # {} # {} #{} ## 5 # 1.1 # 0.71962 # -0.09953 # {} # {} # {} # {} # {} ## 6 # 1.3 # 0.62009 # {} #{} #{} #{} #{} #{}}}</math:annotation>
  </math:semantics>
</math:math>
</file>

<file path=Object 40/content.xml><?xml version="1.0" encoding="utf-8"?>
<!DOCTYPE math  PUBLIC '-//OpenOffice.org//DTD Modified W3C MathML 1.01//EN'  'math.dtd'>
<math:math xmlns:math="http://www.w3.org/1998/Math/MathML">
  <math:semantics>
    <math:mstyle math:fontsize="20pt">
      <math:mrow>
        <math:mtable>
          <math:mtr>
            <math:mtd>
              <math:mi>i</math:mi>
            </math:mtd>
            <math:mtd>
              <math:msub>
                <math:mi>x</math:mi>
                <math:mi>i</math:mi>
              </math:msub>
            </math:mtd>
            <math:mtd>
              <math:msub>
                <math:mi>f</math:mi>
                <math:mi>i</math:mi>
              </math:msub>
            </math:mtd>
            <math:mtd>
              <math:mrow>
                <math:mo math:stretchy="false">∇</math:mo>
                <math:msub>
                  <math:mi>f</math:mi>
                  <math:mi>i</math:mi>
                </math:msub>
              </math:mrow>
            </math:mtd>
            <math:mtd>
              <math:mrow>
                <math:msup>
                  <math:mo math:stretchy="false">∇</math:mo>
                  <math:mn>2</math:mn>
                </math:msup>
                <math:msub>
                  <math:mi>f</math:mi>
                  <math:mi>i</math:mi>
                </math:msub>
              </math:mrow>
            </math:mtd>
            <math:mtd>
              <math:mrow>
                <math:msup>
                  <math:mo math:stretchy="false">∇</math:mo>
                  <math:mn>3</math:mn>
                </math:msup>
                <math:msub>
                  <math:mi>f</math:mi>
                  <math:mi>i</math:mi>
                </math:msub>
              </math:mrow>
            </math:mtd>
            <math:mtd>
              <math:mrow>
                <math:msup>
                  <math:mo math:stretchy="false">∇</math:mo>
                  <math:mn>4</math:mn>
                </math:msup>
                <math:msub>
                  <math:mi>f</math:mi>
                  <math:mi>i</math:mi>
                </math:msub>
              </math:mrow>
            </math:mtd>
            <math:mtd>
              <math:mrow>
                <math:msup>
                  <math:mo math:stretchy="false">∇</math:mo>
                  <math:mn>5</math:mn>
                </math:msup>
                <math:msub>
                  <math:mi>f</math:mi>
                  <math:mi>i</math:mi>
                </math:msub>
              </math:mrow>
            </math:mtd>
            <math:mtd>
              <math:mrow>
                <math:msup>
                  <math:mo math:stretchy="false">∇</math:mo>
                  <math:mn>6</math:mn>
                </math:msup>
                <math:msub>
                  <math:mi>f</math:mi>
                  <math:mi>i</math:mi>
                </math:msub>
              </math:mrow>
            </math:mtd>
          </math:mtr>
          <math:mtr>
            <math:mtd>
              <math:mn>0</math:mn>
            </math:mtd>
            <math:mtd>
              <math:mn>0.1</math:mn>
            </math:mtd>
            <math:mtd>
              <math:mn>0.99750</math:mn>
            </math:mtd>
            <math:mtd>
              <math:mrow/>
            </math:mtd>
            <math:mtd>
              <math:mrow/>
            </math:mtd>
            <math:mtd>
              <math:mrow/>
            </math:mtd>
            <math:mtd>
              <math:mrow/>
            </math:mtd>
            <math:mtd>
              <math:mrow/>
            </math:mtd>
            <math:mtd>
              <math:mrow/>
            </math:mtd>
          </math:mtr>
          <math:mtr>
            <math:mtd>
              <math:mn>1</math:mn>
            </math:mtd>
            <math:mtd>
              <math:mn>0.3</math:mn>
            </math:mtd>
            <math:mtd>
              <math:mn>0.97763</math:mn>
            </math:mtd>
            <math:mtd>
              <math:mrow>
                <math:mo math:stretchy="false">−</math:mo>
                <math:mn>0.01987</math:mn>
              </math:mrow>
            </math:mtd>
            <math:mtd>
              <math:mrow/>
            </math:mtd>
            <math:mtd>
              <math:mrow/>
            </math:mtd>
            <math:mtd>
              <math:mrow/>
            </math:mtd>
            <math:mtd>
              <math:mrow/>
            </math:mtd>
            <math:mtd>
              <math:mrow/>
            </math:mtd>
          </math:mtr>
          <math:mtr>
            <math:mtd>
              <math:mn>2</math:mn>
            </math:mtd>
            <math:mtd>
              <math:mn>0.5</math:mn>
            </math:mtd>
            <math:mtd>
              <math:mn>0.93847</math:mn>
            </math:mtd>
            <math:mtd>
              <math:mrow>
                <math:mo math:stretchy="false">−</math:mo>
                <math:mn>0.03916</math:mn>
              </math:mrow>
            </math:mtd>
            <math:mtd>
              <math:mrow>
                <math:mo math:stretchy="false">−</math:mo>
                <math:mn>0.01929</math:mn>
              </math:mrow>
            </math:mtd>
            <math:mtd>
              <math:mrow/>
            </math:mtd>
            <math:mtd>
              <math:mrow/>
            </math:mtd>
            <math:mtd>
              <math:mrow/>
            </math:mtd>
            <math:mtd>
              <math:mrow/>
            </math:mtd>
          </math:mtr>
          <math:mtr>
            <math:mtd>
              <math:mn>3</math:mn>
            </math:mtd>
            <math:mtd>
              <math:mn>0.7</math:mn>
            </math:mtd>
            <math:mtd>
              <math:mn>0.88120</math:mn>
            </math:mtd>
            <math:mtd>
              <math:mrow>
                <math:mo math:stretchy="false">−</math:mo>
                <math:mn>0.05727</math:mn>
              </math:mrow>
            </math:mtd>
            <math:mtd>
              <math:mrow>
                <math:mo math:stretchy="false">−</math:mo>
                <math:mn>0.01811</math:mn>
              </math:mrow>
            </math:mtd>
            <math:mtd>
              <math:mn>0.00118</math:mn>
            </math:mtd>
            <math:mtd>
              <math:mrow/>
            </math:mtd>
            <math:mtd>
              <math:mrow/>
            </math:mtd>
            <math:mtd>
              <math:mrow/>
            </math:mtd>
          </math:mtr>
          <math:mtr>
            <math:mtd>
              <math:mn>4</math:mn>
            </math:mtd>
            <math:mtd>
              <math:mn>0.9</math:mn>
            </math:mtd>
            <math:mtd>
              <math:mn>0.80752</math:mn>
            </math:mtd>
            <math:mtd>
              <math:mrow>
                <math:mo math:stretchy="false">−</math:mo>
                <math:mn>0.07368</math:mn>
              </math:mrow>
            </math:mtd>
            <math:mtd>
              <math:mrow>
                <math:mo math:stretchy="false">−</math:mo>
                <math:mn>0.01641</math:mn>
              </math:mrow>
            </math:mtd>
            <math:mtd>
              <math:mn>0.00170</math:mn>
            </math:mtd>
            <math:mtd>
              <math:mn>0.00052</math:mn>
            </math:mtd>
            <math:mtd>
              <math:mrow/>
            </math:mtd>
            <math:mtd>
              <math:mrow/>
            </math:mtd>
          </math:mtr>
          <math:mtr>
            <math:mtd>
              <math:mn>5</math:mn>
            </math:mtd>
            <math:mtd>
              <math:mn>1.1</math:mn>
            </math:mtd>
            <math:mtd>
              <math:mn>0.71962</math:mn>
            </math:mtd>
            <math:mtd>
              <math:mrow>
                <math:mo math:stretchy="false">−</math:mo>
                <math:mn>0.08790</math:mn>
              </math:mrow>
            </math:mtd>
            <math:mtd>
              <math:mrow>
                <math:mo math:stretchy="false">−</math:mo>
                <math:mn>0.01422</math:mn>
              </math:mrow>
            </math:mtd>
            <math:mtd>
              <math:mn>0.00219</math:mn>
            </math:mtd>
            <math:mtd>
              <math:mn>0.00049</math:mn>
            </math:mtd>
            <math:mtd>
              <math:mrow>
                <math:mo math:stretchy="false">−</math:mo>
                <math:mn>0.00003</math:mn>
              </math:mrow>
            </math:mtd>
            <math:mtd>
              <math:mrow/>
            </math:mtd>
          </math:mtr>
          <math:mtr>
            <math:mtd>
              <math:mn>6</math:mn>
            </math:mtd>
            <math:mtd>
              <math:mn>1.3</math:mn>
            </math:mtd>
            <math:mtd>
              <math:mn>0.62009</math:mn>
            </math:mtd>
            <math:mtd>
              <math:mrow>
                <math:mo math:stretchy="false">−</math:mo>
                <math:mn>0.09953</math:mn>
              </math:mrow>
            </math:mtd>
            <math:mtd>
              <math:mrow>
                <math:mo math:stretchy="false">−</math:mo>
                <math:mn>0.01163</math:mn>
              </math:mrow>
            </math:mtd>
            <math:mtd>
              <math:mn>0.00259</math:mn>
            </math:mtd>
            <math:mtd>
              <math:mn>0.00040</math:mn>
            </math:mtd>
            <math:mtd>
              <math:mrow>
                <math:mo math:stretchy="false">−</math:mo>
                <math:mn>0.00009</math:mn>
              </math:mrow>
            </math:mtd>
            <math:mtd>
              <math:mrow>
                <math:mo math:stretchy="false">−</math:mo>
                <math:mn>0.00006</math:mn>
              </math:mrow>
            </math:mtd>
          </math:mtr>
        </math:mtable>
      </math:mrow>
    </math:mstyle>
    <math:annotation math:encoding="StarMath 5.0">size 20 {matrix {i # x_{i} # f_{i} # nabla f_{i} # nabla^{2} f_{i} # nabla^{3} f_{i} #nabla^{4} f_{i} # nabla^{5} f_{i} # nabla^{6} f_{i} ## 0 # 0.1 # 0.99750 # {} # {} # {} # {} # {} # {} ## 1 # 0.3 # 0.97763 # -0.01987 # {} # {} # {} # {} # {} ## 2 # 0.5 # 0.93847 # -0.03916 # -0.01929 # {} # {} # {} # {} ## 3 # 0.7 # 0.88120 # -0.05727 # -0.01811 # 0.00118 # {} # {} # {} ## 4 # 0.9 # 0.80752 # -0.07368 # -0.01641 # 0.00170 # 0.00052 # {} #{} ## 5 # 1.1 # 0.71962 # -0.08790 # -0.01422 # 0.00219 # 0.00049 # -0.00003 # {} ## 6 # 1.3 # 0.62009 # -0.09953 # -0.01163 # 0.00259 # 0.00040 # -0.00009 # -0.00006}}</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771cm"/>
    </style:style>
    <style:style style:name="ro1" style:family="table-row">
      <style:table-row-properties style:row-height="1.21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size="28pt" style:font-size-asian="28pt" style:font-size-complex="28pt"/>
    </style:style>
    <style:style style:name="ce2" style:family="table-cell" style:parent-style-name="Default" style:data-style-name="N107">
      <style:table-cell-properties style:text-align-source="fix" style:repeat-content="false" fo:border="0.002cm solid #000000"/>
      <style:paragraph-properties fo:text-align="center" fo:margin-left="0cm"/>
      <style:text-properties fo:font-size="28pt" style:font-size-asian="28pt" style:font-size-complex="28pt"/>
    </style:style>
    <style:style style:name="ce3" style:family="table-cell" style:parent-style-name="Default" style:data-style-name="N108">
      <style:table-cell-properties style:text-align-source="fix" style:repeat-content="false" fo:border="0.002cm solid #000000"/>
      <style:paragraph-properties fo:text-align="center" fo:margin-left="0cm"/>
      <style:text-properties fo:font-size="28pt" style:font-size-asian="28pt" style:font-size-complex="28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1" table:default-cell-style-name="ce2"/>
        <table:table-column table:style-name="co2" table:default-cell-style-name="ce3"/>
        <table:table-row table:style-name="ro1">
          <table:table-cell office:value-type="string">
            <text:p>i</text:p>
          </table:table-cell>
          <table:table-cell table:style-name="ce1" office:value-type="string">
            <text:p>xi</text:p>
          </table:table-cell>
          <table:table-cell table:style-name="ce1" office:value-type="string">
            <text:p>f(xi)</text:p>
          </table:table-cell>
        </table:table-row>
        <table:table-row table:style-name="ro1">
          <table:table-cell office:value-type="float" office:value="1">
            <text:p>1</text:p>
          </table:table-cell>
          <table:table-cell office:value-type="float" office:value="0.5">
            <text:p>0.5</text:p>
          </table:table-cell>
          <table:table-cell office:value-type="float" office:value="1.143">
            <text:p>1.143</text:p>
          </table:table-cell>
        </table:table-row>
        <table:table-row table:style-name="ro1">
          <table:table-cell office:value-type="float" office:value="2">
            <text:p>2</text:p>
          </table:table-cell>
          <table:table-cell office:value-type="float" office:value="1">
            <text:p>1.0</text:p>
          </table:table-cell>
          <table:table-cell office:value-type="float" office:value="1">
            <text:p>1.000</text:p>
          </table:table-cell>
        </table:table-row>
        <table:table-row table:style-name="ro1">
          <table:table-cell office:value-type="float" office:value="3">
            <text:p>3</text:p>
          </table:table-cell>
          <table:table-cell office:value-type="float" office:value="1.5">
            <text:p>1.5</text:p>
          </table:table-cell>
          <table:table-cell office:value-type="float" office:value="0.828">
            <text:p>0.828</text:p>
          </table:table-cell>
        </table:table-row>
        <table:table-row table:style-name="ro1">
          <table:table-cell office:value-type="float" office:value="4">
            <text:p>4</text:p>
          </table:table-cell>
          <table:table-cell office:value-type="float" office:value="2">
            <text:p>2.0</text:p>
          </table:table-cell>
          <table:table-cell office:value-type="float" office:value="0.667">
            <text:p>0.667</text:p>
          </table:table-cell>
        </table:table-row>
        <table:table-row table:style-name="ro1">
          <table:table-cell office:value-type="float" office:value="5">
            <text:p>5</text:p>
          </table:table-cell>
          <table:table-cell office:value-type="float" office:value="2.5">
            <text:p>2.5</text:p>
          </table:table-cell>
          <table:table-cell office:value-type="float" office:value="0.533">
            <text:p>0.533</text:p>
          </table:table-cell>
        </table:table-row>
        <table:table-row table:style-name="ro1">
          <table:table-cell office:value-type="float" office:value="6">
            <text:p>6</text:p>
          </table:table-cell>
          <table:table-cell office:value-type="float" office:value="3">
            <text:p>3.0</text:p>
          </table:table-cell>
          <table:table-cell office:value-type="float" office:value="0.428">
            <text:p>0.428</text:p>
          </table:table-cell>
        </table:table-row>
      </table:table>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MX"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5"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2">22/09/2009</text:date>, <text:time>15:0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DOCTYPE math  PUBLIC '-//OpenOffice.org//DTD Modified W3C MathML 1.01//EN'  'math.dtd'>
<math:math xmlns:math="http://www.w3.org/1998/Math/MathML">
  <math:semantics>
    <math:mstyle math:fontsize="25pt">
      <math:mrow>
        <math:mrow>
          <math:mrow>
            <math:mi>y</math:mi>
            <math:mo math:stretchy="false">=</math:mo>
            <math:mrow>
              <math:mrow>
                <math:mn>0.93847</math:mn>
                <math:mo math:stretchy="false">−</math:mo>
                <math:mn>0.05727s</math:mn>
              </math:mrow>
              <math:mo math:stretchy="false">−</math:mo>
              <math:mfrac>
                <math:mn>0.01641</math:mn>
                <math:mn>2</math:mn>
              </math:mfrac>
            </math:mrow>
          </math:mrow>
          <math:mi>s</math:mi>
          <math:mrow>
            <math:mo math:stretchy="false">(</math:mo>
            <math:mrow>
              <math:mi>s</math:mi>
              <math:mo math:stretchy="false">−</math:mo>
              <math:mn>1</math:mn>
            </math:mrow>
            <math:mo math:stretchy="false">)</math:mo>
          </math:mrow>
          <math:mi/>
          <math:mtext>con  </math:mtext>
          <math:mrow>
            <math:mi>s</math:mi>
            <math:mo math:stretchy="false">=</math:mo>
            <math:mfrac>
              <math:mrow>
                <math:mi>x</math:mi>
                <math:mo math:stretchy="false">−</math:mo>
                <math:msub>
                  <math:mi>x</math:mi>
                  <math:mn>2</math:mn>
                </math:msub>
              </math:mrow>
              <math:mi>h</math:mi>
            </math:mfrac>
          </math:mrow>
        </math:mrow>
      </math:mrow>
    </math:mstyle>
    <math:annotation math:encoding="StarMath 5.0">size 25 {y = 0.93847 - 0.05727s - {0.01641 over 2} s(s-1) ~~~"con  " s = {x-x_{2}}over h}</math:annotation>
  </math:semantics>
</math:math>
</file>

<file path=Object 6/content.xml><?xml version="1.0" encoding="utf-8"?>
<!DOCTYPE math  PUBLIC '-//OpenOffice.org//DTD Modified W3C MathML 1.01//EN'  'math.dtd'>
<math:math xmlns:math="http://www.w3.org/1998/Math/MathML">
  <math:semantics>
    <math:mstyle math:fontsize="30pt">
      <math:mrow>
        <math:mtable>
          <math:mtr>
            <math:mtd>
              <math:mi>i</math:mi>
            </math:mtd>
            <math:mtd>
              <math:msub>
                <math:mi>f</math:mi>
                <math:mi>i</math:mi>
              </math:msub>
            </math:mtd>
            <math:mtd>
              <math:mrow>
                <math:mo math:stretchy="false">Δ</math:mo>
                <math:msub>
                  <math:mi>f</math:mi>
                  <math:mi>i</math:mi>
                </math:msub>
              </math:mrow>
            </math:mtd>
            <math:mtd>
              <math:mrow>
                <math:msup>
                  <math:mo math:stretchy="false">Δ</math:mo>
                  <math:mn>2</math:mn>
                </math:msup>
                <math:msub>
                  <math:mi>f</math:mi>
                  <math:mi>i</math:mi>
                </math:msub>
              </math:mrow>
            </math:mtd>
            <math:mtd>
              <math:mrow>
                <math:msup>
                  <math:mo math:stretchy="false">Δ</math:mo>
                  <math:mn>3</math:mn>
                </math:msup>
                <math:msub>
                  <math:mi>f</math:mi>
                  <math:mi>i</math:mi>
                </math:msub>
              </math:mrow>
            </math:mtd>
            <math:mtd>
              <math:mrow>
                <math:mi/>
                <math:msup>
                  <math:mo math:stretchy="false">Δ</math:mo>
                  <math:mn>4</math:mn>
                </math:msup>
                <math:msub>
                  <math:mi>f</math:mi>
                  <math:mi>i</math:mi>
                </math:msub>
              </math:mrow>
            </math:mtd>
            <math:mtd>
              <math:mrow>
                <math:mi/>
                <math:msup>
                  <math:mo math:stretchy="false">Δ</math:mo>
                  <math:mn>5</math:mn>
                </math:msup>
                <math:msub>
                  <math:mi>f</math:mi>
                  <math:mi>i</math:mi>
                </math:msub>
              </math:mrow>
            </math:mtd>
          </math:mtr>
        </math:mtable>
      </math:mrow>
    </math:mstyle>
    <math:annotation math:encoding="StarMath 5.0">size 30 {matrix {i # f_{i} # %DELTA f_{i} # %DELTA^{2} f_{i} # %DELTA^{3} f_{i} # ~ %DELTA^{4} f_{i} # ~%DELTA^{5} f_{i}}}</math:annotation>
  </math:semantics>
</math:math>
</file>

<file path=Object 7/content.xml><?xml version="1.0" encoding="utf-8"?>
<!DOCTYPE math  PUBLIC '-//OpenOffice.org//DTD Modified W3C MathML 1.01//EN'  'math.dtd'>
<math:math xmlns:math="http://www.w3.org/1998/Math/MathML">
  <math:semantics>
    <math:mstyle math:fontsize="30pt">
      <math:mrow>
        <math:mtable>
          <math:mtr>
            <math:mtd>
              <math:mn>0</math:mn>
            </math:mtd>
            <math:mtd>
              <math:msub>
                <math:mi>f</math:mi>
                <math:mn>0</math:mn>
              </math:msub>
            </math:mtd>
            <math:mtd>
              <math:mrow>
                <math:mo math:stretchy="false">Δ</math:mo>
                <math:msub>
                  <math:mi>f</math:mi>
                  <math:mn>0</math:mn>
                </math:msub>
              </math:mrow>
            </math:mtd>
            <math:mtd>
              <math:mrow>
                <math:msup>
                  <math:mo math:stretchy="false">Δ</math:mo>
                  <math:mn>2</math:mn>
                </math:msup>
                <math:msub>
                  <math:mi>f</math:mi>
                  <math:mn>0</math:mn>
                </math:msub>
              </math:mrow>
            </math:mtd>
            <math:mtd>
              <math:mrow>
                <math:msup>
                  <math:mo math:stretchy="false">Δ</math:mo>
                  <math:mn>3</math:mn>
                </math:msup>
                <math:msub>
                  <math:mi>f</math:mi>
                  <math:mn>0</math:mn>
                </math:msub>
              </math:mrow>
            </math:mtd>
            <math:mtd>
              <math:mrow>
                <math:msup>
                  <math:mo math:stretchy="false">Δ</math:mo>
                  <math:mn>4</math:mn>
                </math:msup>
                <math:msub>
                  <math:mi>f</math:mi>
                  <math:mn>0</math:mn>
                </math:msub>
              </math:mrow>
            </math:mtd>
            <math:mtd>
              <math:mrow>
                <math:msup>
                  <math:mo math:stretchy="false">Δ</math:mo>
                  <math:mn>5</math:mn>
                </math:msup>
                <math:msub>
                  <math:mi>f</math:mi>
                  <math:mn>0</math:mn>
                </math:msub>
              </math:mrow>
            </math:mtd>
          </math:mtr>
          <math:mtr>
            <math:mtd>
              <math:mn>1</math:mn>
            </math:mtd>
            <math:mtd>
              <math:msub>
                <math:mi>f</math:mi>
                <math:mn>1</math:mn>
              </math:msub>
            </math:mtd>
            <math:mtd>
              <math:mrow>
                <math:mo math:stretchy="false">Δ</math:mo>
                <math:msub>
                  <math:mi>f</math:mi>
                  <math:mn>1</math:mn>
                </math:msub>
              </math:mrow>
            </math:mtd>
            <math:mtd>
              <math:mrow>
                <math:msup>
                  <math:mo math:stretchy="false">Δ</math:mo>
                  <math:mn>2</math:mn>
                </math:msup>
                <math:msub>
                  <math:mi>f</math:mi>
                  <math:mn>1</math:mn>
                </math:msub>
              </math:mrow>
            </math:mtd>
            <math:mtd>
              <math:mrow>
                <math:msup>
                  <math:mo math:stretchy="false">Δ</math:mo>
                  <math:mn>3</math:mn>
                </math:msup>
                <math:msub>
                  <math:mi>f</math:mi>
                  <math:mn>1</math:mn>
                </math:msub>
              </math:mrow>
            </math:mtd>
            <math:mtd>
              <math:mrow>
                <math:msup>
                  <math:mo math:stretchy="false">Δ</math:mo>
                  <math:mn>4</math:mn>
                </math:msup>
                <math:msub>
                  <math:mi>f</math:mi>
                  <math:mn>1</math:mn>
                </math:msub>
              </math:mrow>
            </math:mtd>
            <math:mtd>
              <math:mrow/>
            </math:mtd>
          </math:mtr>
          <math:mtr>
            <math:mtd>
              <math:mn>2</math:mn>
            </math:mtd>
            <math:mtd>
              <math:msub>
                <math:mi>f</math:mi>
                <math:mn>2</math:mn>
              </math:msub>
            </math:mtd>
            <math:mtd>
              <math:mrow>
                <math:mo math:stretchy="false">Δ</math:mo>
                <math:msub>
                  <math:mi>f</math:mi>
                  <math:mn>2</math:mn>
                </math:msub>
              </math:mrow>
            </math:mtd>
            <math:mtd>
              <math:mrow>
                <math:msup>
                  <math:mo math:stretchy="false">Δ</math:mo>
                  <math:mn>2</math:mn>
                </math:msup>
                <math:msub>
                  <math:mi>f</math:mi>
                  <math:mn>2</math:mn>
                </math:msub>
              </math:mrow>
            </math:mtd>
            <math:mtd>
              <math:mrow>
                <math:msup>
                  <math:mo math:stretchy="false">Δ</math:mo>
                  <math:mn>3</math:mn>
                </math:msup>
                <math:msub>
                  <math:mi>f</math:mi>
                  <math:mn>2</math:mn>
                </math:msub>
              </math:mrow>
            </math:mtd>
            <math:mtd>
              <math:mrow/>
            </math:mtd>
            <math:mtd>
              <math:mrow/>
            </math:mtd>
          </math:mtr>
          <math:mtr>
            <math:mtd>
              <math:mn>3</math:mn>
            </math:mtd>
            <math:mtd>
              <math:msub>
                <math:mi>f</math:mi>
                <math:mn>3</math:mn>
              </math:msub>
            </math:mtd>
            <math:mtd>
              <math:mrow>
                <math:mo math:stretchy="false">Δ</math:mo>
                <math:msub>
                  <math:mi>f</math:mi>
                  <math:mn>3</math:mn>
                </math:msub>
              </math:mrow>
            </math:mtd>
            <math:mtd>
              <math:mrow>
                <math:msup>
                  <math:mo math:stretchy="false">Δ</math:mo>
                  <math:mn>2</math:mn>
                </math:msup>
                <math:msub>
                  <math:mi>f</math:mi>
                  <math:mn>0</math:mn>
                </math:msub>
              </math:mrow>
            </math:mtd>
            <math:mtd>
              <math:mrow/>
            </math:mtd>
            <math:mtd>
              <math:mrow/>
            </math:mtd>
            <math:mtd>
              <math:mrow/>
            </math:mtd>
          </math:mtr>
          <math:mtr>
            <math:mtd>
              <math:mn>4</math:mn>
            </math:mtd>
            <math:mtd>
              <math:msub>
                <math:mi>f</math:mi>
                <math:mn>4</math:mn>
              </math:msub>
            </math:mtd>
            <math:mtd>
              <math:mrow>
                <math:mo math:stretchy="false">Δ</math:mo>
                <math:msub>
                  <math:mi>f</math:mi>
                  <math:mn>4</math:mn>
                </math:msub>
              </math:mrow>
            </math:mtd>
            <math:mtd>
              <math:mrow/>
            </math:mtd>
            <math:mtd>
              <math:mrow/>
            </math:mtd>
            <math:mtd>
              <math:mrow/>
            </math:mtd>
            <math:mtd>
              <math:mrow/>
            </math:mtd>
          </math:mtr>
          <math:mtr>
            <math:mtd>
              <math:mn>5</math:mn>
            </math:mtd>
            <math:mtd>
              <math:msub>
                <math:mi>f</math:mi>
                <math:mn>5</math:mn>
              </math:msub>
            </math:mtd>
            <math:mtd>
              <math:mrow/>
            </math:mtd>
            <math:mtd>
              <math:mrow/>
            </math:mtd>
            <math:mtd>
              <math:mrow/>
            </math:mtd>
            <math:mtd>
              <math:mrow/>
            </math:mtd>
            <math:mtd>
              <math:mrow/>
            </math:mtd>
          </math:mtr>
        </math:mtable>
      </math:mrow>
    </math:mstyle>
    <math:annotation math:encoding="StarMath 5.0">size 30 {matrix {0 # f_{0} # %DELTA f_{0} # %DELTA^{2} f_{0} # %DELTA^{3} f_{0} # %DELTA^{4} f_{0} # %DELTA^{5} f_{0} ## 1 # f_{1} # %DELTA f_{1} # %DELTA^{2} f_{1} # %DELTA^{3} f_{1} # %DELTA^{4} f_{1} # {} ## 2 # f_{2} # %DELTA f_{2} # %DELTA^{2} f_{2} # %DELTA^{3} f_{2} # {} # {} ## 3 # f_{3} # %DELTA f_{3} # %DELTA^{2} f_{0} # {} # {} # {} ## 4 # f_{4} # %DELTA f_{4} # {} # {} # {} # {} ## 5 # f_{5} # {} # {} # {} # {} # {}}}</math:annotation>
  </math:semantics>
</math:math>
</file>

<file path=Object 8/content.xml><?xml version="1.0" encoding="utf-8"?>
<!DOCTYPE math  PUBLIC '-//OpenOffice.org//DTD Modified W3C MathML 1.01//EN'  'math.dtd'>
<math:math xmlns:math="http://www.w3.org/1998/Math/MathML">
  <math:semantics>
    <math:mstyle math:fontsize="35pt">
      <math:mrow>
        <math:mrow>
          <math:mfenced math:open="" math:close="">
            <math:mtable>
              <math:mtr>
                <math:mi>s</math:mi>
              </math:mtr>
              <math:mtr>
                <math:mrow>
                  <math:mi>N</math:mi>
                  <math:mo math:stretchy="false">+</math:mo>
                  <math:mn>1</math:mn>
                </math:mrow>
              </math:mtr>
            </math:mtable>
          </math:mfenced>
          <math:msup>
            <math:mo math:stretchy="false">Δ</math:mo>
            <math:mrow>
              <math:mi>N</math:mi>
              <math:mo math:stretchy="false">+</math:mo>
              <math:mn>1</math:mn>
            </math:mrow>
          </math:msup>
          <math:mrow>
            <math:msub>
              <math:mi>f</math:mi>
              <math:mn>0</math:mn>
            </math:msub>
            <math:mo math:stretchy="false">=</math:mo>
            <math:mfrac>
              <math:mrow>
                <math:mi>s</math:mi>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o math:stretchy="false">⋯</math:mo>
                <math:mrow>
                  <math:mo math:stretchy="false">(</math:mo>
                  <math:mrow>
                    <math:mi>s</math:mi>
                    <math:mo math:stretchy="false">−</math:mo>
                    <math:mi>N</math:mi>
                  </math:mrow>
                  <math:mo math:stretchy="false">)</math:mo>
                </math:mrow>
              </math:mrow>
              <math:mrow>
                <math:mrow>
                  <math:mo math:stretchy="false">(</math:mo>
                  <math:mrow>
                    <math:mi>N</math:mi>
                    <math:mo math:stretchy="false">+</math:mo>
                    <math:mn>1</math:mn>
                  </math:mrow>
                  <math:mo math:stretchy="false">)</math:mo>
                </math:mrow>
                <math:mi>!</math:mi>
              </math:mrow>
            </math:mfrac>
          </math:mrow>
          <math:msup>
            <math:mo math:stretchy="false">Δ</math:mo>
            <math:mrow>
              <math:mi>N</math:mi>
              <math:mo math:stretchy="false">+</math:mo>
              <math:mn>1</math:mn>
            </math:mrow>
          </math:msup>
          <math:msub>
            <math:mi>f</math:mi>
            <math:mn>0</math:mn>
          </math:msub>
        </math:mrow>
      </math:mrow>
    </math:mstyle>
    <math:annotation math:encoding="StarMath 5.0">size 35 { left(binom {s}{N+1} right) %DELTA^{N+1} f_{0}= {s(s-1)(s-2) dotsaxis (s-N)} over {(N+1)!} %DELTA^{N+1}f_{0}}</math:annotation>
  </math:semantics>
</math:math>
</file>

<file path=Object 9/content.xml><?xml version="1.0" encoding="utf-8"?>
<!DOCTYPE math  PUBLIC '-//OpenOffice.org//DTD Modified W3C MathML 1.01//EN'  'math.dtd'>
<math:math xmlns:math="http://www.w3.org/1998/Math/MathML">
  <math:semantics>
    <math:mrow>
      <math:mstyle math:fontsize="35pt">
        <math:mrow>
          <math:mrow>
            <math:mrow>
              <math:mrow/>
              <math:mo math:stretchy="false">=</math:mo>
              <math:mfrac>
                <math:mrow>
                  <math:mrow>
                    <math:mo math:stretchy="false">(</math:mo>
                    <math:mrow>
                      <math:mi>x</math:mi>
                      <math:mo math:stretchy="false">−</math:mo>
                      <math:msub>
                        <math:mi>x</math:mi>
                        <math:mn>0</math:mn>
                      </math:msub>
                    </math:mrow>
                    <math:mo math:stretchy="false">)</math:mo>
                  </math:mrow>
                  <math:mrow>
                    <math:mo math:stretchy="false">(</math:mo>
                    <math:mrow>
                      <math:mi>x</math:mi>
                      <math:mo math:stretchy="false">−</math:mo>
                      <math:msub>
                        <math:mi>x</math:mi>
                        <math:mn>1</math:mn>
                      </math:msub>
                    </math:mrow>
                    <math:mo math:stretchy="false">)</math:mo>
                  </math:mrow>
                  <math:mo math:stretchy="false">⋯</math:mo>
                  <math:mrow>
                    <math:mo math:stretchy="false">(</math:mo>
                    <math:mrow>
                      <math:mi>x</math:mi>
                      <math:mo math:stretchy="false">−</math:mo>
                      <math:msub>
                        <math:mi>x</math:mi>
                        <math:mi>N</math:mi>
                      </math:msub>
                    </math:mrow>
                    <math:mo math:stretchy="false">)</math:mo>
                  </math:mrow>
                </math:mrow>
                <math:mrow>
                  <math:mrow>
                    <math:mo math:stretchy="false">(</math:mo>
                    <math:mrow>
                      <math:mi>N</math:mi>
                      <math:mo math:stretchy="false">+</math:mo>
                      <math:mn>1</math:mn>
                    </math:mrow>
                    <math:mo math:stretchy="false">)</math:mo>
                  </math:mrow>
                  <math:mi>!</math:mi>
                </math:mrow>
              </math:mfrac>
            </math:mrow>
            <math:mfrac>
              <math:mrow>
                <math:msup>
                  <math:mo math:stretchy="false">Δ</math:mo>
                  <math:mrow>
                    <math:mi>N</math:mi>
                    <math:mo math:stretchy="false">+</math:mo>
                    <math:mn>1</math:mn>
                  </math:mrow>
                </math:msup>
                <math:msub>
                  <math:mi>f</math:mi>
                  <math:mn>0</math:mn>
                </math:msub>
              </math:mrow>
              <math:msup>
                <math:mi>h</math:mi>
                <math:mrow>
                  <math:mi>N</math:mi>
                  <math:mo math:stretchy="false">+</math:mo>
                  <math:mn>1</math:mn>
                </math:mrow>
              </math:msup>
            </math:mfrac>
          </math:mrow>
        </math:mrow>
      </math:mstyle>
      <math:mrow/>
    </math:mrow>
    <math:annotation math:encoding="StarMath 5.0">size 35 {{} = {(x - x_{0})(x - x_{1}) dotsaxis (x - x_{N})} over {(N+1)!} {%DELTA^{N+1}f_{0}} over  h^{N+1}}
}</math:annotation>
  </math:semantics>
</math:math>
</file>